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upervisedCN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:.F2])" office:value-type="float" office:value="851" calcext:value-type="float">
            <text:p>851</text:p>
          </table:table-cell>
          <table:table-cell table:formula="of:=STDEV([.B2:.F2])/SQRT(COUNT([.B2:.F2]))" office:value-type="float" office:value="276.017390756452" calcext:value-type="float">
            <text:p>276.017390756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2:.P2])" office:value-type="float" office:value="809.4" calcext:value-type="float">
            <text:p>809.4</text:p>
          </table:table-cell>
          <table:table-cell table:formula="of:=STDEV([.L2:.P2])/SQRT(COUNT([.L2:.P2]))" office:value-type="float" office:value="69.5813193321311" calcext:value-type="float">
            <text:p>69.5813193321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883" calcext:value-type="float">
            <text:p>88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:.F3])" office:value-type="float" office:value="703.8" calcext:value-type="float">
            <text:p>703.8</text:p>
          </table:table-cell>
          <table:table-cell table:formula="of:=STDEV([.B3:.F3])/SQRT(COUNT([.B3:.F3]))" office:value-type="float" office:value="166.153663817564" calcext:value-type="float">
            <text:p>166.153663817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19" calcext:value-type="float">
            <text:p>71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:.P3])" office:value-type="float" office:value="768.6" calcext:value-type="float">
            <text:p>768.6</text:p>
          </table:table-cell>
          <table:table-cell table:formula="of:=STDEV([.L3:.P3])/SQRT(COUNT([.L3:.P3]))" office:value-type="float" office:value="39.0993606085828" calcext:value-type="float">
            <text:p>39.0993606086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4:.F4])" office:value-type="float" office:value="537.4" calcext:value-type="float">
            <text:p>537.4</text:p>
          </table:table-cell>
          <table:table-cell table:formula="of:=STDEV([.B4:.F4])/SQRT(COUNT([.B4:.F4]))" office:value-type="float" office:value="51.9938457896701" calcext:value-type="float">
            <text:p>51.993845789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:.P4])" office:value-type="float" office:value="896" calcext:value-type="float">
            <text:p>896</text:p>
          </table:table-cell>
          <table:table-cell table:formula="of:=STDEV([.L4:.P4])/SQRT(COUNT([.L4:.P4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595" calcext:value-type="float">
            <text:p>595</text:p>
          </table:table-cell>
          <table:table-cell office:value-type="float" office:value="947" calcext:value-type="float">
            <text:p>947</text:p>
          </table:table-cell>
          <table:table-cell office:value-type="float" office:value="1715" calcext:value-type="float">
            <text:p>171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:.F5])" office:value-type="float" office:value="947" calcext:value-type="float">
            <text:p>947</text:p>
          </table:table-cell>
          <table:table-cell table:formula="of:=STDEV([.B5:.F5])/SQRT(COUNT([.B5:.F5]))" office:value-type="float" office:value="205.149701437755" calcext:value-type="float">
            <text:p>205.149701437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:.P5])" office:value-type="float" office:value="754.6" calcext:value-type="float">
            <text:p>754.6</text:p>
          </table:table-cell>
          <table:table-cell table:formula="of:=STDEV([.L5:.P5])/SQRT(COUNT([.L5:.P5]))" office:value-type="float" office:value="54.7901450992786" calcext:value-type="float">
            <text:p>54.7901450993</text:p>
          </table:table-cell>
        </table:table-row>
        <table:table-row table:style-name="ro1">
          <table:table-cell/>
          <table:table-cell table:number-columns-repeated="3"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AVERAGE([.B6:.F6])" office:value-type="float" office:value="678.2" calcext:value-type="float">
            <text:p>678.2</text:p>
          </table:table-cell>
          <table:table-cell table:formula="of:=STDEV([.B6:.F6])/SQRT(COUNT([.B6:.F6]))" office:value-type="float" office:value="185.930739793075" calcext:value-type="float">
            <text:p>185.930739793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:.P6])" office:value-type="float" office:value="836" calcext:value-type="float">
            <text:p>836</text:p>
          </table:table-cell>
          <table:table-cell table:formula="of:=STDEV([.L6:.P6])/SQRT(COUNT([.L6:.P6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1683" calcext:value-type="float">
            <text:p>1683</text:p>
          </table:table-cell>
          <table:table-cell office:value-type="float" office:value="1203" calcext:value-type="float">
            <text:p>1203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:.F7])" office:value-type="float" office:value="1030.2" calcext:value-type="float">
            <text:p>1030.2</text:p>
          </table:table-cell>
          <table:table-cell table:formula="of:=STDEV([.B7:.F7])/SQRT(COUNT([.B7:.F7]))" office:value-type="float" office:value="228.211831419846" calcext:value-type="float">
            <text:p>228.21183141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:.P7])" office:value-type="float" office:value="796" calcext:value-type="float">
            <text:p>796</text:p>
          </table:table-cell>
          <table:table-cell table:formula="of:=STDEV([.L7:.P7])/SQRT(COUNT([.L7:.P7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524.6" calcext:value-type="float">
            <text:p>524.6</text:p>
          </table:table-cell>
          <table:table-cell table:formula="of:=STDEV([.B8:.F8])/SQRT(COUNT([.B8:.F8]))" office:value-type="float" office:value="122.439209406138" calcext:value-type="float">
            <text:p>122.4392094061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:.P8])" office:value-type="float" office:value="856" calcext:value-type="float">
            <text:p>856</text:p>
          </table:table-cell>
          <table:table-cell table:formula="of:=STDEV([.L8:.P8])/SQRT(COUNT([.L8:.P8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:.F9])" office:value-type="float" office:value="755" calcext:value-type="float">
            <text:p>755</text:p>
          </table:table-cell>
          <table:table-cell table:formula="of:=STDEV([.B9:.F9])/SQRT(COUNT([.B9:.F9]))" office:value-type="float" office:value="174.098822511814" calcext:value-type="float">
            <text:p>174.09882251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:.P9])" office:value-type="float" office:value="861" calcext:value-type="float">
            <text:p>861</text:p>
          </table:table-cell>
          <table:table-cell table:formula="of:=STDEV([.L9:.P9])/SQRT(COUNT([.L9:.P9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851" calcext:value-type="float">
            <text:p>85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10:.F10])" office:value-type="float" office:value="755" calcext:value-type="float">
            <text:p>755</text:p>
          </table:table-cell>
          <table:table-cell table:formula="of:=STDEV([.B10:.F10])/SQRT(COUNT([.B10:.F10]))" office:value-type="float" office:value="138.379189186814" calcext:value-type="float">
            <text:p>138.379189186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2"/>
          <table:table-cell table:formula="of:=AVERAGE([.L10:.P10])" office:value-type="float" office:value="736" calcext:value-type="float">
            <text:p>736</text:p>
          </table:table-cell>
          <table:table-cell table:formula="of:=STDEV([.L10:.P10])/SQRT(COUNT([.L10:.P10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1:.F11])" office:value-type="float" office:value="806.2" calcext:value-type="float">
            <text:p>806.2</text:p>
          </table:table-cell>
          <table:table-cell table:formula="of:=STDEV([.B11:.F11])/SQRT(COUNT([.B11:.F11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1:.P11])" office:value-type="float" office:value="816" calcext:value-type="float">
            <text:p>816</text:p>
          </table:table-cell>
          <table:table-cell table:formula="of:=STDEV([.L11:.P11])/SQRT(COUNT([.L11:.P11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2:.F12])" office:value-type="float" office:value="543.8" calcext:value-type="float">
            <text:p>543.8</text:p>
          </table:table-cell>
          <table:table-cell table:formula="of:=STDEV([.B12:.F12])/SQRT(COUNT([.B12:.F12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2:.P12])" office:value-type="float" office:value="816" calcext:value-type="float">
            <text:p>816</text:p>
          </table:table-cell>
          <table:table-cell table:formula="of:=STDEV([.L12:.P12])/SQRT(COUNT([.L12:.P12]))" office:value-type="float" office:value="67.8232998312527" calcext:value-type="float">
            <text:p>67.823299831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3:.F13])" office:value-type="float" office:value="486.2" calcext:value-type="float">
            <text:p>486.2</text:p>
          </table:table-cell>
          <table:table-cell table:formula="of:=STDEV([.B13:.F13])/SQRT(COUNT([.B13:.F13]))" office:value-type="float" office:value="66.0472558097609" calcext:value-type="float">
            <text:p>66.0472558098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3:.P13])" office:value-type="float" office:value="796" calcext:value-type="float">
            <text:p>796</text:p>
          </table:table-cell>
          <table:table-cell table:formula="of:=STDEV([.L13:.P13])/SQRT(COUNT([.L13:.P1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883" calcext:value-type="float">
            <text:p>883</text:p>
          </table:table-cell>
          <table:table-cell office:value-type="float" office:value="1651" calcext:value-type="float">
            <text:p>165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14:.F14])" office:value-type="float" office:value="1049.4" calcext:value-type="float">
            <text:p>1049.4</text:p>
          </table:table-cell>
          <table:table-cell table:formula="of:=STDEV([.B14:.F14])/SQRT(COUNT([.B14:.F14]))" office:value-type="float" office:value="211.87770057276" calcext:value-type="float">
            <text:p>211.877700572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4:.P14])" office:value-type="float" office:value="836" calcext:value-type="float">
            <text:p>836</text:p>
          </table:table-cell>
          <table:table-cell table:formula="of:=STDEV([.L14:.P14])/SQRT(COUNT([.L14:.P1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5:.F15])" office:value-type="float" office:value="716.6" calcext:value-type="float">
            <text:p>716.6</text:p>
          </table:table-cell>
          <table:table-cell table:formula="of:=STDEV([.B15:.F15])/SQRT(COUNT([.B15:.F15]))" office:value-type="float" office:value="61.8850547386039" calcext:value-type="float">
            <text:p>61.885054738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5:.P15])" office:value-type="float" office:value="856" calcext:value-type="float">
            <text:p>856</text:p>
          </table:table-cell>
          <table:table-cell table:formula="of:=STDEV([.L15:.P15])/SQRT(COUNT([.L15:.P15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37.4" calcext:value-type="float">
            <text:p>537.4</text:p>
          </table:table-cell>
          <table:table-cell table:formula="of:=STDEV([.B16:.F16])/SQRT(COUNT([.B16:.F16]))" office:value-type="float" office:value="102.898785221207" calcext:value-type="float">
            <text:p>102.898785221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6:.P16])" office:value-type="float" office:value="816" calcext:value-type="float">
            <text:p>816</text:p>
          </table:table-cell>
          <table:table-cell table:formula="of:=STDEV([.L16:.P16])/SQRT(COUNT([.L16:.P1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17:.F17])" office:value-type="float" office:value="614.2" calcext:value-type="float">
            <text:p>614.2</text:p>
          </table:table-cell>
          <table:table-cell table:formula="of:=STDEV([.B17:.F17])/SQRT(COUNT([.B17:.F17]))" office:value-type="float" office:value="100.482038195889" calcext:value-type="float">
            <text:p>100.48203819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17:.P17])" office:value-type="float" office:value="796" calcext:value-type="float">
            <text:p>796</text:p>
          </table:table-cell>
          <table:table-cell table:formula="of:=STDEV([.L17:.P17])/SQRT(COUNT([.L17:.P17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18:.F18])" office:value-type="float" office:value="652.6" calcext:value-type="float">
            <text:p>652.6</text:p>
          </table:table-cell>
          <table:table-cell table:formula="of:=STDEV([.B18:.F18])/SQRT(COUNT([.B18:.F18]))" office:value-type="float" office:value="77.3314942310053" calcext:value-type="float">
            <text:p>77.33149423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8:.P18])" office:value-type="float" office:value="856" calcext:value-type="float">
            <text:p>856</text:p>
          </table:table-cell>
          <table:table-cell table:formula="of:=STDEV([.L18:.P18])/SQRT(COUNT([.L18:.P18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1459" calcext:value-type="float">
            <text:p>1459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9:.F19])" office:value-type="float" office:value="723" calcext:value-type="float">
            <text:p>723</text:p>
          </table:table-cell>
          <table:table-cell table:formula="of:=STDEV([.B19:.F19])/SQRT(COUNT([.B19:.F19]))" office:value-type="float" office:value="208.368903630076" calcext:value-type="float">
            <text:p>208.36890363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9:.P19])" office:value-type="float" office:value="836" calcext:value-type="float">
            <text:p>836</text:p>
          </table:table-cell>
          <table:table-cell table:formula="of:=STDEV([.L19:.P19])/SQRT(COUNT([.L19:.P1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20:.F20])" office:value-type="float" office:value="831.8" calcext:value-type="float">
            <text:p>831.8</text:p>
          </table:table-cell>
          <table:table-cell table:formula="of:=STDEV([.B20:.F20])/SQRT(COUNT([.B20:.F20]))" office:value-type="float" office:value="245.087412977493" calcext:value-type="float">
            <text:p>245.0874129775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20:.P20])" office:value-type="float" office:value="876" calcext:value-type="float">
            <text:p>876</text:p>
          </table:table-cell>
          <table:table-cell table:formula="of:=STDEV([.L20:.P20])/SQRT(COUNT([.L20:.P2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107" calcext:value-type="float">
            <text:p>110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1:.F21])" office:value-type="float" office:value="703.8" calcext:value-type="float">
            <text:p>703.8</text:p>
          </table:table-cell>
          <table:table-cell table:formula="of:=STDEV([.B21:.F21])/SQRT(COUNT([.B21:.F21]))" office:value-type="float" office:value="146.851761991472" calcext:value-type="float">
            <text:p>146.851761991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1:.P21])" office:value-type="float" office:value="821" calcext:value-type="float">
            <text:p>821</text:p>
          </table:table-cell>
          <table:table-cell table:formula="of:=STDEV([.L21:.P21])/SQRT(COUNT([.L21:.P2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1011" calcext:value-type="float">
            <text:p>101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22:.F22])" office:value-type="float" office:value="793.4" calcext:value-type="float">
            <text:p>793.4</text:p>
          </table:table-cell>
          <table:table-cell table:formula="of:=STDEV([.B22:.F22])/SQRT(COUNT([.B22:.F22]))" office:value-type="float" office:value="172.444077891936" calcext:value-type="float">
            <text:p>172.444077891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22:.P22])" office:value-type="float" office:value="861" calcext:value-type="float">
            <text:p>861</text:p>
          </table:table-cell>
          <table:table-cell table:formula="of:=STDEV([.L22:.P22])/SQRT(COUNT([.L22:.P22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3:.F23])" office:value-type="float" office:value="582.2" calcext:value-type="float">
            <text:p>582.2</text:p>
          </table:table-cell>
          <table:table-cell table:formula="of:=STDEV([.B23:.F23])/SQRT(COUNT([.B23:.F23]))" office:value-type="float" office:value="48.1065484107933" calcext:value-type="float">
            <text:p>48.106548410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3:.P23])" office:value-type="float" office:value="856" calcext:value-type="float">
            <text:p>856</text:p>
          </table:table-cell>
          <table:table-cell table:formula="of:=STDEV([.L23:.P23])/SQRT(COUNT([.L23:.P23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203" calcext:value-type="float">
            <text:p>1203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24:.F24])" office:value-type="float" office:value="755" calcext:value-type="float">
            <text:p>755</text:p>
          </table:table-cell>
          <table:table-cell table:formula="of:=STDEV([.B24:.F24])/SQRT(COUNT([.B24:.F24]))" office:value-type="float" office:value="118.443235349259" calcext:value-type="float">
            <text:p>118.443235349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24:.P24])" office:value-type="float" office:value="836" calcext:value-type="float">
            <text:p>836</text:p>
          </table:table-cell>
          <table:table-cell table:formula="of:=STDEV([.L24:.P24])/SQRT(COUNT([.L24:.P24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1119.8" calcext:value-type="float">
            <text:p>1119.8</text:p>
          </table:table-cell>
          <table:table-cell table:formula="of:=STDEV([.B25:.F25])/SQRT(COUNT([.B25:.F25]))" office:value-type="float" office:value="265.349279252837" calcext:value-type="float">
            <text:p>265.349279252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5:.P25])" office:value-type="float" office:value="801" calcext:value-type="float">
            <text:p>801</text:p>
          </table:table-cell>
          <table:table-cell table:formula="of:=STDEV([.L25:.P25])/SQRT(COUNT([.L25:.P25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26:.F26])" office:value-type="float" office:value="505.4" calcext:value-type="float">
            <text:p>505.4</text:p>
          </table:table-cell>
          <table:table-cell table:formula="of:=STDEV([.B26:.F26])/SQRT(COUNT([.B26:.F26]))" office:value-type="float" office:value="59.3511583711725" calcext:value-type="float">
            <text:p>59.351158371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6:.P26])" office:value-type="float" office:value="836" calcext:value-type="float">
            <text:p>836</text:p>
          </table:table-cell>
          <table:table-cell table:formula="of:=STDEV([.L26:.P26])/SQRT(COUNT([.L26:.P26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851" calcext:value-type="float">
            <text:p>85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1459" calcext:value-type="float">
            <text:p>1459</text:p>
          </table:table-cell>
          <table:table-cell table:number-columns-repeated="2"/>
          <table:table-cell table:formula="of:=AVERAGE([.B27:.F27])" office:value-type="float" office:value="889.4" calcext:value-type="float">
            <text:p>889.4</text:p>
          </table:table-cell>
          <table:table-cell table:formula="of:=STDEV([.B27:.F27])/SQRT(COUNT([.B27:.F27]))" office:value-type="float" office:value="192.372971074421" calcext:value-type="float">
            <text:p>192.372971074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27:.P27])" office:value-type="float" office:value="876" calcext:value-type="float">
            <text:p>876</text:p>
          </table:table-cell>
          <table:table-cell table:formula="of:=STDEV([.L27:.P27])/SQRT(COUNT([.L27:.P27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28:.F28])" office:value-type="float" office:value="627" calcext:value-type="float">
            <text:p>627</text:p>
          </table:table-cell>
          <table:table-cell table:formula="of:=STDEV([.B28:.F28])/SQRT(COUNT([.B28:.F28]))" office:value-type="float" office:value="81.5843122174845" calcext:value-type="float">
            <text:p>81.584312217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8:.P28])" office:value-type="float" office:value="841" calcext:value-type="float">
            <text:p>841</text:p>
          </table:table-cell>
          <table:table-cell table:formula="of:=STDEV([.L28:.P28])/SQRT(COUNT([.L28:.P28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29:.F29])" office:value-type="float" office:value="812.8" calcext:value-type="float">
            <text:p>812.8</text:p>
          </table:table-cell>
          <table:table-cell table:formula="of:=STDEV([.B29:.F29])/SQRT(COUNT([.B29:.F29]))" office:value-type="float" office:value="326.283373771941" calcext:value-type="float">
            <text:p>326.283373771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29:.P29])" office:value-type="float" office:value="756" calcext:value-type="float">
            <text:p>756</text:p>
          </table:table-cell>
          <table:table-cell table:formula="of:=STDEV([.L29:.P29])/SQRT(COUNT([.L29:.P29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331" calcext:value-type="float">
            <text:p>1331</text:p>
          </table:table-cell>
          <table:table-cell office:value-type="float" office:value="755" calcext:value-type="float">
            <text:p>75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723" calcext:value-type="float">
            <text:p>723</text:p>
          </table:table-cell>
          <table:table-cell table:formula="of:=STDEV([.B30:.F30])/SQRT(COUNT([.B30:.F30]))" office:value-type="float" office:value="167.504029802271" calcext:value-type="float">
            <text:p>167.504029802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0:.P30])" office:value-type="float" office:value="781" calcext:value-type="float">
            <text:p>781</text:p>
          </table:table-cell>
          <table:table-cell table:formula="of:=STDEV([.L30:.P30])/SQRT(COUNT([.L30:.P30]))" office:value-type="float" office:value="58.0947501931113" calcext:value-type="float">
            <text:p>58.0947501931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171" calcext:value-type="float">
            <text:p>1171</text:p>
          </table:table-cell>
          <table:table-cell office:value-type="float" office:value="723" calcext:value-type="float">
            <text:p>723</text:p>
          </table:table-cell>
          <table:table-cell office:value-type="float" office:value="787" calcext:value-type="float">
            <text:p>78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1:.F31])" office:value-type="float" office:value="838.2" calcext:value-type="float">
            <text:p>838.2</text:p>
          </table:table-cell>
          <table:table-cell table:formula="of:=STDEV([.B31:.F31])/SQRT(COUNT([.B31:.F31]))" office:value-type="float" office:value="131.394977072946" calcext:value-type="float">
            <text:p>131.394977072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31:.P31])" office:value-type="float" office:value="821" calcext:value-type="float">
            <text:p>821</text:p>
          </table:table-cell>
          <table:table-cell table:formula="of:=STDEV([.L31:.P31])/SQRT(COUNT([.L31:.P31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2:.F32])" office:value-type="float" office:value="563" calcext:value-type="float">
            <text:p>563</text:p>
          </table:table-cell>
          <table:table-cell table:formula="of:=STDEV([.B32:.F32])/SQRT(COUNT([.B32:.F32]))" office:value-type="float" office:value="58.1308867986718" calcext:value-type="float">
            <text:p>58.130886798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2:.P32])" office:value-type="float" office:value="836" calcext:value-type="float">
            <text:p>836</text:p>
          </table:table-cell>
          <table:table-cell table:formula="of:=STDEV([.L32:.P32])/SQRT(COUNT([.L32:.P3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33:.F33])" office:value-type="float" office:value="588.6" calcext:value-type="float">
            <text:p>588.6</text:p>
          </table:table-cell>
          <table:table-cell table:formula="of:=STDEV([.B33:.F33])/SQRT(COUNT([.B33:.F33]))" office:value-type="float" office:value="83.0768319087819" calcext:value-type="float">
            <text:p>83.076831908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3:.P33])" office:value-type="float" office:value="816" calcext:value-type="float">
            <text:p>816</text:p>
          </table:table-cell>
          <table:table-cell table:formula="of:=STDEV([.L33:.P33])/SQRT(COUNT([.L33:.P33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35" calcext:value-type="float">
            <text:p>435</text:p>
          </table:table-cell>
          <table:table-cell office:value-type="float" office:value="1427" calcext:value-type="float">
            <text:p>142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4:.F34])" office:value-type="float" office:value="857.4" calcext:value-type="float">
            <text:p>857.4</text:p>
          </table:table-cell>
          <table:table-cell table:formula="of:=STDEV([.B34:.F34])/SQRT(COUNT([.B34:.F34]))" office:value-type="float" office:value="226.138364723901" calcext:value-type="float">
            <text:p>226.138364723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723" calcext:value-type="float">
            <text:p>723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4:.P34])" office:value-type="float" office:value="809.4" calcext:value-type="float">
            <text:p>809.4</text:p>
          </table:table-cell>
          <table:table-cell table:formula="of:=STDEV([.L34:.P34])/SQRT(COUNT([.L34:.P34]))" office:value-type="float" office:value="53.3062848077035" calcext:value-type="float">
            <text:p>53.306284807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59" calcext:value-type="float">
            <text:p>659</text:p>
          </table:table-cell>
          <table:table-cell office:value-type="float" office:value="1011" calcext:value-type="float">
            <text:p>1011</text:p>
          </table:table-cell>
          <table:table-cell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35:.F35])" office:value-type="float" office:value="844.6" calcext:value-type="float">
            <text:p>844.6</text:p>
          </table:table-cell>
          <table:table-cell table:formula="of:=STDEV([.B35:.F35])/SQRT(COUNT([.B35:.F35]))" office:value-type="float" office:value="116.876687153598" calcext:value-type="float">
            <text:p>116.876687153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5:.P35])" office:value-type="float" office:value="796" calcext:value-type="float">
            <text:p>796</text:p>
          </table:table-cell>
          <table:table-cell table:formula="of:=STDEV([.L35:.P35])/SQRT(COUNT([.L35:.P35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499" calcext:value-type="float">
            <text:p>499</text:p>
          </table:table-cell>
          <table:table-cell office:value-type="float" office:value="1235" calcext:value-type="float">
            <text:p>1235</text:p>
          </table:table-cell>
          <table:table-cell office:value-type="float" office:value="467" calcext:value-type="float">
            <text:p>46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6:.F36])" office:value-type="float" office:value="831.8" calcext:value-type="float">
            <text:p>831.8</text:p>
          </table:table-cell>
          <table:table-cell table:formula="of:=STDEV([.B36:.F36])/SQRT(COUNT([.B36:.F36]))" office:value-type="float" office:value="206.294546704463" calcext:value-type="float">
            <text:p>206.2945467045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36:.P36])" office:value-type="float" office:value="856" calcext:value-type="float">
            <text:p>856</text:p>
          </table:table-cell>
          <table:table-cell table:formula="of:=STDEV([.L36:.P36])/SQRT(COUNT([.L36:.P36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1203" calcext:value-type="float">
            <text:p>1203</text:p>
          </table:table-cell>
          <table:table-cell office:value-type="float" office:value="1139" calcext:value-type="float">
            <text:p>1139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7:.F37])" office:value-type="float" office:value="697.4" calcext:value-type="float">
            <text:p>697.4</text:p>
          </table:table-cell>
          <table:table-cell table:formula="of:=STDEV([.B37:.F37])/SQRT(COUNT([.B37:.F37]))" office:value-type="float" office:value="193.699148165396" calcext:value-type="float">
            <text:p>193.699148165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1081" calcext:value-type="float">
            <text:p>1081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7:.P37])" office:value-type="float" office:value="901" calcext:value-type="float">
            <text:p>901</text:p>
          </table:table-cell>
          <table:table-cell table:formula="of:=STDEV([.L37:.P37])/SQRT(COUNT([.L37:.P37])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AVERAGE([.B38:.F38])" office:value-type="float" office:value="563" calcext:value-type="float">
            <text:p>563</text:p>
          </table:table-cell>
          <table:table-cell table:formula="of:=STDEV([.B38:.F38])/SQRT(COUNT([.B38:.F38]))" office:value-type="float" office:value="121.431462150466" calcext:value-type="float">
            <text:p>121.4314621505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38:.P38])" office:value-type="float" office:value="836" calcext:value-type="float">
            <text:p>836</text:p>
          </table:table-cell>
          <table:table-cell table:formula="of:=STDEV([.L38:.P38])/SQRT(COUNT([.L38:.P3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15" calcext:value-type="float">
            <text:p>915</text:p>
          </table:table-cell>
          <table:table-cell office:value-type="float" office:value="403" calcext:value-type="float">
            <text:p>403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table:formula="of:=AVERAGE([.B39:.F39])" office:value-type="float" office:value="787" calcext:value-type="float">
            <text:p>787</text:p>
          </table:table-cell>
          <table:table-cell table:formula="of:=STDEV([.B39:.F39])/SQRT(COUNT([.B39:.F39]))" office:value-type="float" office:value="251.35791214919" calcext:value-type="float">
            <text:p>251.3579121492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/>
          <table:table-cell table:formula="of:=AVERAGE([.L39:.P39])" office:value-type="float" office:value="816" calcext:value-type="float">
            <text:p>816</text:p>
          </table:table-cell>
          <table:table-cell table:formula="of:=STDEV([.L39:.P39])/SQRT(COUNT([.L39:.P39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0:.F40])" office:value-type="float" office:value="582.2" calcext:value-type="float">
            <text:p>582.2</text:p>
          </table:table-cell>
          <table:table-cell table:formula="of:=STDEV([.B40:.F40])/SQRT(COUNT([.B40:.F40]))" office:value-type="float" office:value="45.9286403021034" calcext:value-type="float">
            <text:p>45.928640302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0:.P40])" office:value-type="float" office:value="836" calcext:value-type="float">
            <text:p>836</text:p>
          </table:table-cell>
          <table:table-cell table:formula="of:=STDEV([.L40:.P40])/SQRT(COUNT([.L40:.P4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1:.F41])" office:value-type="float" office:value="556.6" calcext:value-type="float">
            <text:p>556.6</text:p>
          </table:table-cell>
          <table:table-cell table:formula="of:=STDEV([.B41:.F41])/SQRT(COUNT([.B41:.F41]))" office:value-type="float" office:value="136.666601626001" calcext:value-type="float">
            <text:p>136.66660162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1:.P41])" office:value-type="float" office:value="856" calcext:value-type="float">
            <text:p>856</text:p>
          </table:table-cell>
          <table:table-cell table:formula="of:=STDEV([.L41:.P41])/SQRT(COUNT([.L41:.P41]))" office:value-type="float" office:value="63.2455532033676" calcext:value-type="float">
            <text:p>63.245553203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42:.F42])" office:value-type="float" office:value="505.4" calcext:value-type="float">
            <text:p>505.4</text:p>
          </table:table-cell>
          <table:table-cell table:formula="of:=STDEV([.B42:.F42])/SQRT(COUNT([.B42:.F42]))" office:value-type="float" office:value="74.6361842540198" calcext:value-type="float">
            <text:p>74.63618425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2:.P42])" office:value-type="float" office:value="836" calcext:value-type="float">
            <text:p>836</text:p>
          </table:table-cell>
          <table:table-cell table:formula="of:=STDEV([.L42:.P42])/SQRT(COUNT([.L42:.P42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587" calcext:value-type="float">
            <text:p>1587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3:.F43])" office:value-type="float" office:value="806.2" calcext:value-type="float">
            <text:p>806.2</text:p>
          </table:table-cell>
          <table:table-cell table:formula="of:=STDEV([.B43:.F43])/SQRT(COUNT([.B43:.F43]))" office:value-type="float" office:value="216.704037802714" calcext:value-type="float">
            <text:p>216.7040378027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3:.P43])" office:value-type="float" office:value="796" calcext:value-type="float">
            <text:p>796</text:p>
          </table:table-cell>
          <table:table-cell table:formula="of:=STDEV([.L43:.P43])/SQRT(COUNT([.L43:.P43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619" calcext:value-type="float">
            <text:p>161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4:.F44])" office:value-type="float" office:value="876.6" calcext:value-type="float">
            <text:p>876.6</text:p>
          </table:table-cell>
          <table:table-cell table:formula="of:=STDEV([.B44:.F44])/SQRT(COUNT([.B44:.F44]))" office:value-type="float" office:value="250.214627869755" calcext:value-type="float">
            <text:p>250.214627869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table:formula="of:=AVERAGE([.L44:.P44])" office:value-type="float" office:value="861" calcext:value-type="float">
            <text:p>861</text:p>
          </table:table-cell>
          <table:table-cell table:formula="of:=STDEV([.L44:.P44])/SQRT(COUNT([.L44:.P44]))" office:value-type="float" office:value="69.1013748054263" calcext:value-type="float">
            <text:p>69.10137480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555" calcext:value-type="float">
            <text:p>1555</text:p>
          </table:table-cell>
          <table:table-cell office:value-type="float" office:value="1363" calcext:value-type="float">
            <text:p>1363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5:.F45])" office:value-type="float" office:value="1235.2" calcext:value-type="float">
            <text:p>1235.2</text:p>
          </table:table-cell>
          <table:table-cell table:formula="of:=STDEV([.B45:.F45])/SQRT(COUNT([.B45:.F45]))" office:value-type="float" office:value="299.13481910336" calcext:value-type="float">
            <text:p>299.1348191034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056" calcext:value-type="float">
            <text:p>1056</text:p>
          </table:table-cell>
          <table:table-cell office:value-type="float" office:value="1181" calcext:value-type="float">
            <text:p>11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5:.P45])" office:value-type="float" office:value="920.8" calcext:value-type="float">
            <text:p>920.8</text:p>
          </table:table-cell>
          <table:table-cell table:formula="of:=STDEV([.L45:.P45])/SQRT(COUNT([.L45:.P45]))" office:value-type="float" office:value="90.7278347586891" calcext:value-type="float">
            <text:p>90.72783475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6:.F46])" office:value-type="float" office:value="639.8" calcext:value-type="float">
            <text:p>639.8</text:p>
          </table:table-cell>
          <table:table-cell table:formula="of:=STDEV([.B46:.F46])/SQRT(COUNT([.B46:.F46]))" office:value-type="float" office:value="110.66634538106" calcext:value-type="float">
            <text:p>110.666345381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46:.P46])" office:value-type="float" office:value="796" calcext:value-type="float">
            <text:p>796</text:p>
          </table:table-cell>
          <table:table-cell table:formula="of:=STDEV([.L46:.P46])/SQRT(COUNT([.L46:.P4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47:.F47])" office:value-type="float" office:value="531" calcext:value-type="float">
            <text:p>531</text:p>
          </table:table-cell>
          <table:table-cell table:formula="of:=STDEV([.B47:.F47])/SQRT(COUNT([.B47:.F47]))" office:value-type="float" office:value="54.4940363709645" calcext:value-type="float">
            <text:p>54.494036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7:.P47])" office:value-type="float" office:value="876" calcext:value-type="float">
            <text:p>876</text:p>
          </table:table-cell>
          <table:table-cell table:formula="of:=STDEV([.L47:.P47])/SQRT(COUNT([.L47:.P47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819" calcext:value-type="float">
            <text:p>819</text:p>
          </table:table-cell>
          <table:table-cell table:formula="of:=STDEV([.B48:.F48])/SQRT(COUNT([.B48:.F48]))" office:value-type="float" office:value="210.081888795774" calcext:value-type="float">
            <text:p>210.081888795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48:.P48])" office:value-type="float" office:value="876" calcext:value-type="float">
            <text:p>876</text:p>
          </table:table-cell>
          <table:table-cell table:formula="of:=STDEV([.L48:.P48])/SQRT(COUNT([.L48:.P4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AVERAGE([.B49:.F49])" office:value-type="float" office:value="659" calcext:value-type="float">
            <text:p>659</text:p>
          </table:table-cell>
          <table:table-cell table:formula="of:=STDEV([.B49:.F49])/SQRT(COUNT([.B49:.F49]))" office:value-type="float" office:value="225.594326169786" calcext:value-type="float">
            <text:p>225.5943261698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49:.P49])" office:value-type="float" office:value="836" calcext:value-type="float">
            <text:p>836</text:p>
          </table:table-cell>
          <table:table-cell table:formula="of:=STDEV([.L49:.P49])/SQRT(COUNT([.L49:.P49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03" calcext:value-type="float">
            <text:p>403</text:p>
          </table:table-cell>
          <table:table-cell office:value-type="float" office:value="723" calcext:value-type="float">
            <text:p>72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0:.F50])" office:value-type="float" office:value="531" calcext:value-type="float">
            <text:p>531</text:p>
          </table:table-cell>
          <table:table-cell table:formula="of:=STDEV([.B50:.F50])/SQRT(COUNT([.B50:.F50]))" office:value-type="float" office:value="66.3566123306487" calcext:value-type="float">
            <text:p>66.356612330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0:.P50])" office:value-type="float" office:value="836" calcext:value-type="float">
            <text:p>836</text:p>
          </table:table-cell>
          <table:table-cell table:formula="of:=STDEV([.L50:.P50])/SQRT(COUNT([.L50:.P50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95" calcext:value-type="float">
            <text:p>595</text:p>
          </table:table-cell>
          <table:table-cell table:formula="of:=STDEV([.B51:.F51])/SQRT(COUNT([.B51:.F51]))" office:value-type="float" office:value="79.6793574271279" calcext:value-type="float">
            <text:p>79.679357427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1:.P51])" office:value-type="float" office:value="856" calcext:value-type="float">
            <text:p>856</text:p>
          </table:table-cell>
          <table:table-cell table:formula="of:=STDEV([.L51:.P51])/SQRT(COUNT([.L51:.P51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371" calcext:value-type="float">
            <text:p>371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52:.F52])" office:value-type="float" office:value="659" calcext:value-type="float">
            <text:p>659</text:p>
          </table:table-cell>
          <table:table-cell table:formula="of:=STDEV([.B52:.F52])/SQRT(COUNT([.B52:.F52]))" office:value-type="float" office:value="110.388405188226" calcext:value-type="float">
            <text:p>110.3884051882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2:.P52])" office:value-type="float" office:value="796" calcext:value-type="float">
            <text:p>796</text:p>
          </table:table-cell>
          <table:table-cell table:formula="of:=STDEV([.L52:.P52])/SQRT(COUNT([.L52:.P52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1331" calcext:value-type="float">
            <text:p>133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53:.F53])" office:value-type="float" office:value="671.8" calcext:value-type="float">
            <text:p>671.8</text:p>
          </table:table-cell>
          <table:table-cell table:formula="of:=STDEV([.B53:.F53])/SQRT(COUNT([.B53:.F53]))" office:value-type="float" office:value="172.206387802543" calcext:value-type="float">
            <text:p>172.206387802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3:.P53])" office:value-type="float" office:value="856" calcext:value-type="float">
            <text:p>856</text:p>
          </table:table-cell>
          <table:table-cell table:formula="of:=STDEV([.L53:.P53])/SQRT(COUNT([.L53:.P53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947" calcext:value-type="float">
            <text:p>947</text:p>
          </table:table-cell>
          <table:table-cell table:number-columns-repeated="2"/>
          <table:table-cell table:formula="of:=AVERAGE([.B54:.F54])" office:value-type="float" office:value="742.2" calcext:value-type="float">
            <text:p>742.2</text:p>
          </table:table-cell>
          <table:table-cell table:formula="of:=STDEV([.B54:.F54])/SQRT(COUNT([.B54:.F54]))" office:value-type="float" office:value="87.401601815985" calcext:value-type="float">
            <text:p>87.40160181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4:.P54])" office:value-type="float" office:value="796" calcext:value-type="float">
            <text:p>796</text:p>
          </table:table-cell>
          <table:table-cell table:formula="of:=STDEV([.L54:.P54])/SQRT(COUNT([.L54:.P54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819" calcext:value-type="float">
            <text:p>819</text:p>
          </table:table-cell>
          <table:table-cell table:formula="of:=STDEV([.B55:.F55])/SQRT(COUNT([.B55:.F55]))" office:value-type="float" office:value="228.973360895978" calcext:value-type="float">
            <text:p>228.97336089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856" calcext:value-type="float">
            <text:p>856</text:p>
          </table:table-cell>
          <table:table-cell table:number-columns-repeated="2"/>
          <table:table-cell table:formula="of:=AVERAGE([.L55:.P55])" office:value-type="float" office:value="856" calcext:value-type="float">
            <text:p>856</text:p>
          </table:table-cell>
          <table:table-cell table:formula="of:=STDEV([.L55:.P55])/SQRT(COUNT([.L55:.P55]))" office:value-type="float" office:value="31.6227766016838" calcext:value-type="float">
            <text:p>31.6227766017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56:.F56])" office:value-type="float" office:value="563" calcext:value-type="float">
            <text:p>563</text:p>
          </table:table-cell>
          <table:table-cell table:formula="of:=STDEV([.B56:.F56])/SQRT(COUNT([.B56:.F56]))" office:value-type="float" office:value="76.3989528724053" calcext:value-type="float">
            <text:p>76.3989528724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6:.P56])" office:value-type="float" office:value="816" calcext:value-type="float">
            <text:p>816</text:p>
          </table:table-cell>
          <table:table-cell table:formula="of:=STDEV([.L56:.P56])/SQRT(COUNT([.L56:.P56])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7:.F57])" office:value-type="float" office:value="697.4" calcext:value-type="float">
            <text:p>697.4</text:p>
          </table:table-cell>
          <table:table-cell table:formula="of:=STDEV([.B57:.F57])/SQRT(COUNT([.B57:.F57]))" office:value-type="float" office:value="47.8932145507064" calcext:value-type="float">
            <text:p>47.893214550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57:.P57])" office:value-type="float" office:value="841" calcext:value-type="float">
            <text:p>841</text:p>
          </table:table-cell>
          <table:table-cell table:formula="of:=STDEV([.L57:.P57])/SQRT(COUNT([.L57:.P57]))" office:value-type="float" office:value="56.7890834580027" calcext:value-type="float">
            <text:p>56.789083458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8:.F58])" office:value-type="float" office:value="863.8" calcext:value-type="float">
            <text:p>863.8</text:p>
          </table:table-cell>
          <table:table-cell table:formula="of:=STDEV([.B58:.F58])/SQRT(COUNT([.B58:.F58]))" office:value-type="float" office:value="196.897536805314" calcext:value-type="float">
            <text:p>196.897536805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58:.P58])" office:value-type="float" office:value="776" calcext:value-type="float">
            <text:p>776</text:p>
          </table:table-cell>
          <table:table-cell table:formula="of:=STDEV([.L58:.P58])/SQRT(COUNT([.L58:.P58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2"/>
          <table:table-cell table:formula="of:=AVERAGE([.B59:.F59])" office:value-type="float" office:value="588.6" calcext:value-type="float">
            <text:p>588.6</text:p>
          </table:table-cell>
          <table:table-cell table:formula="of:=STDEV([.B59:.F59])/SQRT(COUNT([.B59:.F59]))" office:value-type="float" office:value="91.8572806042069" calcext:value-type="float">
            <text:p>91.85728060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59:.P59])" office:value-type="float" office:value="796" calcext:value-type="float">
            <text:p>796</text:p>
          </table:table-cell>
          <table:table-cell table:formula="of:=STDEV([.L59:.P59])/SQRT(COUNT([.L59:.P5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0:.F60])" office:value-type="float" office:value="620.6" calcext:value-type="float">
            <text:p>620.6</text:p>
          </table:table-cell>
          <table:table-cell table:formula="of:=STDEV([.B60:.F60])/SQRT(COUNT([.B60:.F60]))" office:value-type="float" office:value="92.4129861004394" calcext:value-type="float">
            <text:p>92.412986100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0:.P60])" office:value-type="float" office:value="836" calcext:value-type="float">
            <text:p>836</text:p>
          </table:table-cell>
          <table:table-cell table:formula="of:=STDEV([.L60:.P60])/SQRT(COUNT([.L60:.P6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1555" calcext:value-type="float">
            <text:p>155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1:.F61])" office:value-type="float" office:value="761.4" calcext:value-type="float">
            <text:p>761.4</text:p>
          </table:table-cell>
          <table:table-cell table:formula="of:=STDEV([.B61:.F61])/SQRT(COUNT([.B61:.F61]))" office:value-type="float" office:value="202.739635986652" calcext:value-type="float">
            <text:p>202.739635986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1:.P61])" office:value-type="float" office:value="801" calcext:value-type="float">
            <text:p>801</text:p>
          </table:table-cell>
          <table:table-cell table:formula="of:=STDEV([.L61:.P61])/SQRT(COUNT([.L61:.P61]))" office:value-type="float" office:value="50.2493781056045" calcext:value-type="float">
            <text:p>50.249378105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395" calcext:value-type="float">
            <text:p>1395</text:p>
          </table:table-cell>
          <table:table-cell office:value-type="float" office:value="499" calcext:value-type="float">
            <text:p>499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947.2" calcext:value-type="float">
            <text:p>947.2</text:p>
          </table:table-cell>
          <table:table-cell table:formula="of:=STDEV([.B62:.F62])/SQRT(COUNT([.B62:.F62]))" office:value-type="float" office:value="346.003525993594" calcext:value-type="float">
            <text:p>346.0035259936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2:.P62])" office:value-type="float" office:value="816" calcext:value-type="float">
            <text:p>816</text:p>
          </table:table-cell>
          <table:table-cell table:formula="of:=STDEV([.L62:.P62])/SQRT(COUNT([.L62:.P62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47" calcext:value-type="float">
            <text:p>947</text:p>
          </table:table-cell>
          <table:table-cell office:value-type="float" office:value="467" calcext:value-type="float">
            <text:p>467</text:p>
          </table:table-cell>
          <table:table-cell office:value-type="float" office:value="851" calcext:value-type="float">
            <text:p>85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63:.F63])" office:value-type="float" office:value="793.4" calcext:value-type="float">
            <text:p>793.4</text:p>
          </table:table-cell>
          <table:table-cell table:formula="of:=STDEV([.B63:.F63])/SQRT(COUNT([.B63:.F63]))" office:value-type="float" office:value="92.9653698965373" calcext:value-type="float">
            <text:p>92.9653698965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3:.P63])" office:value-type="float" office:value="836" calcext:value-type="float">
            <text:p>836</text:p>
          </table:table-cell>
          <table:table-cell table:formula="of:=STDEV([.L63:.P63])/SQRT(COUNT([.L63:.P63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531" calcext:value-type="float">
            <text:p>531</text:p>
          </table:table-cell>
          <table:table-cell office:value-type="float" office:value="851" calcext:value-type="float">
            <text:p>85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4:.F64])" office:value-type="float" office:value="684.6" calcext:value-type="float">
            <text:p>684.6</text:p>
          </table:table-cell>
          <table:table-cell table:formula="of:=STDEV([.B64:.F64])/SQRT(COUNT([.B64:.F64]))" office:value-type="float" office:value="108.705841609363" calcext:value-type="float">
            <text:p>108.705841609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64:.P64])" office:value-type="float" office:value="776" calcext:value-type="float">
            <text:p>776</text:p>
          </table:table-cell>
          <table:table-cell table:formula="of:=STDEV([.L64:.P64])/SQRT(COUNT([.L64:.P64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1075" calcext:value-type="float">
            <text:p>107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65:.F65])" office:value-type="float" office:value="748.6" calcext:value-type="float">
            <text:p>748.6</text:p>
          </table:table-cell>
          <table:table-cell table:formula="of:=STDEV([.B65:.F65])/SQRT(COUNT([.B65:.F65]))" office:value-type="float" office:value="115.111076791072" calcext:value-type="float">
            <text:p>115.1110767911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5:.P65])" office:value-type="float" office:value="856" calcext:value-type="float">
            <text:p>856</text:p>
          </table:table-cell>
          <table:table-cell table:formula="of:=STDEV([.L65:.P65])/SQRT(COUNT([.L65:.P65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467" calcext:value-type="float">
            <text:p>46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639.8" calcext:value-type="float">
            <text:p>639.8</text:p>
          </table:table-cell>
          <table:table-cell table:formula="of:=STDEV([.B66:.F66])/SQRT(COUNT([.B66:.F66]))" office:value-type="float" office:value="186.75502670611" calcext:value-type="float">
            <text:p>186.7550267061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6:.P66])" office:value-type="float" office:value="796" calcext:value-type="float">
            <text:p>796</text:p>
          </table:table-cell>
          <table:table-cell table:formula="of:=STDEV([.L66:.P66])/SQRT(COUNT([.L66:.P66]))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7:.F67])" office:value-type="float" office:value="563" calcext:value-type="float">
            <text:p>563</text:p>
          </table:table-cell>
          <table:table-cell table:formula="of:=STDEV([.B67:.F67])/SQRT(COUNT([.B67:.F67]))" office:value-type="float" office:value="77.7277299295432" calcext:value-type="float">
            <text:p>77.727729929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67:.P67])" office:value-type="float" office:value="856" calcext:value-type="float">
            <text:p>856</text:p>
          </table:table-cell>
          <table:table-cell table:formula="of:=STDEV([.L67:.P67])/SQRT(COUNT([.L67:.P67]))" office:value-type="float" office:value="70.7106781186548" calcext:value-type="float">
            <text:p>70.710678118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office:value-type="float" office:value="1139" calcext:value-type="float">
            <text:p>1139</text:p>
          </table:table-cell>
          <table:table-cell office:value-type="float" office:value="435" calcext:value-type="float">
            <text:p>43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8:.F68])" office:value-type="float" office:value="761.4" calcext:value-type="float">
            <text:p>761.4</text:p>
          </table:table-cell>
          <table:table-cell table:formula="of:=STDEV([.B68:.F68])/SQRT(COUNT([.B68:.F68]))" office:value-type="float" office:value="127.759774577134" calcext:value-type="float">
            <text:p>127.75977457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68:.P68])" office:value-type="float" office:value="821" calcext:value-type="float">
            <text:p>821</text:p>
          </table:table-cell>
          <table:table-cell table:formula="of:=STDEV([.L68:.P68])/SQRT(COUNT([.L68:.P68]))" office:value-type="float" office:value="66.8954408012983" calcext:value-type="float">
            <text:p>66.8954408013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69:.F69])" office:value-type="float" office:value="633.4" calcext:value-type="float">
            <text:p>633.4</text:p>
          </table:table-cell>
          <table:table-cell table:formula="of:=STDEV([.B69:.F69])/SQRT(COUNT([.B69:.F69]))" office:value-type="float" office:value="124.100604349858" calcext:value-type="float">
            <text:p>124.100604349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69:.P69])" office:value-type="float" office:value="876" calcext:value-type="float">
            <text:p>876</text:p>
          </table:table-cell>
          <table:table-cell table:formula="of:=STDEV([.L69:.P69])/SQRT(COUNT([.L69:.P69]))" office:value-type="float" office:value="66.332495807108" calcext:value-type="float">
            <text:p>66.33249580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23" calcext:value-type="float">
            <text:p>723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70:.F70])" office:value-type="float" office:value="947.2" calcext:value-type="float">
            <text:p>947.2</text:p>
          </table:table-cell>
          <table:table-cell table:formula="of:=STDEV([.B70:.F70])/SQRT(COUNT([.B70:.F70]))" office:value-type="float" office:value="297.466704019122" calcext:value-type="float">
            <text:p>297.466704019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/>
          <table:table-cell table:formula="of:=AVERAGE([.L70:.P70])" office:value-type="float" office:value="916" calcext:value-type="float">
            <text:p>916</text:p>
          </table:table-cell>
          <table:table-cell table:formula="of:=STDEV([.L70:.P70])/SQRT(COUNT([.L70:.P70])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67" calcext:value-type="float">
            <text:p>467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467" calcext:value-type="float">
            <text:p>467</text:p>
          </table:table-cell>
          <table:table-cell table:formula="of:=STDEV([.B71:.F71])/SQRT(COUNT([.B71:.F71]))" office:value-type="float" office:value="50.5964425626941" calcext:value-type="float">
            <text:p>50.596442562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29" calcext:value-type="float">
            <text:p>629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1:.P71])" office:value-type="float" office:value="730.6" calcext:value-type="float">
            <text:p>730.6</text:p>
          </table:table-cell>
          <table:table-cell table:formula="of:=STDEV([.L71:.P71])/SQRT(COUNT([.L71:.P71]))" office:value-type="float" office:value="40.5605719880773" calcext:value-type="float">
            <text:p>40.560571988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971" calcext:value-type="float">
            <text:p>1971</text:p>
          </table:table-cell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72:.F72])" office:value-type="float" office:value="1043" calcext:value-type="float">
            <text:p>1043</text:p>
          </table:table-cell>
          <table:table-cell table:formula="of:=STDEV([.B72:.F72])/SQRT(COUNT([.B72:.F72]))" office:value-type="float" office:value="277.681832318933" calcext:value-type="float">
            <text:p>277.681832318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1006" calcext:value-type="float">
            <text:p>100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72:.P72])" office:value-type="float" office:value="831" calcext:value-type="float">
            <text:p>831</text:p>
          </table:table-cell>
          <table:table-cell table:formula="of:=STDEV([.L72:.P72])/SQRT(COUNT([.L72:.P72]))" office:value-type="float" office:value="57.0087712549569" calcext:value-type="float">
            <text:p>57.00877125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73:.F73])" office:value-type="float" office:value="659" calcext:value-type="float">
            <text:p>659</text:p>
          </table:table-cell>
          <table:table-cell table:formula="of:=STDEV([.B73:.F73])/SQRT(COUNT([.B73:.F73]))" office:value-type="float" office:value="70.8350195877717" calcext:value-type="float">
            <text:p>70.835019587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156" calcext:value-type="float">
            <text:p>11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3:.P73])" office:value-type="float" office:value="856" calcext:value-type="float">
            <text:p>856</text:p>
          </table:table-cell>
          <table:table-cell table:formula="of:=STDEV([.L73:.P73])/SQRT(COUNT([.L73:.P73]))" office:value-type="float" office:value="83.6660026534075" calcext:value-type="float">
            <text:p>83.666002653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74:.F74])" office:value-type="float" office:value="678.2" calcext:value-type="float">
            <text:p>678.2</text:p>
          </table:table-cell>
          <table:table-cell table:formula="of:=STDEV([.B74:.F74])/SQRT(COUNT([.B74:.F74]))" office:value-type="float" office:value="175.154331947571" calcext:value-type="float">
            <text:p>175.154331947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3" office:value-type="float" office:value="756" calcext:value-type="float">
            <text:p>7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4:.P74])" office:value-type="float" office:value="796" calcext:value-type="float">
            <text:p>796</text:p>
          </table:table-cell>
          <table:table-cell table:formula="of:=STDEV([.L74:.P74])/SQRT(COUNT([.L74:.P74]))" office:value-type="float" office:value="24.4948974278318" calcext:value-type="float">
            <text:p>24.494897427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19" calcext:value-type="float">
            <text:p>819</text:p>
          </table:table-cell>
          <table:table-cell office:value-type="float" office:value="1171" calcext:value-type="float">
            <text:p>117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75:.F75])" office:value-type="float" office:value="671.8" calcext:value-type="float">
            <text:p>671.8</text:p>
          </table:table-cell>
          <table:table-cell table:formula="of:=STDEV([.B75:.F75])/SQRT(COUNT([.B75:.F75]))" office:value-type="float" office:value="144.744740837103" calcext:value-type="float">
            <text:p>144.744740837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5:.P75])" office:value-type="float" office:value="876" calcext:value-type="float">
            <text:p>876</text:p>
          </table:table-cell>
          <table:table-cell table:formula="of:=STDEV([.L75:.P75])/SQRT(COUNT([.L75:.P75])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76:.F76])" office:value-type="float" office:value="595" calcext:value-type="float">
            <text:p>595</text:p>
          </table:table-cell>
          <table:table-cell table:formula="of:=STDEV([.B76:.F76])/SQRT(COUNT([.B76:.F76]))" office:value-type="float" office:value="84.0571234340077" calcext:value-type="float">
            <text:p>84.057123434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6:.P76])" office:value-type="float" office:value="816" calcext:value-type="float">
            <text:p>816</text:p>
          </table:table-cell>
          <table:table-cell table:formula="of:=STDEV([.L76:.P76])/SQRT(COUNT([.L76:.P7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B77:.F77])" office:value-type="float" office:value="678.2" calcext:value-type="float">
            <text:p>678.2</text:p>
          </table:table-cell>
          <table:table-cell table:formula="of:=STDEV([.B77:.F77])/SQRT(COUNT([.B77:.F77]))" office:value-type="float" office:value="171.312112823349" calcext:value-type="float">
            <text:p>171.3121128234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77:.P77])" office:value-type="float" office:value="836" calcext:value-type="float">
            <text:p>836</text:p>
          </table:table-cell>
          <table:table-cell table:formula="of:=STDEV([.L77:.P77])/SQRT(COUNT([.L77:.P77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1011" calcext:value-type="float">
            <text:p>101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8:.F78])" office:value-type="float" office:value="703.8" calcext:value-type="float">
            <text:p>703.8</text:p>
          </table:table-cell>
          <table:table-cell table:formula="of:=STDEV([.B78:.F78])/SQRT(COUNT([.B78:.F78]))" office:value-type="float" office:value="132.944499698182" calcext:value-type="float">
            <text:p>132.9444996982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78:.P78])" office:value-type="float" office:value="836" calcext:value-type="float">
            <text:p>836</text:p>
          </table:table-cell>
          <table:table-cell table:formula="of:=STDEV([.L78:.P78])/SQRT(COUNT([.L78:.P78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563" calcext:value-type="float">
            <text:p>563</text:p>
          </table:table-cell>
          <table:table-cell table:formula="of:=STDEV([.B79:.F79])/SQRT(COUNT([.B79:.F79]))" office:value-type="float" office:value="100.685649424335" calcext:value-type="float">
            <text:p>100.6856494243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79:.P79])" office:value-type="float" office:value="816" calcext:value-type="float">
            <text:p>816</text:p>
          </table:table-cell>
          <table:table-cell table:formula="of:=STDEV([.L79:.P79])/SQRT(COUNT([.L79:.P79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0:.F80])" office:value-type="float" office:value="697.4" calcext:value-type="float">
            <text:p>697.4</text:p>
          </table:table-cell>
          <table:table-cell table:formula="of:=STDEV([.B80:.F80])/SQRT(COUNT([.B80:.F80]))" office:value-type="float" office:value="66.6645332991989" calcext:value-type="float">
            <text:p>66.664533299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0:.P80])" office:value-type="float" office:value="836" calcext:value-type="float">
            <text:p>836</text:p>
          </table:table-cell>
          <table:table-cell table:formula="of:=STDEV([.L80:.P80])/SQRT(COUNT([.L80:.P80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81:.F81])" office:value-type="float" office:value="595" calcext:value-type="float">
            <text:p>595</text:p>
          </table:table-cell>
          <table:table-cell table:formula="of:=STDEV([.B81:.F81])/SQRT(COUNT([.B81:.F81]))" office:value-type="float" office:value="79.6793574271279" calcext:value-type="float">
            <text:p>79.6793574271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1:.P81])" office:value-type="float" office:value="921" calcext:value-type="float">
            <text:p>921</text:p>
          </table:table-cell>
          <table:table-cell table:formula="of:=STDEV([.L81:.P81])/SQRT(COUNT([.L81:.P81]))" office:value-type="float" office:value="70.5336798983294" calcext:value-type="float">
            <text:p>70.53367989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75" calcext:value-type="float">
            <text:p>1075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2:.F82])" office:value-type="float" office:value="652.6" calcext:value-type="float">
            <text:p>652.6</text:p>
          </table:table-cell>
          <table:table-cell table:formula="of:=STDEV([.B82:.F82])/SQRT(COUNT([.B82:.F82]))" office:value-type="float" office:value="108.233820961842" calcext:value-type="float">
            <text:p>108.233820961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2:.P82])" office:value-type="float" office:value="836" calcext:value-type="float">
            <text:p>836</text:p>
          </table:table-cell>
          <table:table-cell table:formula="of:=STDEV([.L82:.P82])/SQRT(COUNT([.L82:.P82]))" office:value-type="float" office:value="48.9897948556636" calcext:value-type="float">
            <text:p>48.9897948557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787" calcext:value-type="float">
            <text:p>787</text:p>
          </table:table-cell>
          <table:table-cell office:value-type="float" office:value="1107" calcext:value-type="float">
            <text:p>1107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3:.F83])" office:value-type="float" office:value="793.4" calcext:value-type="float">
            <text:p>793.4</text:p>
          </table:table-cell>
          <table:table-cell table:formula="of:=STDEV([.B83:.F83])/SQRT(COUNT([.B83:.F83]))" office:value-type="float" office:value="122.856664450896" calcext:value-type="float">
            <text:p>122.856664450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656" calcext:value-type="float">
            <text:p>656</text:p>
          </table:table-cell>
          <table:table-cell table:number-columns-repeated="2"/>
          <table:table-cell table:formula="of:=AVERAGE([.L83:.P83])" office:value-type="float" office:value="801" calcext:value-type="float">
            <text:p>801</text:p>
          </table:table-cell>
          <table:table-cell table:formula="of:=STDEV([.L83:.P83])/SQRT(COUNT([.L83:.P83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table:number-columns-repeated="2"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84:.F84])" office:value-type="float" office:value="582.2" calcext:value-type="float">
            <text:p>582.2</text:p>
          </table:table-cell>
          <table:table-cell table:formula="of:=STDEV([.B84:.F84])/SQRT(COUNT([.B84:.F84]))" office:value-type="float" office:value="76.8" calcext:value-type="float">
            <text:p>76.8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21" calcext:value-type="float">
            <text:p>721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4:.P84])" office:value-type="float" office:value="789" calcext:value-type="float">
            <text:p>789</text:p>
          </table:table-cell>
          <table:table-cell table:formula="of:=STDEV([.L84:.P84])/SQRT(COUNT([.L84:.P84]))" office:value-type="float" office:value="52.8109837060436" calcext:value-type="float">
            <text:p>52.81098370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1043" calcext:value-type="float">
            <text:p>1043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5:.F85])" office:value-type="float" office:value="620.6" calcext:value-type="float">
            <text:p>620.6</text:p>
          </table:table-cell>
          <table:table-cell table:formula="of:=STDEV([.B85:.F85])/SQRT(COUNT([.B85:.F85]))" office:value-type="float" office:value="111.49600889718" calcext:value-type="float">
            <text:p>111.496008897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5:.P85])" office:value-type="float" office:value="861" calcext:value-type="float">
            <text:p>861</text:p>
          </table:table-cell>
          <table:table-cell table:formula="of:=STDEV([.L85:.P85])/SQRT(COUNT([.L85:.P85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6:.F86])" office:value-type="float" office:value="492.6" calcext:value-type="float">
            <text:p>492.6</text:p>
          </table:table-cell>
          <table:table-cell table:formula="of:=STDEV([.B86:.F86])/SQRT(COUNT([.B86:.F86]))" office:value-type="float" office:value="49.9855979258026" calcext:value-type="float">
            <text:p>49.9855979258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6:.P86])" office:value-type="float" office:value="796" calcext:value-type="float">
            <text:p>796</text:p>
          </table:table-cell>
          <table:table-cell table:formula="of:=STDEV([.L86:.P86])/SQRT(COUNT([.L86:.P86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627" calcext:value-type="float">
            <text:p>627</text:p>
          </table:table-cell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7:.F87])" office:value-type="float" office:value="678.2" calcext:value-type="float">
            <text:p>678.2</text:p>
          </table:table-cell>
          <table:table-cell table:formula="of:=STDEV([.B87:.F87])/SQRT(COUNT([.B87:.F87]))" office:value-type="float" office:value="81.3328961736885" calcext:value-type="float">
            <text:p>81.3328961737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87:.P87])" office:value-type="float" office:value="856" calcext:value-type="float">
            <text:p>856</text:p>
          </table:table-cell>
          <table:table-cell table:formula="of:=STDEV([.L87:.P87])/SQRT(COUNT([.L87:.P87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88.6" calcext:value-type="float">
            <text:p>588.6</text:p>
          </table:table-cell>
          <table:table-cell table:formula="of:=STDEV([.B88:.F88])/SQRT(COUNT([.B88:.F88]))" office:value-type="float" office:value="135.159757324434" calcext:value-type="float">
            <text:p>135.1597573244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AVERAGE([.L88:.P88])" office:value-type="float" office:value="816" calcext:value-type="float">
            <text:p>816</text:p>
          </table:table-cell>
          <table:table-cell table:formula="of:=STDEV([.L88:.P88])/SQRT(COUNT([.L88:.P88]))" office:value-type="float" office:value="81.2403840463596" calcext:value-type="float">
            <text:p>81.240384046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569.4" calcext:value-type="float">
            <text:p>569.4</text:p>
          </table:table-cell>
          <table:table-cell table:formula="of:=STDEV([.B89:.F89])/SQRT(COUNT([.B89:.F89]))" office:value-type="float" office:value="138.896220250949" calcext:value-type="float">
            <text:p>138.896220250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756" calcext:value-type="float">
            <text:p>756</text:p>
          </table:table-cell>
          <table:table-cell office:value-type="float" office:value="1206" calcext:value-type="float">
            <text:p>120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89:.P89])" office:value-type="float" office:value="946" calcext:value-type="float">
            <text:p>946</text:p>
          </table:table-cell>
          <table:table-cell table:formula="of:=STDEV([.L89:.P89])/SQRT(COUNT([.L89:.P89]))" office:value-type="float" office:value="74.8331477354788" calcext:value-type="float">
            <text:p>74.833147735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0:.F90])" office:value-type="float" office:value="556.6" calcext:value-type="float">
            <text:p>556.6</text:p>
          </table:table-cell>
          <table:table-cell table:formula="of:=STDEV([.B90:.F90])/SQRT(COUNT([.B90:.F90]))" office:value-type="float" office:value="102.4" calcext:value-type="float">
            <text:p>102.4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0:.P90])" office:value-type="float" office:value="816" calcext:value-type="float">
            <text:p>816</text:p>
          </table:table-cell>
          <table:table-cell table:formula="of:=STDEV([.L90:.P90])/SQRT(COUNT([.L90:.P90]))" office:value-type="float" office:value="50.9901951359278" calcext:value-type="float">
            <text:p>50.9901951359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883" calcext:value-type="float">
            <text:p>883</text:p>
          </table:table-cell>
          <table:table-cell office:value-type="float" office:value="1139" calcext:value-type="float">
            <text:p>1139</text:p>
          </table:table-cell>
          <table:table-cell office:value-type="float" office:value="851" calcext:value-type="float">
            <text:p>851</text:p>
          </table:table-cell>
          <table:table-cell office:value-type="float" office:value="1363" calcext:value-type="float">
            <text:p>1363</text:p>
          </table:table-cell>
          <table:table-cell table:number-columns-repeated="2"/>
          <table:table-cell table:formula="of:=AVERAGE([.B91:.F91])" office:value-type="float" office:value="1087.8" calcext:value-type="float">
            <text:p>1087.8</text:p>
          </table:table-cell>
          <table:table-cell table:formula="of:=STDEV([.B91:.F91])/SQRT(COUNT([.B91:.F91]))" office:value-type="float" office:value="97.3767939500988" calcext:value-type="float">
            <text:p>97.376793950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821" calcext:value-type="float">
            <text:p>821</text:p>
          </table:table-cell>
          <table:table-cell table:formula="of:=STDEV([.L91:.P91])/SQRT(COUNT([.L91:.P91]))" office:value-type="float" office:value="49.749371855331" calcext:value-type="float">
            <text:p>49.7493718553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331" calcext:value-type="float">
            <text:p>1331</text:p>
          </table:table-cell>
          <table:table-cell office:value-type="float" office:value="819" calcext:value-type="float">
            <text:p>819</text:p>
          </table:table-cell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2:.F92])" office:value-type="float" office:value="844.6" calcext:value-type="float">
            <text:p>844.6</text:p>
          </table:table-cell>
          <table:table-cell table:formula="of:=STDEV([.B92:.F92])/SQRT(COUNT([.B92:.F92]))" office:value-type="float" office:value="126.955740319215" calcext:value-type="float">
            <text:p>126.955740319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056" calcext:value-type="float">
            <text:p>1056</text:p>
          </table:table-cell>
          <table:table-cell office:value-type="float" office:value="1081" calcext:value-type="float">
            <text:p>10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2:.P92])" office:value-type="float" office:value="921" calcext:value-type="float">
            <text:p>921</text:p>
          </table:table-cell>
          <table:table-cell table:formula="of:=STDEV([.L92:.P92])/SQRT(COUNT([.L92:.P92]))" office:value-type="float" office:value="77.2981241687015" calcext:value-type="float">
            <text:p>77.29812416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2067" calcext:value-type="float">
            <text:p>2067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93:.F93])" office:value-type="float" office:value="991.8" calcext:value-type="float">
            <text:p>991.8</text:p>
          </table:table-cell>
          <table:table-cell table:formula="of:=STDEV([.B93:.F93])/SQRT(COUNT([.B93:.F93]))" office:value-type="float" office:value="304.689743837892" calcext:value-type="float">
            <text:p>304.6897438379</text:p>
          </table:table-cell>
          <table:table-cell/>
          <table:table-cell table:number-columns-repeated="2" office:value-type="float" office:value="856" calcext:value-type="float">
            <text:p>856</text:p>
          </table:table-cell>
          <table:table-cell office:value-type="float" office:value="751" calcext:value-type="float">
            <text:p>751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3:.P93])" office:value-type="float" office:value="780" calcext:value-type="float">
            <text:p>780</text:p>
          </table:table-cell>
          <table:table-cell table:formula="of:=STDEV([.L93:.P93])/SQRT(COUNT([.L93:.P93]))" office:value-type="float" office:value="37.2625817677734" calcext:value-type="float">
            <text:p>37.2625817678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16.6" calcext:value-type="float">
            <text:p>716.6</text:p>
          </table:table-cell>
          <table:table-cell table:formula="of:=STDEV([.B94:.F94])/SQRT(COUNT([.B94:.F94]))" office:value-type="float" office:value="113.317959741605" calcext:value-type="float">
            <text:p>113.3179597416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94:.P94])" office:value-type="float" office:value="836" calcext:value-type="float">
            <text:p>836</text:p>
          </table:table-cell>
          <table:table-cell table:formula="of:=STDEV([.L94:.P94])/SQRT(COUNT([.L94:.P94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595" calcext:value-type="float">
            <text:p>595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95:.F95])" office:value-type="float" office:value="755" calcext:value-type="float">
            <text:p>755</text:p>
          </table:table-cell>
          <table:table-cell table:formula="of:=STDEV([.B95:.F95])/SQRT(COUNT([.B95:.F95]))" office:value-type="float" office:value="87.0494112559068" calcext:value-type="float">
            <text:p>87.0494112559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756" calcext:value-type="float">
            <text:p>7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5:.P95])" office:value-type="float" office:value="836" calcext:value-type="float">
            <text:p>836</text:p>
          </table:table-cell>
          <table:table-cell table:formula="of:=STDEV([.L95:.P95])/SQRT(COUNT([.L95:.P95])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6:.F96])" office:value-type="float" office:value="492.6" calcext:value-type="float">
            <text:p>492.6</text:p>
          </table:table-cell>
          <table:table-cell table:formula="of:=STDEV([.B96:.F96])/SQRT(COUNT([.B96:.F96]))" office:value-type="float" office:value="71.8398218260597" calcext:value-type="float">
            <text:p>71.8398218261</text:p>
          </table:table-cell>
          <table:table-cell/>
          <table:table-cell table:number-columns-repeated="3"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6:.P96])" office:value-type="float" office:value="801" calcext:value-type="float">
            <text:p>801</text:p>
          </table:table-cell>
          <table:table-cell table:formula="of:=STDEV([.L96:.P96])/SQRT(COUNT([.L96:.P96]))" office:value-type="float" office:value="39.0512483795333" calcext:value-type="float">
            <text:p>39.0512483795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97:.F97])" office:value-type="float" office:value="787" calcext:value-type="float">
            <text:p>787</text:p>
          </table:table-cell>
          <table:table-cell table:formula="of:=STDEV([.B97:.F97])/SQRT(COUNT([.B97:.F97]))" office:value-type="float" office:value="153.466608746007" calcext:value-type="float">
            <text:p>153.466608746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7:.P97])" office:value-type="float" office:value="753.2" calcext:value-type="float">
            <text:p>753.2</text:p>
          </table:table-cell>
          <table:table-cell table:formula="of:=STDEV([.L97:.P97])/SQRT(COUNT([.L97:.P97]))" office:value-type="float" office:value="55.7255776102859" calcext:value-type="float">
            <text:p>55.7255776103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531" calcext:value-type="float">
            <text:p>531</text:p>
          </table:table-cell>
          <table:table-cell office:value-type="float" office:value="819" calcext:value-type="float">
            <text:p>819</text:p>
          </table:table-cell>
          <table:table-cell office:value-type="float" office:value="1011" calcext:value-type="float">
            <text:p>1011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formula="of:=AVERAGE([.B98:.F98])" office:value-type="float" office:value="857.4" calcext:value-type="float">
            <text:p>857.4</text:p>
          </table:table-cell>
          <table:table-cell table:formula="of:=STDEV([.B98:.F98])/SQRT(COUNT([.B98:.F98]))" office:value-type="float" office:value="94.6031711942047" calcext:value-type="float">
            <text:p>94.603171194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office:value-type="float" office:value="756" calcext:value-type="float">
            <text:p>756</text:p>
          </table:table-cell>
          <table:table-cell office:value-type="float" office:value="1181" calcext:value-type="float">
            <text:p>1181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8:.P98])" office:value-type="float" office:value="961" calcext:value-type="float">
            <text:p>961</text:p>
          </table:table-cell>
          <table:table-cell table:formula="of:=STDEV([.L98:.P98])/SQRT(COUNT([.L98:.P98]))" office:value-type="float" office:value="74.3303437365925" calcext:value-type="float">
            <text:p>74.330343736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267" calcext:value-type="float">
            <text:p>1267</text:p>
          </table:table-cell>
          <table:table-cell office:value-type="float" office:value="1299" calcext:value-type="float">
            <text:p>1299</text:p>
          </table:table-cell>
          <table:table-cell office:value-type="float" office:value="467" calcext:value-type="float">
            <text:p>467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99:.F99])" office:value-type="float" office:value="953.4" calcext:value-type="float">
            <text:p>953.4</text:p>
          </table:table-cell>
          <table:table-cell table:formula="of:=STDEV([.B99:.F99])/SQRT(COUNT([.B99:.F99]))" office:value-type="float" office:value="155.257721225065" calcext:value-type="float">
            <text:p>155.257721225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99:.P99])" office:value-type="float" office:value="836" calcext:value-type="float">
            <text:p>836</text:p>
          </table:table-cell>
          <table:table-cell table:formula="of:=STDEV([.L99:.P99])/SQRT(COUNT([.L99:.P99])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100:.F100])" office:value-type="float" office:value="543.8" calcext:value-type="float">
            <text:p>543.8</text:p>
          </table:table-cell>
          <table:table-cell table:formula="of:=STDEV([.B100:.F100])/SQRT(COUNT([.B100:.F100]))" office:value-type="float" office:value="50.190038852346" calcext:value-type="float">
            <text:p>50.190038852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656" calcext:value-type="float">
            <text:p>656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formula="of:=AVERAGE([.L100:.P100])" office:value-type="float" office:value="856" calcext:value-type="float">
            <text:p>856</text:p>
          </table:table-cell>
          <table:table-cell table:formula="of:=STDEV([.L100:.P100])/SQRT(COUNT([.L100:.P100]))" office:value-type="float" office:value="54.7722557505166" calcext:value-type="float">
            <text:p>54.7722557505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101:.F101])" office:value-type="float" office:value="780.6" calcext:value-type="float">
            <text:p>780.6</text:p>
          </table:table-cell>
          <table:table-cell table:formula="of:=STDEV([.B101:.F101])/SQRT(COUNT([.B101:.F101]))" office:value-type="float" office:value="145.731808470217" calcext:value-type="float">
            <text:p>145.7318084702</text:p>
          </table:table-cell>
          <table:table-cell/>
          <table:table-cell table:number-columns-repeated="2" office:value-type="float" office:value="956" calcext:value-type="float">
            <text:p>956</text:p>
          </table:table-cell>
          <table:table-cell office:value-type="float" office:value="781" calcext:value-type="float">
            <text:p>781</text:p>
          </table:table-cell>
          <table:table-cell office:value-type="float" office:value="656" calcext:value-type="float">
            <text:p>656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formula="of:=AVERAGE([.L101:.P101])" office:value-type="float" office:value="841" calcext:value-type="float">
            <text:p>841</text:p>
          </table:table-cell>
          <table:table-cell table:formula="of:=STDEV([.L101:.P101])/SQRT(COUNT([.L101:.P101]))" office:value-type="float" office:value="56.7890834580027" calcext:value-type="float">
            <text:p>56.789083458</text:p>
          </table:table-cell>
        </table:table-row>
      </table:table>
      <table:table table:name="fullRL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office:value-type="float" office:value="755" calcext:value-type="float">
            <text:p>75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:.F2])" office:value-type="float" office:value="972.8" calcext:value-type="float">
            <text:p>972.8</text:p>
          </table:table-cell>
          <table:table-cell table:formula="of:=STDEV([.B2:.F2])/SQRT(COUNT([.B2:.F2]))" office:value-type="float" office:value="317.993773523948" calcext:value-type="float">
            <text:p>317.9937735239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346" calcext:value-type="float">
            <text:p>1346</text:p>
          </table:table-cell>
          <table:table-cell office:value-type="float" office:value="1206" calcext:value-type="float">
            <text:p>1206</text:p>
          </table:table-cell>
          <table:table-cell office:value-type="float" office:value="1806" calcext:value-type="float">
            <text:p>1806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table:formula="of:=AVERAGE([.L2:.P2])" office:value-type="float" office:value="1479.8" calcext:value-type="float">
            <text:p>1479.8</text:p>
          </table:table-cell>
          <table:table-cell table:formula="of:=STDEV([.L2:.P2])/SQRT(COUNT([.L2:.P2]))" office:value-type="float" office:value="101.854994968337" calcext:value-type="float">
            <text:p>101.854994968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3:.F3])" office:value-type="float" office:value="812.6" calcext:value-type="float">
            <text:p>812.6</text:p>
          </table:table-cell>
          <table:table-cell table:formula="of:=STDEV([.B3:.F3])/SQRT(COUNT([.B3:.F3]))" office:value-type="float" office:value="257.873147109194" calcext:value-type="float">
            <text:p>257.8731471092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631" calcext:value-type="float">
            <text:p>1631</text:p>
          </table:table-cell>
          <table:table-cell office:value-type="float" office:value="1656" calcext:value-type="float">
            <text:p>1656</text:p>
          </table:table-cell>
          <table:table-cell office:value-type="float" office:value="995" calcext:value-type="float">
            <text:p>995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:.P3])" office:value-type="float" office:value="1510.8" calcext:value-type="float">
            <text:p>1510.8</text:p>
          </table:table-cell>
          <table:table-cell table:formula="of:=STDEV([.L3:.P3])/SQRT(COUNT([.L3:.P3]))" office:value-type="float" office:value="130.906607930998" calcext:value-type="float">
            <text:p>130.90660793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4:.F4])" office:value-type="float" office:value="601.4" calcext:value-type="float">
            <text:p>601.4</text:p>
          </table:table-cell>
          <table:table-cell table:formula="of:=STDEV([.B4:.F4])/SQRT(COUNT([.B4:.F4]))" office:value-type="float" office:value="123.687347776561" calcext:value-type="float">
            <text:p>123.687347776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121" calcext:value-type="float">
            <text:p>1121</text:p>
          </table:table-cell>
          <table:table-cell office:value-type="float" office:value="1214" calcext:value-type="float">
            <text:p>1214</text:p>
          </table:table-cell>
          <table:table-cell office:value-type="float" office:value="1556" calcext:value-type="float">
            <text:p>1556</text:p>
          </table:table-cell>
          <table:table-cell office:value-type="float" office:value="2556" calcext:value-type="float">
            <text:p>2556</text:p>
          </table:table-cell>
          <table:table-cell table:number-columns-repeated="2"/>
          <table:table-cell table:formula="of:=AVERAGE([.L4:.P4])" office:value-type="float" office:value="1610.6" calcext:value-type="float">
            <text:p>1610.6</text:p>
          </table:table-cell>
          <table:table-cell table:formula="of:=STDEV([.L4:.P4])/SQRT(COUNT([.L4:.P4]))" office:value-type="float" office:value="254.340637728225" calcext:value-type="float">
            <text:p>254.340637728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979" calcext:value-type="float">
            <text:p>979</text:p>
          </table:table-cell>
          <table:table-cell office:value-type="float" office:value="819" calcext:value-type="float">
            <text:p>81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:.F5])" office:value-type="float" office:value="595" calcext:value-type="float">
            <text:p>595</text:p>
          </table:table-cell>
          <table:table-cell table:formula="of:=STDEV([.B5:.F5])/SQRT(COUNT([.B5:.F5]))" office:value-type="float" office:value="127.197484251851" calcext:value-type="float">
            <text:p>127.1974842519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46" calcext:value-type="float">
            <text:p>1546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table:formula="of:=AVERAGE([.L5:.P5])" office:value-type="float" office:value="1565.4" calcext:value-type="float">
            <text:p>1565.4</text:p>
          </table:table-cell>
          <table:table-cell table:formula="of:=STDEV([.L5:.P5])/SQRT(COUNT([.L5:.P5]))" office:value-type="float" office:value="138.761882374087" calcext:value-type="float">
            <text:p>138.761882374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office:value-type="float" office:value="883" calcext:value-type="float">
            <text:p>883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:.F6])" office:value-type="float" office:value="575.8" calcext:value-type="float">
            <text:p>575.8</text:p>
          </table:table-cell>
          <table:table-cell table:formula="of:=STDEV([.B6:.F6])/SQRT(COUNT([.B6:.F6]))" office:value-type="float" office:value="101.999215683259" calcext:value-type="float">
            <text:p>101.9992156833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346" calcext:value-type="float">
            <text:p>1346</text:p>
          </table:table-cell>
          <table:table-cell office:value-type="float" office:value="996" calcext:value-type="float">
            <text:p>996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:.P6])" office:value-type="float" office:value="1423" calcext:value-type="float">
            <text:p>1423</text:p>
          </table:table-cell>
          <table:table-cell table:formula="of:=STDEV([.L6:.P6])/SQRT(COUNT([.L6:.P6]))" office:value-type="float" office:value="123.142194230897" calcext:value-type="float">
            <text:p>123.1421942309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915" calcext:value-type="float">
            <text:p>915</text:p>
          </table:table-cell>
          <table:table-cell office:value-type="float" office:value="467" calcext:value-type="float">
            <text:p>467</text:p>
          </table:table-cell>
          <table:table-cell office:value-type="float" office:value="1203" calcext:value-type="float">
            <text:p>120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:.F7])" office:value-type="float" office:value="716.6" calcext:value-type="float">
            <text:p>716.6</text:p>
          </table:table-cell>
          <table:table-cell table:formula="of:=STDEV([.B7:.F7])/SQRT(COUNT([.B7:.F7]))" office:value-type="float" office:value="152.596723424849" calcext:value-type="float">
            <text:p>152.596723424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776" calcext:value-type="float">
            <text:p>77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:.P7])" office:value-type="float" office:value="1440" calcext:value-type="float">
            <text:p>1440</text:p>
          </table:table-cell>
          <table:table-cell table:formula="of:=STDEV([.L7:.P7])/SQRT(COUNT([.L7:.P7]))" office:value-type="float" office:value="192.13536894596" calcext:value-type="float">
            <text:p>192.13536894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979" calcext:value-type="float">
            <text:p>979</text:p>
          </table:table-cell>
          <table:table-cell office:value-type="float" office:value="755" calcext:value-type="float">
            <text:p>7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:.F8])" office:value-type="float" office:value="659" calcext:value-type="float">
            <text:p>659</text:p>
          </table:table-cell>
          <table:table-cell table:formula="of:=STDEV([.B8:.F8])/SQRT(COUNT([.B8:.F8]))" office:value-type="float" office:value="100.685649424335" calcext:value-type="float">
            <text:p>100.685649424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736" calcext:value-type="float">
            <text:p>1736</text:p>
          </table:table-cell>
          <table:table-cell office:value-type="float" office:value="1831" calcext:value-type="float">
            <text:p>1831</text:p>
          </table:table-cell>
          <table:table-cell office:value-type="float" office:value="1906" calcext:value-type="float">
            <text:p>1906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table:formula="of:=AVERAGE([.L8:.P8])" office:value-type="float" office:value="1748.4" calcext:value-type="float">
            <text:p>1748.4</text:p>
          </table:table-cell>
          <table:table-cell table:formula="of:=STDEV([.L8:.P8])/SQRT(COUNT([.L8:.P8]))" office:value-type="float" office:value="75.6786627788837" calcext:value-type="float">
            <text:p>75.678662778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:.F9])" office:value-type="float" office:value="787.2" calcext:value-type="float">
            <text:p>787.2</text:p>
          </table:table-cell>
          <table:table-cell table:formula="of:=STDEV([.B9:.F9])/SQRT(COUNT([.B9:.F9]))" office:value-type="float" office:value="329.348508422309" calcext:value-type="float">
            <text:p>329.348508422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float" office:value="1106" calcext:value-type="float">
            <text:p>1106</text:p>
          </table:table-cell>
          <table:table-cell office:value-type="float" office:value="1661" calcext:value-type="float">
            <text:p>16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:.P9])" office:value-type="float" office:value="1485" calcext:value-type="float">
            <text:p>1485</text:p>
          </table:table-cell>
          <table:table-cell table:formula="of:=STDEV([.L9:.P9])/SQRT(COUNT([.L9:.P9]))" office:value-type="float" office:value="98.3412426197676" calcext:value-type="float">
            <text:p>98.3412426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:.F10])" office:value-type="float" office:value="524.6" calcext:value-type="float">
            <text:p>524.6</text:p>
          </table:table-cell>
          <table:table-cell table:formula="of:=STDEV([.B10:.F10])/SQRT(COUNT([.B10:.F10]))" office:value-type="float" office:value="91.2981927531975" calcext:value-type="float">
            <text:p>91.298192753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36" calcext:value-type="float">
            <text:p>1536</text:p>
          </table:table-cell>
          <table:table-cell office:value-type="float" office:value="1811" calcext:value-type="float">
            <text:p>1811</text:p>
          </table:table-cell>
          <table:table-cell office:value-type="float" office:value="1756" calcext:value-type="float">
            <text:p>175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:.P10])" office:value-type="float" office:value="1658" calcext:value-type="float">
            <text:p>1658</text:p>
          </table:table-cell>
          <table:table-cell table:formula="of:=STDEV([.L10:.P10])/SQRT(COUNT([.L10:.P10]))" office:value-type="float" office:value="63.8474744997796" calcext:value-type="float">
            <text:p>63.84747449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1:.F11])" office:value-type="float" office:value="531" calcext:value-type="float">
            <text:p>531</text:p>
          </table:table-cell>
          <table:table-cell table:formula="of:=STDEV([.B11:.F11])/SQRT(COUNT([.B11:.F11]))" office:value-type="float" office:value="80.9543081003105" calcext:value-type="float">
            <text:p>80.9543081003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AVERAGE([.L11:.P11])" office:value-type="float" office:value="1506.2" calcext:value-type="float">
            <text:p>1506.2</text:p>
          </table:table-cell>
          <table:table-cell table:formula="of:=STDEV([.L11:.P11])/SQRT(COUNT([.L11:.P11]))" office:value-type="float" office:value="82.6803483301806" calcext:value-type="float">
            <text:p>82.68034833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819" calcext:value-type="float">
            <text:p>819</text:p>
          </table:table-cell>
          <table:table-cell office:value-type="float" office:value="403" calcext:value-type="float">
            <text:p>403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2:.F12])" office:value-type="float" office:value="505.4" calcext:value-type="float">
            <text:p>505.4</text:p>
          </table:table-cell>
          <table:table-cell table:formula="of:=STDEV([.B12:.F12])/SQRT(COUNT([.B12:.F12]))" office:value-type="float" office:value="86.1031939012717" calcext:value-type="float">
            <text:p>86.1031939013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021" calcext:value-type="float">
            <text:p>1021</text:p>
          </table:table-cell>
          <table:table-cell office:value-type="float" office:value="1331" calcext:value-type="float">
            <text:p>1331</text:p>
          </table:table-cell>
          <table:table-cell office:value-type="float" office:value="1256" calcext:value-type="float">
            <text:p>1256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table:formula="of:=AVERAGE([.L12:.P12])" office:value-type="float" office:value="1349" calcext:value-type="float">
            <text:p>1349</text:p>
          </table:table-cell>
          <table:table-cell table:formula="of:=STDEV([.L12:.P12])/SQRT(COUNT([.L12:.P12]))" office:value-type="float" office:value="111.362022251753" calcext:value-type="float">
            <text:p>111.362022251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3:.F13])" office:value-type="float" office:value="793.4" calcext:value-type="float">
            <text:p>793.4</text:p>
          </table:table-cell>
          <table:table-cell table:formula="of:=STDEV([.B13:.F13])/SQRT(COUNT([.B13:.F13]))" office:value-type="float" office:value="307.166664858021" calcext:value-type="float">
            <text:p>307.166664858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346" calcext:value-type="float">
            <text:p>1346</text:p>
          </table:table-cell>
          <table:table-cell office:value-type="float" office:value="1931" calcext:value-type="float">
            <text:p>1931</text:p>
          </table:table-cell>
          <table:table-cell office:value-type="float" office:value="1461" calcext:value-type="float">
            <text:p>1461</text:p>
          </table:table-cell>
          <table:table-cell office:value-type="float" office:value="1375" calcext:value-type="float">
            <text:p>1375</text:p>
          </table:table-cell>
          <table:table-cell table:number-columns-repeated="2"/>
          <table:table-cell table:formula="of:=AVERAGE([.L13:.P13])" office:value-type="float" office:value="1562.8" calcext:value-type="float">
            <text:p>1562.8</text:p>
          </table:table-cell>
          <table:table-cell table:formula="of:=STDEV([.L13:.P13])/SQRT(COUNT([.L13:.P13]))" office:value-type="float" office:value="111.199100715788" calcext:value-type="float">
            <text:p>111.199100715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14:.F14])" office:value-type="float" office:value="832" calcext:value-type="float">
            <text:p>832</text:p>
          </table:table-cell>
          <table:table-cell table:formula="of:=STDEV([.B14:.F14])/SQRT(COUNT([.B14:.F14]))" office:value-type="float" office:value="319.012538938519" calcext:value-type="float">
            <text:p>319.0125389385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4:.P14])" office:value-type="float" office:value="1633" calcext:value-type="float">
            <text:p>1633</text:p>
          </table:table-cell>
          <table:table-cell table:formula="of:=STDEV([.L14:.P14])/SQRT(COUNT([.L14:.P14]))" office:value-type="float" office:value="88.0993757072092" calcext:value-type="float">
            <text:p>88.09937570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15:.F15])" office:value-type="float" office:value="569.4" calcext:value-type="float">
            <text:p>569.4</text:p>
          </table:table-cell>
          <table:table-cell table:formula="of:=STDEV([.B15:.F15])/SQRT(COUNT([.B15:.F15]))" office:value-type="float" office:value="174.80320363197" calcext:value-type="float">
            <text:p>174.80320363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31" calcext:value-type="float">
            <text:p>1631</text:p>
          </table:table-cell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15:.P15])" office:value-type="float" office:value="1461" calcext:value-type="float">
            <text:p>1461</text:p>
          </table:table-cell>
          <table:table-cell table:formula="of:=STDEV([.L15:.P15])/SQRT(COUNT([.L15:.P15]))" office:value-type="float" office:value="75.4817858824233" calcext:value-type="float">
            <text:p>75.481785882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16:.F16])" office:value-type="float" office:value="563" calcext:value-type="float">
            <text:p>563</text:p>
          </table:table-cell>
          <table:table-cell table:formula="of:=STDEV([.B16:.F16])/SQRT(COUNT([.B16:.F16]))" office:value-type="float" office:value="152.462454394516" calcext:value-type="float">
            <text:p>152.4624543945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571" calcext:value-type="float">
            <text:p>1571</text:p>
          </table:table-cell>
          <table:table-cell office:value-type="float" office:value="1406" calcext:value-type="float">
            <text:p>1406</text:p>
          </table:table-cell>
          <table:table-cell office:value-type="float" office:value="1561" calcext:value-type="float">
            <text:p>156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16:.P16])" office:value-type="float" office:value="1485" calcext:value-type="float">
            <text:p>1485</text:p>
          </table:table-cell>
          <table:table-cell table:formula="of:=STDEV([.L16:.P16])/SQRT(COUNT([.L16:.P16]))" office:value-type="float" office:value="61.5101617621024" calcext:value-type="float">
            <text:p>61.510161762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17:.F17])" office:value-type="float" office:value="569.4" calcext:value-type="float">
            <text:p>569.4</text:p>
          </table:table-cell>
          <table:table-cell table:formula="of:=STDEV([.B17:.F17])/SQRT(COUNT([.B17:.F17]))" office:value-type="float" office:value="58.4821340239906" calcext:value-type="float">
            <text:p>58.482134024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2081" calcext:value-type="float">
            <text:p>20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17:.P17])" office:value-type="float" office:value="1563" calcext:value-type="float">
            <text:p>1563</text:p>
          </table:table-cell>
          <table:table-cell table:formula="of:=STDEV([.L17:.P17])/SQRT(COUNT([.L17:.P17]))" office:value-type="float" office:value="201.075856332878" calcext:value-type="float">
            <text:p>201.075856332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AVERAGE([.B18:.F18])" office:value-type="float" office:value="985.6" calcext:value-type="float">
            <text:p>985.6</text:p>
          </table:table-cell>
          <table:table-cell table:formula="of:=STDEV([.B18:.F18])/SQRT(COUNT([.B18:.F18]))" office:value-type="float" office:value="313.614349161514" calcext:value-type="float">
            <text:p>313.6143491615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421" calcext:value-type="float">
            <text:p>14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8:.P18])" office:value-type="float" office:value="1493" calcext:value-type="float">
            <text:p>1493</text:p>
          </table:table-cell>
          <table:table-cell table:formula="of:=STDEV([.L18:.P18])/SQRT(COUNT([.L18:.P18]))" office:value-type="float" office:value="59.8456347614427" calcext:value-type="float">
            <text:p>59.84563476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63" calcext:value-type="float">
            <text:p>563</text:p>
          </table:table-cell>
          <table:table-cell office:value-type="float" office:value="435" calcext:value-type="float">
            <text:p>43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19:.F19])" office:value-type="float" office:value="646.2" calcext:value-type="float">
            <text:p>646.2</text:p>
          </table:table-cell>
          <table:table-cell table:formula="of:=STDEV([.B19:.F19])/SQRT(COUNT([.B19:.F19]))" office:value-type="float" office:value="153.999480518604" calcext:value-type="float">
            <text:p>153.9994805186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276" calcext:value-type="float">
            <text:p>127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19:.P19])" office:value-type="float" office:value="1513" calcext:value-type="float">
            <text:p>1513</text:p>
          </table:table-cell>
          <table:table-cell table:formula="of:=STDEV([.L19:.P19])/SQRT(COUNT([.L19:.P19]))" office:value-type="float" office:value="85.6971411425142" calcext:value-type="float">
            <text:p>85.697141142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20:.F20])" office:value-type="float" office:value="518.2" calcext:value-type="float">
            <text:p>518.2</text:p>
          </table:table-cell>
          <table:table-cell table:formula="of:=STDEV([.B20:.F20])/SQRT(COUNT([.B20:.F20]))" office:value-type="float" office:value="90.2831102698617" calcext:value-type="float">
            <text:p>90.2831102699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446" calcext:value-type="float">
            <text:p>1446</text:p>
          </table:table-cell>
          <table:table-cell office:value-type="float" office:value="1836" calcext:value-type="float">
            <text:p>1836</text:p>
          </table:table-cell>
          <table:table-cell office:value-type="float" office:value="1256" calcext:value-type="float">
            <text:p>12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0:.P20])" office:value-type="float" office:value="1550" calcext:value-type="float">
            <text:p>1550</text:p>
          </table:table-cell>
          <table:table-cell table:formula="of:=STDEV([.L20:.P20])/SQRT(COUNT([.L20:.P20]))" office:value-type="float" office:value="101.321271211923" calcext:value-type="float">
            <text:p>101.32127121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1:.F21])" office:value-type="float" office:value="479.8" calcext:value-type="float">
            <text:p>479.8</text:p>
          </table:table-cell>
          <table:table-cell table:formula="of:=STDEV([.B21:.F21])/SQRT(COUNT([.B21:.F21]))" office:value-type="float" office:value="60.3774792451623" calcext:value-type="float">
            <text:p>60.377479245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1106" calcext:value-type="float">
            <text:p>1106</text:p>
          </table:table-cell>
          <table:table-cell office:value-type="float" office:value="1861" calcext:value-type="float">
            <text:p>1861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1:.P21])" office:value-type="float" office:value="1517" calcext:value-type="float">
            <text:p>1517</text:p>
          </table:table-cell>
          <table:table-cell table:formula="of:=STDEV([.L21:.P21])/SQRT(COUNT([.L21:.P21]))" office:value-type="float" office:value="213.643394468446" calcext:value-type="float">
            <text:p>213.643394468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2:.F22])" office:value-type="float" office:value="518.2" calcext:value-type="float">
            <text:p>518.2</text:p>
          </table:table-cell>
          <table:table-cell table:formula="of:=STDEV([.B22:.F22])/SQRT(COUNT([.B22:.F22]))" office:value-type="float" office:value="75.4548871843302" calcext:value-type="float">
            <text:p>75.4548871843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22:.P22])" office:value-type="float" office:value="1521" calcext:value-type="float">
            <text:p>1521</text:p>
          </table:table-cell>
          <table:table-cell table:formula="of:=STDEV([.L22:.P22])/SQRT(COUNT([.L22:.P22]))" office:value-type="float" office:value="113.291659004536" calcext:value-type="float">
            <text:p>113.291659004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23:.F23])" office:value-type="float" office:value="543.8" calcext:value-type="float">
            <text:p>543.8</text:p>
          </table:table-cell>
          <table:table-cell table:formula="of:=STDEV([.B23:.F23])/SQRT(COUNT([.B23:.F23]))" office:value-type="float" office:value="60.3774792451623" calcext:value-type="float">
            <text:p>60.3774792452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2006" calcext:value-type="float">
            <text:p>200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3:.P23])" office:value-type="float" office:value="1679" calcext:value-type="float">
            <text:p>1679</text:p>
          </table:table-cell>
          <table:table-cell table:formula="of:=STDEV([.L23:.P23])/SQRT(COUNT([.L23:.P23]))" office:value-type="float" office:value="125.415310070182" calcext:value-type="float">
            <text:p>125.415310070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office:value-type="float" office:value="723" calcext:value-type="float">
            <text:p>723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4:.F24])" office:value-type="float" office:value="518.2" calcext:value-type="float">
            <text:p>518.2</text:p>
          </table:table-cell>
          <table:table-cell table:formula="of:=STDEV([.B24:.F24])/SQRT(COUNT([.B24:.F24]))" office:value-type="float" office:value="59.5234407607625" calcext:value-type="float">
            <text:p>59.5234407608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021" calcext:value-type="float">
            <text:p>1021</text:p>
          </table:table-cell>
          <table:table-cell office:value-type="float" office:value="1931" calcext:value-type="float">
            <text:p>1931</text:p>
          </table:table-cell>
          <table:table-cell office:value-type="float" office:value="1656" calcext:value-type="float">
            <text:p>165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24:.P24])" office:value-type="float" office:value="1604" calcext:value-type="float">
            <text:p>1604</text:p>
          </table:table-cell>
          <table:table-cell table:formula="of:=STDEV([.L24:.P24])/SQRT(COUNT([.L24:.P24]))" office:value-type="float" office:value="156.577456870394" calcext:value-type="float">
            <text:p>156.5774568704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25:.F25])" office:value-type="float" office:value="768" calcext:value-type="float">
            <text:p>768</text:p>
          </table:table-cell>
          <table:table-cell table:formula="of:=STDEV([.B25:.F25])/SQRT(COUNT([.B25:.F25]))" office:value-type="float" office:value="333.614448128375" calcext:value-type="float">
            <text:p>333.614448128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26" calcext:value-type="float">
            <text:p>1626</text:p>
          </table:table-cell>
          <table:table-cell office:value-type="float" office:value="1906" calcext:value-type="float">
            <text:p>1906</text:p>
          </table:table-cell>
          <table:table-cell office:value-type="float" office:value="1771" calcext:value-type="float">
            <text:p>177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5:.P25])" office:value-type="float" office:value="1675" calcext:value-type="float">
            <text:p>1675</text:p>
          </table:table-cell>
          <table:table-cell table:formula="of:=STDEV([.L25:.P25])/SQRT(COUNT([.L25:.P25]))" office:value-type="float" office:value="89.8387444257766" calcext:value-type="float">
            <text:p>89.838744425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26:.F26])" office:value-type="float" office:value="691" calcext:value-type="float">
            <text:p>691</text:p>
          </table:table-cell>
          <table:table-cell table:formula="of:=STDEV([.B26:.F26])/SQRT(COUNT([.B26:.F26]))" office:value-type="float" office:value="224.684667923737" calcext:value-type="float">
            <text:p>224.6846679237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1446" calcext:value-type="float">
            <text:p>1446</text:p>
          </table:table-cell>
          <table:table-cell office:value-type="float" office:value="1471" calcext:value-type="float">
            <text:p>1471</text:p>
          </table:table-cell>
          <table:table-cell office:value-type="float" office:value="1646" calcext:value-type="float">
            <text:p>164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26:.P26])" office:value-type="float" office:value="1607" calcext:value-type="float">
            <text:p>1607</text:p>
          </table:table-cell>
          <table:table-cell table:formula="of:=STDEV([.L26:.P26])/SQRT(COUNT([.L26:.P26]))" office:value-type="float" office:value="66.7158152164837" calcext:value-type="float">
            <text:p>66.715815216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7:.F27])" office:value-type="float" office:value="486.2" calcext:value-type="float">
            <text:p>486.2</text:p>
          </table:table-cell>
          <table:table-cell table:formula="of:=STDEV([.B27:.F27])/SQRT(COUNT([.B27:.F27]))" office:value-type="float" office:value="66.0472558097609" calcext:value-type="float">
            <text:p>66.047255809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021" calcext:value-type="float">
            <text:p>1021</text:p>
          </table:table-cell>
          <table:table-cell office:value-type="float" office:value="1406" calcext:value-type="float">
            <text:p>1406</text:p>
          </table:table-cell>
          <table:table-cell office:value-type="float" office:value="1346" calcext:value-type="float">
            <text:p>13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27:.P27])" office:value-type="float" office:value="1397" calcext:value-type="float">
            <text:p>1397</text:p>
          </table:table-cell>
          <table:table-cell table:formula="of:=STDEV([.L27:.P27])/SQRT(COUNT([.L27:.P27]))" office:value-type="float" office:value="112.120470923021" calcext:value-type="float">
            <text:p>112.120470923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28:.F28])" office:value-type="float" office:value="550.2" calcext:value-type="float">
            <text:p>550.2</text:p>
          </table:table-cell>
          <table:table-cell table:formula="of:=STDEV([.B28:.F28])/SQRT(COUNT([.B28:.F28]))" office:value-type="float" office:value="97.9011746609815" calcext:value-type="float">
            <text:p>97.90117466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1" calcext:value-type="float">
            <text:p>1871</text:p>
          </table:table-cell>
          <table:table-cell office:value-type="float" office:value="1211" calcext:value-type="float">
            <text:p>1211</text:p>
          </table:table-cell>
          <table:table-cell office:value-type="float" office:value="2106" calcext:value-type="float">
            <text:p>2106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formula="of:=AVERAGE([.L28:.P28])" office:value-type="float" office:value="1765" calcext:value-type="float">
            <text:p>1765</text:p>
          </table:table-cell>
          <table:table-cell table:formula="of:=STDEV([.L28:.P28])/SQRT(COUNT([.L28:.P28]))" office:value-type="float" office:value="178.251227204752" calcext:value-type="float">
            <text:p>178.2512272048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29:.F29])" office:value-type="float" office:value="876.8" calcext:value-type="float">
            <text:p>876.8</text:p>
          </table:table-cell>
          <table:table-cell table:formula="of:=STDEV([.B29:.F29])/SQRT(COUNT([.B29:.F29]))" office:value-type="float" office:value="309.358109639945" calcext:value-type="float">
            <text:p>309.3581096399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29:.P29])" office:value-type="float" office:value="1768" calcext:value-type="float">
            <text:p>1768</text:p>
          </table:table-cell>
          <table:table-cell table:formula="of:=STDEV([.L29:.P29])/SQRT(COUNT([.L29:.P29]))" office:value-type="float" office:value="122.296770194474" calcext:value-type="float">
            <text:p>122.296770194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651" calcext:value-type="float">
            <text:p>1651</text:p>
          </table:table-cell>
          <table:table-cell office:value-type="float" office:value="371" calcext:value-type="float">
            <text:p>371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0:.F30])" office:value-type="float" office:value="659" calcext:value-type="float">
            <text:p>659</text:p>
          </table:table-cell>
          <table:table-cell table:formula="of:=STDEV([.B30:.F30])/SQRT(COUNT([.B30:.F30]))" office:value-type="float" office:value="248.695798114886" calcext:value-type="float">
            <text:p>248.6957981149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2156" calcext:value-type="float">
            <text:p>2156</text:p>
          </table:table-cell>
          <table:table-cell office:value-type="float" office:value="1556" calcext:value-type="float">
            <text:p>155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0:.P30])" office:value-type="float" office:value="1540" calcext:value-type="float">
            <text:p>1540</text:p>
          </table:table-cell>
          <table:table-cell table:formula="of:=STDEV([.L30:.P30])/SQRT(COUNT([.L30:.P30]))" office:value-type="float" office:value="171.532795698082" calcext:value-type="float">
            <text:p>171.53279569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843" calcext:value-type="float">
            <text:p>1843</text:p>
          </table:table-cell>
          <table:table-cell office:value-type="float" office:value="755" calcext:value-type="float">
            <text:p>75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1:.F31])" office:value-type="float" office:value="767.8" calcext:value-type="float">
            <text:p>767.8</text:p>
          </table:table-cell>
          <table:table-cell table:formula="of:=STDEV([.B31:.F31])/SQRT(COUNT([.B31:.F31]))" office:value-type="float" office:value="277.054218520491" calcext:value-type="float">
            <text:p>277.0542185205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196" calcext:value-type="float">
            <text:p>1196</text:p>
          </table:table-cell>
          <table:table-cell office:value-type="float" office:value="1641" calcext:value-type="float">
            <text:p>164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31:.P31])" office:value-type="float" office:value="1471" calcext:value-type="float">
            <text:p>1471</text:p>
          </table:table-cell>
          <table:table-cell table:formula="of:=STDEV([.L31:.P31])/SQRT(COUNT([.L31:.P31]))" office:value-type="float" office:value="110.317722964173" calcext:value-type="float">
            <text:p>110.317722964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371" calcext:value-type="float">
            <text:p>371</text:p>
          </table:table-cell>
          <table:table-cell office:value-type="float" office:value="627" calcext:value-type="float">
            <text:p>627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2:.F32])" office:value-type="float" office:value="646.2" calcext:value-type="float">
            <text:p>646.2</text:p>
          </table:table-cell>
          <table:table-cell table:formula="of:=STDEV([.B32:.F32])/SQRT(COUNT([.B32:.F32]))" office:value-type="float" office:value="161.147882393781" calcext:value-type="float">
            <text:p>161.14788239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831" calcext:value-type="float">
            <text:p>1831</text:p>
          </table:table-cell>
          <table:table-cell office:value-type="float" office:value="2181" calcext:value-type="float">
            <text:p>21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32:.P32])" office:value-type="float" office:value="1666" calcext:value-type="float">
            <text:p>1666</text:p>
          </table:table-cell>
          <table:table-cell table:formula="of:=STDEV([.L32:.P32])/SQRT(COUNT([.L32:.P32]))" office:value-type="float" office:value="151.731671051234" calcext:value-type="float">
            <text:p>151.731671051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3:.F33])" office:value-type="float" office:value="447.8" calcext:value-type="float">
            <text:p>447.8</text:p>
          </table:table-cell>
          <table:table-cell table:formula="of:=STDEV([.B33:.F33])/SQRT(COUNT([.B33:.F33]))" office:value-type="float" office:value="25.9969228948351" calcext:value-type="float">
            <text:p>25.996922894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641" calcext:value-type="float">
            <text:p>1641</text:p>
          </table:table-cell>
          <table:table-cell office:value-type="float" office:value="1106" calcext:value-type="float">
            <text:p>1106</text:p>
          </table:table-cell>
          <table:table-cell office:value-type="float" office:value="1481" calcext:value-type="float">
            <text:p>1481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formula="of:=AVERAGE([.L33:.P33])" office:value-type="float" office:value="1434" calcext:value-type="float">
            <text:p>1434</text:p>
          </table:table-cell>
          <table:table-cell table:formula="of:=STDEV([.L33:.P33])/SQRT(COUNT([.L33:.P33]))" office:value-type="float" office:value="88.1561115294907" calcext:value-type="float">
            <text:p>88.156111529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691" calcext:value-type="float">
            <text:p>69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34:.F34])" office:value-type="float" office:value="620.6" calcext:value-type="float">
            <text:p>620.6</text:p>
          </table:table-cell>
          <table:table-cell table:formula="of:=STDEV([.B34:.F34])/SQRT(COUNT([.B34:.F34]))" office:value-type="float" office:value="91.8572806042069" calcext:value-type="float">
            <text:p>91.8572806042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446" calcext:value-type="float">
            <text:p>1446</text:p>
          </table:table-cell>
          <table:table-cell office:value-type="float" office:value="1747" calcext:value-type="float">
            <text:p>1747</text:p>
          </table:table-cell>
          <table:table-cell table:number-columns-repeated="2"/>
          <table:table-cell table:formula="of:=AVERAGE([.L34:.P34])" office:value-type="float" office:value="1462.2" calcext:value-type="float">
            <text:p>1462.2</text:p>
          </table:table-cell>
          <table:table-cell table:formula="of:=STDEV([.L34:.P34])/SQRT(COUNT([.L34:.P34]))" office:value-type="float" office:value="77.2297869995768" calcext:value-type="float">
            <text:p>77.2297869996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35:.F35])" office:value-type="float" office:value="742.4" calcext:value-type="float">
            <text:p>742.4</text:p>
          </table:table-cell>
          <table:table-cell table:formula="of:=STDEV([.B35:.F35])/SQRT(COUNT([.B35:.F35]))" office:value-type="float" office:value="339.701574915395" calcext:value-type="float">
            <text:p>339.701574915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221" calcext:value-type="float">
            <text:p>1221</text:p>
          </table:table-cell>
          <table:table-cell office:value-type="float" office:value="1856" calcext:value-type="float">
            <text:p>1856</text:p>
          </table:table-cell>
          <table:table-cell office:value-type="float" office:value="2181" calcext:value-type="float">
            <text:p>218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35:.P35])" office:value-type="float" office:value="1649" calcext:value-type="float">
            <text:p>1649</text:p>
          </table:table-cell>
          <table:table-cell table:formula="of:=STDEV([.L35:.P35])/SQRT(COUNT([.L35:.P35]))" office:value-type="float" office:value="170.694170960815" calcext:value-type="float">
            <text:p>170.694170960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011" calcext:value-type="float">
            <text:p>101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36:.F36])" office:value-type="float" office:value="595" calcext:value-type="float">
            <text:p>595</text:p>
          </table:table-cell>
          <table:table-cell table:formula="of:=STDEV([.B36:.F36])/SQRT(COUNT([.B36:.F36]))" office:value-type="float" office:value="110.388405188226" calcext:value-type="float">
            <text:p>110.3884051882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546" calcext:value-type="float">
            <text:p>1546</text:p>
          </table:table-cell>
          <table:table-cell office:value-type="float" office:value="2331" calcext:value-type="float">
            <text:p>2331</text:p>
          </table:table-cell>
          <table:table-cell office:value-type="float" office:value="1461" calcext:value-type="float">
            <text:p>14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6:.P36])" office:value-type="float" office:value="1749" calcext:value-type="float">
            <text:p>1749</text:p>
          </table:table-cell>
          <table:table-cell table:formula="of:=STDEV([.L36:.P36])/SQRT(COUNT([.L36:.P36]))" office:value-type="float" office:value="152.811975970472" calcext:value-type="float">
            <text:p>152.811975970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171" calcext:value-type="float">
            <text:p>117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37:.F37])" office:value-type="float" office:value="678.2" calcext:value-type="float">
            <text:p>678.2</text:p>
          </table:table-cell>
          <table:table-cell table:formula="of:=STDEV([.B37:.F37])/SQRT(COUNT([.B37:.F37]))" office:value-type="float" office:value="151.654343821732" calcext:value-type="float">
            <text:p>151.654343821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731" calcext:value-type="float">
            <text:p>1731</text:p>
          </table:table-cell>
          <table:table-cell office:value-type="float" office:value="2406" calcext:value-type="float">
            <text:p>24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7:.P37])" office:value-type="float" office:value="1779" calcext:value-type="float">
            <text:p>1779</text:p>
          </table:table-cell>
          <table:table-cell table:formula="of:=STDEV([.L37:.P37])/SQRT(COUNT([.L37:.P37]))" office:value-type="float" office:value="172.275941442791" calcext:value-type="float">
            <text:p>172.275941442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747" calcext:value-type="float">
            <text:p>174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8:.F38])" office:value-type="float" office:value="729.4" calcext:value-type="float">
            <text:p>729.4</text:p>
          </table:table-cell>
          <table:table-cell table:formula="of:=STDEV([.B38:.F38])/SQRT(COUNT([.B38:.F38]))" office:value-type="float" office:value="259.061691494516" calcext:value-type="float">
            <text:p>259.061691494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546" calcext:value-type="float">
            <text:p>1546</text:p>
          </table:table-cell>
          <table:table-cell office:value-type="float" office:value="1331" calcext:value-type="float">
            <text:p>1331</text:p>
          </table:table-cell>
          <table:table-cell office:value-type="float" office:value="1181" calcext:value-type="float">
            <text:p>11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38:.P38])" office:value-type="float" office:value="1420" calcext:value-type="float">
            <text:p>1420</text:p>
          </table:table-cell>
          <table:table-cell table:formula="of:=STDEV([.L38:.P38])/SQRT(COUNT([.L38:.P38]))" office:value-type="float" office:value="73.6613874428116" calcext:value-type="float">
            <text:p>73.661387442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1651" calcext:value-type="float">
            <text:p>1651</text:p>
          </table:table-cell>
          <table:table-cell office:value-type="float" office:value="1459" calcext:value-type="float">
            <text:p>1459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39:.F39])" office:value-type="float" office:value="921.4" calcext:value-type="float">
            <text:p>921.4</text:p>
          </table:table-cell>
          <table:table-cell table:formula="of:=STDEV([.B39:.F39])/SQRT(COUNT([.B39:.F39]))" office:value-type="float" office:value="261.813979764259" calcext:value-type="float">
            <text:p>261.8139797643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446" calcext:value-type="float">
            <text:p>1446</text:p>
          </table:table-cell>
          <table:table-cell office:value-type="float" office:value="1756" calcext:value-type="float">
            <text:p>1756</text:p>
          </table:table-cell>
          <table:table-cell office:value-type="float" office:value="1581" calcext:value-type="float">
            <text:p>158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39:.P39])" office:value-type="float" office:value="1668" calcext:value-type="float">
            <text:p>1668</text:p>
          </table:table-cell>
          <table:table-cell table:formula="of:=STDEV([.L39:.P39])/SQRT(COUNT([.L39:.P39]))" office:value-type="float" office:value="70.5443123150265" calcext:value-type="float">
            <text:p>70.54431231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40:.F40])" office:value-type="float" office:value="812.8" calcext:value-type="float">
            <text:p>812.8</text:p>
          </table:table-cell>
          <table:table-cell table:formula="of:=STDEV([.B40:.F40])/SQRT(COUNT([.B40:.F40]))" office:value-type="float" office:value="323.604758926688" calcext:value-type="float">
            <text:p>323.6047589267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11" calcext:value-type="float">
            <text:p>1511</text:p>
          </table:table-cell>
          <table:table-cell office:value-type="float" office:value="1656" calcext:value-type="float">
            <text:p>1656</text:p>
          </table:table-cell>
          <table:table-cell office:value-type="float" office:value="1906" calcext:value-type="float">
            <text:p>190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0:.P40])" office:value-type="float" office:value="1669" calcext:value-type="float">
            <text:p>1669</text:p>
          </table:table-cell>
          <table:table-cell table:formula="of:=STDEV([.L40:.P40])/SQRT(COUNT([.L40:.P40]))" office:value-type="float" office:value="68.2934843158555" calcext:value-type="float">
            <text:p>68.293484315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851" calcext:value-type="float">
            <text:p>85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41:.F41])" office:value-type="float" office:value="870.4" calcext:value-type="float">
            <text:p>870.4</text:p>
          </table:table-cell>
          <table:table-cell table:formula="of:=STDEV([.B41:.F41])/SQRT(COUNT([.B41:.F41]))" office:value-type="float" office:value="316.751574581722" calcext:value-type="float">
            <text:p>316.7515745817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86" calcext:value-type="float">
            <text:p>1986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table:formula="of:=AVERAGE([.L41:.P41])" office:value-type="float" office:value="1655" calcext:value-type="float">
            <text:p>1655</text:p>
          </table:table-cell>
          <table:table-cell table:formula="of:=STDEV([.L41:.P41])/SQRT(COUNT([.L41:.P41]))" office:value-type="float" office:value="123.616341961733" calcext:value-type="float">
            <text:p>123.616341961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67" calcext:value-type="float">
            <text:p>12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2:.F42])" office:value-type="float" office:value="607.8" calcext:value-type="float">
            <text:p>607.8</text:p>
          </table:table-cell>
          <table:table-cell table:formula="of:=STDEV([.B42:.F42])/SQRT(COUNT([.B42:.F42]))" office:value-type="float" office:value="169.811189266196" calcext:value-type="float">
            <text:p>169.81118926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246" calcext:value-type="float">
            <text:p>1246</text:p>
          </table:table-cell>
          <table:table-cell office:value-type="float" office:value="1006" calcext:value-type="float">
            <text:p>10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42:.P42])" office:value-type="float" office:value="1379" calcext:value-type="float">
            <text:p>1379</text:p>
          </table:table-cell>
          <table:table-cell table:formula="of:=STDEV([.L42:.P42])/SQRT(COUNT([.L42:.P42]))" office:value-type="float" office:value="137.854996282326" calcext:value-type="float">
            <text:p>137.854996282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851" calcext:value-type="float">
            <text:p>851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/>
          <table:table-cell table:formula="of:=AVERAGE([.B43:.F43])" office:value-type="float" office:value="876.6" calcext:value-type="float">
            <text:p>876.6</text:p>
          </table:table-cell>
          <table:table-cell table:formula="of:=STDEV([.B43:.F43])/SQRT(COUNT([.B43:.F43]))" office:value-type="float" office:value="248.572243020012" calcext:value-type="float">
            <text:p>248.57224302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731" calcext:value-type="float">
            <text:p>1731</text:p>
          </table:table-cell>
          <table:table-cell office:value-type="float" office:value="1406" calcext:value-type="float">
            <text:p>1406</text:p>
          </table:table-cell>
          <table:table-cell office:value-type="float" office:value="1791" calcext:value-type="float">
            <text:p>179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43:.P43])" office:value-type="float" office:value="1583" calcext:value-type="float">
            <text:p>1583</text:p>
          </table:table-cell>
          <table:table-cell table:formula="of:=STDEV([.L43:.P43])/SQRT(COUNT([.L43:.P43]))" office:value-type="float" office:value="83.0150588748812" calcext:value-type="float">
            <text:p>83.015058874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44:.F44])" office:value-type="float" office:value="524.6" calcext:value-type="float">
            <text:p>524.6</text:p>
          </table:table-cell>
          <table:table-cell table:formula="of:=STDEV([.B44:.F44])/SQRT(COUNT([.B44:.F44]))" office:value-type="float" office:value="65.1103678380026" calcext:value-type="float">
            <text:p>65.11036783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31" calcext:value-type="float">
            <text:p>1631</text:p>
          </table:table-cell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44:.P44])" office:value-type="float" office:value="1607" calcext:value-type="float">
            <text:p>1607</text:p>
          </table:table-cell>
          <table:table-cell table:formula="of:=STDEV([.L44:.P44])/SQRT(COUNT([.L44:.P44]))" office:value-type="float" office:value="85.3873526934756" calcext:value-type="float">
            <text:p>85.387352693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5:.F45])" office:value-type="float" office:value="454.2" calcext:value-type="float">
            <text:p>454.2</text:p>
          </table:table-cell>
          <table:table-cell table:formula="of:=STDEV([.B45:.F45])/SQRT(COUNT([.B45:.F45]))" office:value-type="float" office:value="27.8969532386603" calcext:value-type="float">
            <text:p>27.8969532387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/>
          <table:table-cell table:formula="of:=AVERAGE([.L45:.P45])" office:value-type="float" office:value="1582" calcext:value-type="float">
            <text:p>1582</text:p>
          </table:table-cell>
          <table:table-cell table:formula="of:=STDEV([.L45:.P45])/SQRT(COUNT([.L45:.P45]))" office:value-type="float" office:value="150.593824574582" calcext:value-type="float">
            <text:p>150.593824574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011" calcext:value-type="float">
            <text:p>1011</text:p>
          </table:table-cell>
          <table:table-cell office:value-type="float" office:value="915" calcext:value-type="float">
            <text:p>915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46:.F46])" office:value-type="float" office:value="678.2" calcext:value-type="float">
            <text:p>678.2</text:p>
          </table:table-cell>
          <table:table-cell table:formula="of:=STDEV([.B46:.F46])/SQRT(COUNT([.B46:.F46]))" office:value-type="float" office:value="124.183090636366" calcext:value-type="float">
            <text:p>124.183090636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11" calcext:value-type="float">
            <text:p>1611</text:p>
          </table:table-cell>
          <table:table-cell office:value-type="float" office:value="1506" calcext:value-type="float">
            <text:p>1506</text:p>
          </table:table-cell>
          <table:table-cell office:value-type="float" office:value="2286" calcext:value-type="float">
            <text:p>2286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table:formula="of:=AVERAGE([.L46:.P46])" office:value-type="float" office:value="1669.2" calcext:value-type="float">
            <text:p>1669.2</text:p>
          </table:table-cell>
          <table:table-cell table:formula="of:=STDEV([.L46:.P46])/SQRT(COUNT([.L46:.P46]))" office:value-type="float" office:value="159.827219208744" calcext:value-type="float">
            <text:p>159.827219208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7:.F47])" office:value-type="float" office:value="511.8" calcext:value-type="float">
            <text:p>511.8</text:p>
          </table:table-cell>
          <table:table-cell table:formula="of:=STDEV([.B47:.F47])/SQRT(COUNT([.B47:.F47]))" office:value-type="float" office:value="62.050302174929" calcext:value-type="float">
            <text:p>62.050302174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961" calcext:value-type="float">
            <text:p>196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47:.P47])" office:value-type="float" office:value="1623" calcext:value-type="float">
            <text:p>1623</text:p>
          </table:table-cell>
          <table:table-cell table:formula="of:=STDEV([.L47:.P47])/SQRT(COUNT([.L47:.P47]))" office:value-type="float" office:value="145.950334018117" calcext:value-type="float">
            <text:p>145.950334018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48:.F48])" office:value-type="float" office:value="473.4" calcext:value-type="float">
            <text:p>473.4</text:p>
          </table:table-cell>
          <table:table-cell table:formula="of:=STDEV([.B48:.F48])/SQRT(COUNT([.B48:.F48]))" office:value-type="float" office:value="59.3511583711725" calcext:value-type="float">
            <text:p>59.351158371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office:value-type="float" office:value="1421" calcext:value-type="float">
            <text:p>1421</text:p>
          </table:table-cell>
          <table:table-cell office:value-type="float" office:value="1781" calcext:value-type="float">
            <text:p>1781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48:.P48])" office:value-type="float" office:value="1627" calcext:value-type="float">
            <text:p>1627</text:p>
          </table:table-cell>
          <table:table-cell table:formula="of:=STDEV([.L48:.P48])/SQRT(COUNT([.L48:.P48]))" office:value-type="float" office:value="106.482392910753" calcext:value-type="float">
            <text:p>106.48239291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107" calcext:value-type="float">
            <text:p>1107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49:.F49])" office:value-type="float" office:value="601.4" calcext:value-type="float">
            <text:p>601.4</text:p>
          </table:table-cell>
          <table:table-cell table:formula="of:=STDEV([.B49:.F49])/SQRT(COUNT([.B49:.F49]))" office:value-type="float" office:value="135.538038941103" calcext:value-type="float">
            <text:p>135.5380389411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21" calcext:value-type="float">
            <text:p>1521</text:p>
          </table:table-cell>
          <table:table-cell office:value-type="float" office:value="2656" calcext:value-type="float">
            <text:p>2656</text:p>
          </table:table-cell>
          <table:table-cell table:number-columns-repeated="2"/>
          <table:table-cell table:formula="of:=AVERAGE([.L49:.P49])" office:value-type="float" office:value="1626" calcext:value-type="float">
            <text:p>1626</text:p>
          </table:table-cell>
          <table:table-cell table:formula="of:=STDEV([.L49:.P49])/SQRT(COUNT([.L49:.P49]))" office:value-type="float" office:value="267.987872859949" calcext:value-type="float">
            <text:p>267.987872859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715" calcext:value-type="float">
            <text:p>171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50:.F50])" office:value-type="float" office:value="870.2" calcext:value-type="float">
            <text:p>870.2</text:p>
          </table:table-cell>
          <table:table-cell table:formula="of:=STDEV([.B50:.F50])/SQRT(COUNT([.B50:.F50]))" office:value-type="float" office:value="269.370822473407" calcext:value-type="float">
            <text:p>269.370822473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0:.P50])" office:value-type="float" office:value="1538" calcext:value-type="float">
            <text:p>1538</text:p>
          </table:table-cell>
          <table:table-cell table:formula="of:=STDEV([.L50:.P50])/SQRT(COUNT([.L50:.P50]))" office:value-type="float" office:value="92.6498785752038" calcext:value-type="float">
            <text:p>92.6498785752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1:.F51])" office:value-type="float" office:value="511.8" calcext:value-type="float">
            <text:p>511.8</text:p>
          </table:table-cell>
          <table:table-cell table:formula="of:=STDEV([.B51:.F51])/SQRT(COUNT([.B51:.F51]))" office:value-type="float" office:value="67.5798786622172" calcext:value-type="float">
            <text:p>67.5798786622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121" calcext:value-type="float">
            <text:p>1121</text:p>
          </table:table-cell>
          <table:table-cell office:value-type="float" office:value="1231" calcext:value-type="float">
            <text:p>1231</text:p>
          </table:table-cell>
          <table:table-cell office:value-type="float" office:value="1821" calcext:value-type="float">
            <text:p>182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1:.P51])" office:value-type="float" office:value="1449" calcext:value-type="float">
            <text:p>1449</text:p>
          </table:table-cell>
          <table:table-cell table:formula="of:=STDEV([.L51:.P51])/SQRT(COUNT([.L51:.P51]))" office:value-type="float" office:value="135.356935544508" calcext:value-type="float">
            <text:p>135.3569355445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2:.F52])" office:value-type="float" office:value="614.2" calcext:value-type="float">
            <text:p>614.2</text:p>
          </table:table-cell>
          <table:table-cell table:formula="of:=STDEV([.B52:.F52])/SQRT(COUNT([.B52:.F52]))" office:value-type="float" office:value="176.029088505281" calcext:value-type="float">
            <text:p>176.0290885053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1446" calcext:value-type="float">
            <text:p>1446</text:p>
          </table:table-cell>
          <table:table-cell office:value-type="float" office:value="2056" calcext:value-type="float">
            <text:p>2056</text:p>
          </table:table-cell>
          <table:table-cell office:value-type="float" office:value="1561" calcext:value-type="float">
            <text:p>1561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2:.P52])" office:value-type="float" office:value="1628" calcext:value-type="float">
            <text:p>1628</text:p>
          </table:table-cell>
          <table:table-cell table:formula="of:=STDEV([.L52:.P52])/SQRT(COUNT([.L52:.P52]))" office:value-type="float" office:value="121.022725138711" calcext:value-type="float">
            <text:p>121.022725138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99" calcext:value-type="float">
            <text:p>1299</text:p>
          </table:table-cell>
          <table:table-cell office:value-type="float" office:value="371" calcext:value-type="float">
            <text:p>3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3:.F53])" office:value-type="float" office:value="697.4" calcext:value-type="float">
            <text:p>697.4</text:p>
          </table:table-cell>
          <table:table-cell table:formula="of:=STDEV([.B53:.F53])/SQRT(COUNT([.B53:.F53]))" office:value-type="float" office:value="202.992019547567" calcext:value-type="float">
            <text:p>202.9920195476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546" calcext:value-type="float">
            <text:p>1546</text:p>
          </table:table-cell>
          <table:table-cell office:value-type="float" office:value="1831" calcext:value-type="float">
            <text:p>1831</text:p>
          </table:table-cell>
          <table:table-cell office:value-type="float" office:value="1701" calcext:value-type="float">
            <text:p>170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3:.P53])" office:value-type="float" office:value="1642" calcext:value-type="float">
            <text:p>1642</text:p>
          </table:table-cell>
          <table:table-cell table:formula="of:=STDEV([.L53:.P53])/SQRT(COUNT([.L53:.P53]))" office:value-type="float" office:value="57.9525668111431" calcext:value-type="float">
            <text:p>57.952566811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1555" calcext:value-type="float">
            <text:p>1555</text:p>
          </table:table-cell>
          <table:table-cell office:value-type="float" office:value="595" calcext:value-type="float">
            <text:p>59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54:.F54])" office:value-type="float" office:value="678.2" calcext:value-type="float">
            <text:p>678.2</text:p>
          </table:table-cell>
          <table:table-cell table:formula="of:=STDEV([.B54:.F54])/SQRT(COUNT([.B54:.F54]))" office:value-type="float" office:value="222.302136741868" calcext:value-type="float">
            <text:p>222.3021367419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546" calcext:value-type="float">
            <text:p>1546</text:p>
          </table:table-cell>
          <table:table-cell office:value-type="float" office:value="1606" calcext:value-type="float">
            <text:p>1606</text:p>
          </table:table-cell>
          <table:table-cell office:value-type="float" office:value="1556" calcext:value-type="float">
            <text:p>155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54:.P54])" office:value-type="float" office:value="1644" calcext:value-type="float">
            <text:p>1644</text:p>
          </table:table-cell>
          <table:table-cell table:formula="of:=STDEV([.L54:.P54])/SQRT(COUNT([.L54:.P54]))" office:value-type="float" office:value="49.4368283772331" calcext:value-type="float">
            <text:p>49.436828377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55:.F55])" office:value-type="float" office:value="601.4" calcext:value-type="float">
            <text:p>601.4</text:p>
          </table:table-cell>
          <table:table-cell table:formula="of:=STDEV([.B55:.F55])/SQRT(COUNT([.B55:.F55]))" office:value-type="float" office:value="161.718768236714" calcext:value-type="float">
            <text:p>161.7187682367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1546" calcext:value-type="float">
            <text:p>1546</text:p>
          </table:table-cell>
          <table:table-cell office:value-type="float" office:value="1206" calcext:value-type="float">
            <text:p>1206</text:p>
          </table:table-cell>
          <table:table-cell office:value-type="float" office:value="1646" calcext:value-type="float">
            <text:p>16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55:.P55])" office:value-type="float" office:value="1516" calcext:value-type="float">
            <text:p>1516</text:p>
          </table:table-cell>
          <table:table-cell table:formula="of:=STDEV([.L55:.P55])/SQRT(COUNT([.L55:.P55]))" office:value-type="float" office:value="87.0631954387157" calcext:value-type="float">
            <text:p>87.06319543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819" calcext:value-type="float">
            <text:p>819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5" calcext:value-type="float">
            <text:p>435</text:p>
          </table:table-cell>
          <table:table-cell table:number-columns-repeated="2"/>
          <table:table-cell table:formula="of:=AVERAGE([.B56:.F56])" office:value-type="float" office:value="857.4" calcext:value-type="float">
            <text:p>857.4</text:p>
          </table:table-cell>
          <table:table-cell table:formula="of:=STDEV([.B56:.F56])/SQRT(COUNT([.B56:.F56]))" office:value-type="float" office:value="294.921277631845" calcext:value-type="float">
            <text:p>294.9212776318</text:p>
          </table:table-cell>
          <table:table-cell/>
          <table:table-cell office:value-type="float" office:value="1361" calcext:value-type="float">
            <text:p>1361</text:p>
          </table:table-cell>
          <table:table-cell office:value-type="float" office:value="1121" calcext:value-type="float">
            <text:p>1121</text:p>
          </table:table-cell>
          <table:table-cell office:value-type="float" office:value="1431" calcext:value-type="float">
            <text:p>1431</text:p>
          </table:table-cell>
          <table:table-cell office:value-type="float" office:value="1481" calcext:value-type="float">
            <text:p>14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6:.P56])" office:value-type="float" office:value="1380" calcext:value-type="float">
            <text:p>1380</text:p>
          </table:table-cell>
          <table:table-cell table:formula="of:=STDEV([.L56:.P56])/SQRT(COUNT([.L56:.P56]))" office:value-type="float" office:value="69.3253200497481" calcext:value-type="float">
            <text:p>69.325320049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57:.F57])" office:value-type="float" office:value="755.2" calcext:value-type="float">
            <text:p>755.2</text:p>
          </table:table-cell>
          <table:table-cell table:formula="of:=STDEV([.B57:.F57])/SQRT(COUNT([.B57:.F57]))" office:value-type="float" office:value="337.491985090017" calcext:value-type="float">
            <text:p>337.4919850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121" calcext:value-type="float">
            <text:p>1121</text:p>
          </table:table-cell>
          <table:table-cell office:value-type="float" office:value="1506" calcext:value-type="float">
            <text:p>1506</text:p>
          </table:table-cell>
          <table:table-cell office:value-type="float" office:value="1686" calcext:value-type="float">
            <text:p>1686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table:formula="of:=AVERAGE([.L57:.P57])" office:value-type="float" office:value="1492" calcext:value-type="float">
            <text:p>1492</text:p>
          </table:table-cell>
          <table:table-cell table:formula="of:=STDEV([.L57:.P57])/SQRT(COUNT([.L57:.P57]))" office:value-type="float" office:value="102.924729778611" calcext:value-type="float">
            <text:p>102.924729778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11" calcext:value-type="float">
            <text:p>181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780.6" calcext:value-type="float">
            <text:p>780.6</text:p>
          </table:table-cell>
          <table:table-cell table:formula="of:=STDEV([.B58:.F58])/SQRT(COUNT([.B58:.F58]))" office:value-type="float" office:value="259.65392352129" calcext:value-type="float">
            <text:p>259.6539235213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float" office:value="1346" calcext:value-type="float">
            <text:p>1346</text:p>
          </table:table-cell>
          <table:table-cell office:value-type="float" office:value="1106" calcext:value-type="float">
            <text:p>1106</text:p>
          </table:table-cell>
          <table:table-cell office:value-type="float" office:value="1596" calcext:value-type="float">
            <text:p>1596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58:.P58])" office:value-type="float" office:value="1426" calcext:value-type="float">
            <text:p>1426</text:p>
          </table:table-cell>
          <table:table-cell table:formula="of:=STDEV([.L58:.P58])/SQRT(COUNT([.L58:.P58]))" office:value-type="float" office:value="91.2688336728371" calcext:value-type="float">
            <text:p>91.268833672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59:.F59])" office:value-type="float" office:value="857.6" calcext:value-type="float">
            <text:p>857.6</text:p>
          </table:table-cell>
          <table:table-cell table:formula="of:=STDEV([.B59:.F59])/SQRT(COUNT([.B59:.F59]))" office:value-type="float" office:value="315.911949758157" calcext:value-type="float">
            <text:p>315.9119497582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346" calcext:value-type="float">
            <text:p>1346</text:p>
          </table:table-cell>
          <table:table-cell office:value-type="float" office:value="1621" calcext:value-type="float">
            <text:p>1621</text:p>
          </table:table-cell>
          <table:table-cell office:value-type="float" office:value="2306" calcext:value-type="float">
            <text:p>2306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AVERAGE([.L59:.P59])" office:value-type="float" office:value="1757" calcext:value-type="float">
            <text:p>1757</text:p>
          </table:table-cell>
          <table:table-cell table:formula="of:=STDEV([.L59:.P59])/SQRT(COUNT([.L59:.P59]))" office:value-type="float" office:value="175.188469940233" calcext:value-type="float">
            <text:p>175.188469940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736" calcext:value-type="float">
            <text:p>736</text:p>
          </table:table-cell>
          <table:table-cell table:formula="of:=STDEV([.B60:.F60])/SQRT(COUNT([.B60:.F60]))" office:value-type="float" office:value="341.506368901079" calcext:value-type="float">
            <text:p>341.5063689011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546" calcext:value-type="float">
            <text:p>1546</text:p>
          </table:table-cell>
          <table:table-cell office:value-type="float" office:value="1631" calcext:value-type="float">
            <text:p>1631</text:p>
          </table:table-cell>
          <table:table-cell office:value-type="float" office:value="1676" calcext:value-type="float">
            <text:p>167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60:.P60])" office:value-type="float" office:value="1580" calcext:value-type="float">
            <text:p>1580</text:p>
          </table:table-cell>
          <table:table-cell table:formula="of:=STDEV([.L60:.P60])/SQRT(COUNT([.L60:.P60]))" office:value-type="float" office:value="33.8895264056611" calcext:value-type="float">
            <text:p>33.889526405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1:.F61])" office:value-type="float" office:value="511.8" calcext:value-type="float">
            <text:p>511.8</text:p>
          </table:table-cell>
          <table:table-cell table:formula="of:=STDEV([.B61:.F61])/SQRT(COUNT([.B61:.F61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AVERAGE([.L61:.P61])" office:value-type="float" office:value="1316" calcext:value-type="float">
            <text:p>1316</text:p>
          </table:table-cell>
          <table:table-cell table:formula="of:=STDEV([.L61:.P61])/SQRT(COUNT([.L61:.P61]))" office:value-type="float" office:value="101.968132276707" calcext:value-type="float">
            <text:p>101.968132276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2:.F62])" office:value-type="float" office:value="774.4" calcext:value-type="float">
            <text:p>774.4</text:p>
          </table:table-cell>
          <table:table-cell table:formula="of:=STDEV([.B62:.F62])/SQRT(COUNT([.B62:.F62]))" office:value-type="float" office:value="336.060054156991" calcext:value-type="float">
            <text:p>336.060054157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121" calcext:value-type="float">
            <text:p>1121</text:p>
          </table:table-cell>
          <table:table-cell office:value-type="float" office:value="1331" calcext:value-type="float">
            <text:p>1331</text:p>
          </table:table-cell>
          <table:table-cell office:value-type="float" office:value="1546" calcext:value-type="float">
            <text:p>154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62:.P62])" office:value-type="float" office:value="1435" calcext:value-type="float">
            <text:p>1435</text:p>
          </table:table-cell>
          <table:table-cell table:formula="of:=STDEV([.L62:.P62])/SQRT(COUNT([.L62:.P62]))" office:value-type="float" office:value="99.1135712200908" calcext:value-type="float">
            <text:p>99.113571220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499" calcext:value-type="float">
            <text:p>499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3:.F63])" office:value-type="float" office:value="832" calcext:value-type="float">
            <text:p>832</text:p>
          </table:table-cell>
          <table:table-cell table:formula="of:=STDEV([.B63:.F63])/SQRT(COUNT([.B63:.F63]))" office:value-type="float" office:value="323.633434613916" calcext:value-type="float">
            <text:p>323.6334346139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1481" calcext:value-type="float">
            <text:p>14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3:.P63])" office:value-type="float" office:value="1384" calcext:value-type="float">
            <text:p>1384</text:p>
          </table:table-cell>
          <table:table-cell table:formula="of:=STDEV([.L63:.P63])/SQRT(COUNT([.L63:.P63]))" office:value-type="float" office:value="116.49678107141" calcext:value-type="float">
            <text:p>116.496781071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035" calcext:value-type="float">
            <text:p>2035</text:p>
          </table:table-cell>
          <table:table-cell office:value-type="float" office:value="979" calcext:value-type="float">
            <text:p>979</text:p>
          </table:table-cell>
          <table:table-cell office:value-type="float" office:value="1011" calcext:value-type="float">
            <text:p>101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4:.F64])" office:value-type="float" office:value="985.4" calcext:value-type="float">
            <text:p>985.4</text:p>
          </table:table-cell>
          <table:table-cell table:formula="of:=STDEV([.B64:.F64])/SQRT(COUNT([.B64:.F64]))" office:value-type="float" office:value="290.372450483857" calcext:value-type="float">
            <text:p>290.3724504839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931" calcext:value-type="float">
            <text:p>1931</text:p>
          </table:table-cell>
          <table:table-cell office:value-type="float" office:value="1156" calcext:value-type="float">
            <text:p>11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4:.P64])" office:value-type="float" office:value="1645" calcext:value-type="float">
            <text:p>1645</text:p>
          </table:table-cell>
          <table:table-cell table:formula="of:=STDEV([.L64:.P64])/SQRT(COUNT([.L64:.P64]))" office:value-type="float" office:value="159.651182269346" calcext:value-type="float">
            <text:p>159.651182269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5:.F65])" office:value-type="float" office:value="467" calcext:value-type="float">
            <text:p>467</text:p>
          </table:table-cell>
          <table:table-cell table:formula="of:=STDEV([.B65:.F65])/SQRT(COUNT([.B65:.F65]))" office:value-type="float" office:value="26.7731208490904" calcext:value-type="float">
            <text:p>26.773120849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float" office:value="1346" calcext:value-type="float">
            <text:p>1346</text:p>
          </table:table-cell>
          <table:table-cell office:value-type="float" office:value="1516" calcext:value-type="float">
            <text:p>1516</text:p>
          </table:table-cell>
          <table:table-cell office:value-type="float" office:value="1681" calcext:value-type="float">
            <text:p>1681</text:p>
          </table:table-cell>
          <table:table-cell office:value-type="float" office:value="1586" calcext:value-type="float">
            <text:p>1586</text:p>
          </table:table-cell>
          <table:table-cell table:number-columns-repeated="2"/>
          <table:table-cell table:formula="of:=AVERAGE([.L65:.P65])" office:value-type="float" office:value="1616" calcext:value-type="float">
            <text:p>1616</text:p>
          </table:table-cell>
          <table:table-cell table:formula="of:=STDEV([.L65:.P65])/SQRT(COUNT([.L65:.P65]))" office:value-type="float" office:value="100.062480480948" calcext:value-type="float">
            <text:p>100.0624804809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691" calcext:value-type="float">
            <text:p>691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6:.F66])" office:value-type="float" office:value="588.6" calcext:value-type="float">
            <text:p>588.6</text:p>
          </table:table-cell>
          <table:table-cell table:formula="of:=STDEV([.B66:.F66])/SQRT(COUNT([.B66:.F66]))" office:value-type="float" office:value="89.6" calcext:value-type="float">
            <text:p>89.6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61" calcext:value-type="float">
            <text:p>15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66:.P66])" office:value-type="float" office:value="1585" calcext:value-type="float">
            <text:p>1585</text:p>
          </table:table-cell>
          <table:table-cell table:formula="of:=STDEV([.L66:.P66])/SQRT(COUNT([.L66:.P66]))" office:value-type="float" office:value="124.833889629379" calcext:value-type="float">
            <text:p>124.833889629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67:.F67])" office:value-type="float" office:value="447.8" calcext:value-type="float">
            <text:p>447.8</text:p>
          </table:table-cell>
          <table:table-cell table:formula="of:=STDEV([.B67:.F67])/SQRT(COUNT([.B67:.F67]))" office:value-type="float" office:value="32.9460164511584" calcext:value-type="float">
            <text:p>32.946016451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1656" calcext:value-type="float">
            <text:p>1656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AVERAGE([.L67:.P67])" office:value-type="float" office:value="1472.6" calcext:value-type="float">
            <text:p>1472.6</text:p>
          </table:table-cell>
          <table:table-cell table:formula="of:=STDEV([.L67:.P67])/SQRT(COUNT([.L67:.P67]))" office:value-type="float" office:value="102.696445897606" calcext:value-type="float">
            <text:p>102.696445897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875" calcext:value-type="float">
            <text:p>1875</text:p>
          </table:table-cell>
          <table:table-cell office:value-type="float" office:value="531" calcext:value-type="float">
            <text:p>531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68:.F68])" office:value-type="float" office:value="793.4" calcext:value-type="float">
            <text:p>793.4</text:p>
          </table:table-cell>
          <table:table-cell table:formula="of:=STDEV([.B68:.F68])/SQRT(COUNT([.B68:.F68]))" office:value-type="float" office:value="271.604418226214" calcext:value-type="float">
            <text:p>271.6044182262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341" calcext:value-type="float">
            <text:p>134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8:.P68])" office:value-type="float" office:value="1456" calcext:value-type="float">
            <text:p>1456</text:p>
          </table:table-cell>
          <table:table-cell table:formula="of:=STDEV([.L68:.P68])/SQRT(COUNT([.L68:.P68]))" office:value-type="float" office:value="66.6895793958846" calcext:value-type="float">
            <text:p>66.6895793959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595" calcext:value-type="float">
            <text:p>595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AVERAGE([.B69:.F69])" office:value-type="float" office:value="511.8" calcext:value-type="float">
            <text:p>511.8</text:p>
          </table:table-cell>
          <table:table-cell table:formula="of:=STDEV([.B69:.F69])/SQRT(COUNT([.B69:.F69]))" office:value-type="float" office:value="80.0639744204595" calcext:value-type="float">
            <text:p>80.0639744205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021" calcext:value-type="float">
            <text:p>1021</text:p>
          </table:table-cell>
          <table:table-cell office:value-type="float" office:value="1831" calcext:value-type="float">
            <text:p>1831</text:p>
          </table:table-cell>
          <table:table-cell office:value-type="float" office:value="1881" calcext:value-type="float">
            <text:p>188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69:.P69])" office:value-type="float" office:value="1560" calcext:value-type="float">
            <text:p>1560</text:p>
          </table:table-cell>
          <table:table-cell table:formula="of:=STDEV([.L69:.P69])/SQRT(COUNT([.L69:.P69]))" office:value-type="float" office:value="154.744951452382" calcext:value-type="float">
            <text:p>154.7449514524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70:.F70])" office:value-type="float" office:value="518.2" calcext:value-type="float">
            <text:p>518.2</text:p>
          </table:table-cell>
          <table:table-cell table:formula="of:=STDEV([.B70:.F70])/SQRT(COUNT([.B70:.F70]))" office:value-type="float" office:value="45.9286403021034" calcext:value-type="float">
            <text:p>45.9286403021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546" calcext:value-type="float">
            <text:p>1546</text:p>
          </table:table-cell>
          <table:table-cell office:value-type="float" office:value="1431" calcext:value-type="float">
            <text:p>1431</text:p>
          </table:table-cell>
          <table:table-cell office:value-type="float" office:value="2031" calcext:value-type="float">
            <text:p>203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70:.P70])" office:value-type="float" office:value="1526" calcext:value-type="float">
            <text:p>1526</text:p>
          </table:table-cell>
          <table:table-cell table:formula="of:=STDEV([.L70:.P70])/SQRT(COUNT([.L70:.P70]))" office:value-type="float" office:value="134.712657163312" calcext:value-type="float">
            <text:p>134.712657163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1:.F71])" office:value-type="float" office:value="569.4" calcext:value-type="float">
            <text:p>569.4</text:p>
          </table:table-cell>
          <table:table-cell table:formula="of:=STDEV([.B71:.F71])/SQRT(COUNT([.B71:.F71]))" office:value-type="float" office:value="75.9957893570427" calcext:value-type="float">
            <text:p>75.995789357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546" calcext:value-type="float">
            <text:p>1546</text:p>
          </table:table-cell>
          <table:table-cell office:value-type="float" office:value="1783" calcext:value-type="float">
            <text:p>1783</text:p>
          </table:table-cell>
          <table:table-cell office:value-type="float" office:value="2171" calcext:value-type="float">
            <text:p>2171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AVERAGE([.L71:.P71])" office:value-type="float" office:value="1731.2" calcext:value-type="float">
            <text:p>1731.2</text:p>
          </table:table-cell>
          <table:table-cell table:formula="of:=STDEV([.L71:.P71])/SQRT(COUNT([.L71:.P71]))" office:value-type="float" office:value="117.882314195133" calcext:value-type="float">
            <text:p>117.882314195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715" calcext:value-type="float">
            <text:p>1715</text:p>
          </table:table-cell>
          <table:table-cell office:value-type="float" office:value="435" calcext:value-type="float">
            <text:p>435</text:p>
          </table:table-cell>
          <table:table-cell office:value-type="float" office:value="691" calcext:value-type="float">
            <text:p>69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2:.F72])" office:value-type="float" office:value="761.4" calcext:value-type="float">
            <text:p>761.4</text:p>
          </table:table-cell>
          <table:table-cell table:formula="of:=STDEV([.B72:.F72])/SQRT(COUNT([.B72:.F72]))" office:value-type="float" office:value="242.947237070109" calcext:value-type="float">
            <text:p>242.9472370701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1446" calcext:value-type="float">
            <text:p>1446</text:p>
          </table:table-cell>
          <table:table-cell office:value-type="float" office:value="2031" calcext:value-type="float">
            <text:p>2031</text:p>
          </table:table-cell>
          <table:table-cell office:value-type="float" office:value="1961" calcext:value-type="float">
            <text:p>1961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AVERAGE([.L72:.P72])" office:value-type="float" office:value="1794" calcext:value-type="float">
            <text:p>1794</text:p>
          </table:table-cell>
          <table:table-cell table:formula="of:=STDEV([.L72:.P72])/SQRT(COUNT([.L72:.P72]))" office:value-type="float" office:value="102.452427984895" calcext:value-type="float">
            <text:p>102.4524279849</text:p>
          </table:table-cell>
        </table:table-row>
        <table:table-row table:style-name="ro1">
          <table:table-cell/>
          <table:table-cell table:number-columns-repeated="2"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73:.F73])" office:value-type="float" office:value="473.4" calcext:value-type="float">
            <text:p>473.4</text:p>
          </table:table-cell>
          <table:table-cell table:formula="of:=STDEV([.B73:.F73])/SQRT(COUNT([.B73:.F73]))" office:value-type="float" office:value="31.0251510874645" calcext:value-type="float">
            <text:p>31.025151087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671" calcext:value-type="float">
            <text:p>1671</text:p>
          </table:table-cell>
          <table:table-cell office:value-type="float" office:value="1606" calcext:value-type="float">
            <text:p>1606</text:p>
          </table:table-cell>
          <table:table-cell office:value-type="float" office:value="1976" calcext:value-type="float">
            <text:p>197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73:.P73])" office:value-type="float" office:value="1718" calcext:value-type="float">
            <text:p>1718</text:p>
          </table:table-cell>
          <table:table-cell table:formula="of:=STDEV([.L73:.P73])/SQRT(COUNT([.L73:.P73]))" office:value-type="float" office:value="66.7195623486845" calcext:value-type="float">
            <text:p>66.7195623487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55" calcext:value-type="float">
            <text:p>755</text:p>
          </table:table-cell>
          <table:table-cell office:value-type="float" office:value="563" calcext:value-type="float">
            <text:p>563</text:p>
          </table:table-cell>
          <table:table-cell office:value-type="float" office:value="595" calcext:value-type="float">
            <text:p>595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74:.F74])" office:value-type="float" office:value="639.8" calcext:value-type="float">
            <text:p>639.8</text:p>
          </table:table-cell>
          <table:table-cell table:formula="of:=STDEV([.B74:.F74])/SQRT(COUNT([.B74:.F74]))" office:value-type="float" office:value="35.9199109130298" calcext:value-type="float">
            <text:p>35.919910913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346" calcext:value-type="float">
            <text:p>1346</text:p>
          </table:table-cell>
          <table:table-cell office:value-type="float" office:value="1531" calcext:value-type="float">
            <text:p>1531</text:p>
          </table:table-cell>
          <table:table-cell office:value-type="float" office:value="1906" calcext:value-type="float">
            <text:p>190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4:.P74])" office:value-type="float" office:value="1614" calcext:value-type="float">
            <text:p>1614</text:p>
          </table:table-cell>
          <table:table-cell table:formula="of:=STDEV([.L74:.P74])/SQRT(COUNT([.L74:.P74]))" office:value-type="float" office:value="93.1477321248349" calcext:value-type="float">
            <text:p>93.14773212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5:.F75])" office:value-type="float" office:value="774.4" calcext:value-type="float">
            <text:p>774.4</text:p>
          </table:table-cell>
          <table:table-cell table:formula="of:=STDEV([.B75:.F75])/SQRT(COUNT([.B75:.F75]))" office:value-type="float" office:value="333.920289889668" calcext:value-type="float">
            <text:p>333.9202898897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1246" calcext:value-type="float">
            <text:p>1246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AVERAGE([.L75:.P75])" office:value-type="float" office:value="1513" calcext:value-type="float">
            <text:p>1513</text:p>
          </table:table-cell>
          <table:table-cell table:formula="of:=STDEV([.L75:.P75])/SQRT(COUNT([.L75:.P75]))" office:value-type="float" office:value="82.2739326883066" calcext:value-type="float">
            <text:p>82.2739326883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755" calcext:value-type="float">
            <text:p>755</text:p>
          </table:table-cell>
          <table:table-cell office:value-type="float" office:value="659" calcext:value-type="float">
            <text:p>659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76:.F76])" office:value-type="float" office:value="691" calcext:value-type="float">
            <text:p>691</text:p>
          </table:table-cell>
          <table:table-cell table:formula="of:=STDEV([.B76:.F76])/SQRT(COUNT([.B76:.F76]))" office:value-type="float" office:value="118.443235349259" calcext:value-type="float">
            <text:p>118.4432353493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1906" calcext:value-type="float">
            <text:p>190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76:.P76])" office:value-type="float" office:value="1441" calcext:value-type="float">
            <text:p>1441</text:p>
          </table:table-cell>
          <table:table-cell table:formula="of:=STDEV([.L76:.P76])/SQRT(COUNT([.L76:.P76]))" office:value-type="float" office:value="128.296531519757" calcext:value-type="float">
            <text:p>128.296531519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03" calcext:value-type="float">
            <text:p>403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77:.F77])" office:value-type="float" office:value="639.8" calcext:value-type="float">
            <text:p>639.8</text:p>
          </table:table-cell>
          <table:table-cell table:formula="of:=STDEV([.B77:.F77])/SQRT(COUNT([.B77:.F77]))" office:value-type="float" office:value="260.873609244017" calcext:value-type="float">
            <text:p>260.87360924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406" calcext:value-type="float">
            <text:p>1406</text:p>
          </table:table-cell>
          <table:table-cell office:value-type="float" office:value="2231" calcext:value-type="float">
            <text:p>2231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table:formula="of:=AVERAGE([.L77:.P77])" office:value-type="float" office:value="1565.2" calcext:value-type="float">
            <text:p>1565.2</text:p>
          </table:table-cell>
          <table:table-cell table:formula="of:=STDEV([.L77:.P77])/SQRT(COUNT([.L77:.P77]))" office:value-type="float" office:value="167.024369479427" calcext:value-type="float">
            <text:p>167.02436947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979" calcext:value-type="float">
            <text:p>97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/>
          <table:table-cell table:formula="of:=AVERAGE([.B78:.F78])" office:value-type="float" office:value="575.8" calcext:value-type="float">
            <text:p>575.8</text:p>
          </table:table-cell>
          <table:table-cell table:formula="of:=STDEV([.B78:.F78])/SQRT(COUNT([.B78:.F78]))" office:value-type="float" office:value="101.496009773784" calcext:value-type="float">
            <text:p>101.4960097738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office:value-type="float" office:value="996" calcext:value-type="float">
            <text:p>996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78:.P78])" office:value-type="float" office:value="1369" calcext:value-type="float">
            <text:p>1369</text:p>
          </table:table-cell>
          <table:table-cell table:formula="of:=STDEV([.L78:.P78])/SQRT(COUNT([.L78:.P78]))" office:value-type="float" office:value="102.975725294848" calcext:value-type="float">
            <text:p>102.975725294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95" calcext:value-type="float">
            <text:p>595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79:.F79])" office:value-type="float" office:value="473.4" calcext:value-type="float">
            <text:p>473.4</text:p>
          </table:table-cell>
          <table:table-cell table:formula="of:=STDEV([.B79:.F79])/SQRT(COUNT([.B79:.F79]))" office:value-type="float" office:value="44.5708424869892" calcext:value-type="float">
            <text:p>44.570842487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472" calcext:value-type="float">
            <text:p>1472</text:p>
          </table:table-cell>
          <table:table-cell table:number-columns-repeated="2"/>
          <table:table-cell table:formula="of:=AVERAGE([.L79:.P79])" office:value-type="float" office:value="1742.2" calcext:value-type="float">
            <text:p>1742.2</text:p>
          </table:table-cell>
          <table:table-cell table:formula="of:=STDEV([.L79:.P79])/SQRT(COUNT([.L79:.P79]))" office:value-type="float" office:value="165.027088685464" calcext:value-type="float">
            <text:p>165.0270886855</text:p>
          </table:table-cell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0:.F80])" office:value-type="float" office:value="518.2" calcext:value-type="float">
            <text:p>518.2</text:p>
          </table:table-cell>
          <table:table-cell table:formula="of:=STDEV([.B80:.F80])/SQRT(COUNT([.B80:.F80]))" office:value-type="float" office:value="111.587812954641" calcext:value-type="float">
            <text:p>111.5878129546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581" calcext:value-type="float">
            <text:p>1581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table:formula="of:=AVERAGE([.L80:.P80])" office:value-type="float" office:value="1499" calcext:value-type="float">
            <text:p>1499</text:p>
          </table:table-cell>
          <table:table-cell table:formula="of:=STDEV([.L80:.P80])/SQRT(COUNT([.L80:.P80]))" office:value-type="float" office:value="153.692875566826" calcext:value-type="float">
            <text:p>153.6928755668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587" calcext:value-type="float">
            <text:p>1587</text:p>
          </table:table-cell>
          <table:table-cell office:value-type="float" office:value="435" calcext:value-type="float">
            <text:p>435</text:p>
          </table:table-cell>
          <table:table-cell office:value-type="float" office:value="915" calcext:value-type="float">
            <text:p>91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1:.F81])" office:value-type="float" office:value="793.4" calcext:value-type="float">
            <text:p>793.4</text:p>
          </table:table-cell>
          <table:table-cell table:formula="of:=STDEV([.B81:.F81])/SQRT(COUNT([.B81:.F81]))" office:value-type="float" office:value="215.471947130015" calcext:value-type="float">
            <text:p>215.4719471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1682" calcext:value-type="float">
            <text:p>1682</text:p>
          </table:table-cell>
          <table:table-cell office:value-type="float" office:value="1467" calcext:value-type="float">
            <text:p>1467</text:p>
          </table:table-cell>
          <table:table-cell table:number-columns-repeated="2"/>
          <table:table-cell table:formula="of:=AVERAGE([.L81:.P81])" office:value-type="float" office:value="1596.4" calcext:value-type="float">
            <text:p>1596.4</text:p>
          </table:table-cell>
          <table:table-cell table:formula="of:=STDEV([.L81:.P81])/SQRT(COUNT([.L81:.P81]))" office:value-type="float" office:value="95.6193495062584" calcext:value-type="float">
            <text:p>95.6193495063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003" calcext:value-type="float">
            <text:p>2003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table:formula="of:=AVERAGE([.B82:.F82])" office:value-type="float" office:value="806.2" calcext:value-type="float">
            <text:p>806.2</text:p>
          </table:table-cell>
          <table:table-cell table:formula="of:=STDEV([.B82:.F82])/SQRT(COUNT([.B82:.F82]))" office:value-type="float" office:value="301.819548737321" calcext:value-type="float">
            <text:p>301.819548737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6" calcext:value-type="float">
            <text:p>1346</text:p>
          </table:table-cell>
          <table:table-cell office:value-type="float" office:value="1406" calcext:value-type="float">
            <text:p>1406</text:p>
          </table:table-cell>
          <table:table-cell office:value-type="float" office:value="1756" calcext:value-type="float">
            <text:p>1756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82:.P82])" office:value-type="float" office:value="1581" calcext:value-type="float">
            <text:p>1581</text:p>
          </table:table-cell>
          <table:table-cell table:formula="of:=STDEV([.L82:.P82])/SQRT(COUNT([.L82:.P82]))" office:value-type="float" office:value="135.129567452871" calcext:value-type="float">
            <text:p>135.1295674529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office:value-type="float" office:value="1267" calcext:value-type="float">
            <text:p>126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3:.F83])" office:value-type="float" office:value="985.6" calcext:value-type="float">
            <text:p>985.6</text:p>
          </table:table-cell>
          <table:table-cell table:formula="of:=STDEV([.B83:.F83])/SQRT(COUNT([.B83:.F83]))" office:value-type="float" office:value="314.917703535384" calcext:value-type="float">
            <text:p>314.9177035354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1806" calcext:value-type="float">
            <text:p>1806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table:formula="of:=AVERAGE([.L83:.P83])" office:value-type="float" office:value="1631" calcext:value-type="float">
            <text:p>1631</text:p>
          </table:table-cell>
          <table:table-cell table:formula="of:=STDEV([.L83:.P83])/SQRT(COUNT([.L83:.P83]))" office:value-type="float" office:value="187.709882531528" calcext:value-type="float">
            <text:p>187.7098825315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35" calcext:value-type="float">
            <text:p>1235</text:p>
          </table:table-cell>
          <table:table-cell office:value-type="float" office:value="1395" calcext:value-type="float">
            <text:p>1395</text:p>
          </table:table-cell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table:formula="of:=AVERAGE([.B84:.F84])" office:value-type="float" office:value="787" calcext:value-type="float">
            <text:p>787</text:p>
          </table:table-cell>
          <table:table-cell table:formula="of:=STDEV([.B84:.F84])/SQRT(COUNT([.B84:.F84]))" office:value-type="float" office:value="217.976145483858" calcext:value-type="float">
            <text:p>217.9761454839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121" calcext:value-type="float">
            <text:p>1121</text:p>
          </table:table-cell>
          <table:table-cell office:value-type="float" office:value="1706" calcext:value-type="float">
            <text:p>1706</text:p>
          </table:table-cell>
          <table:table-cell office:value-type="float" office:value="1886" calcext:value-type="float">
            <text:p>188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4:.P84])" office:value-type="float" office:value="1598" calcext:value-type="float">
            <text:p>1598</text:p>
          </table:table-cell>
          <table:table-cell table:formula="of:=STDEV([.L84:.P84])/SQRT(COUNT([.L84:.P84]))" office:value-type="float" office:value="129.330970768799" calcext:value-type="float">
            <text:p>129.330970768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85:.F85])" office:value-type="float" office:value="473.4" calcext:value-type="float">
            <text:p>473.4</text:p>
          </table:table-cell>
          <table:table-cell table:formula="of:=STDEV([.B85:.F85])/SQRT(COUNT([.B85:.F85]))" office:value-type="float" office:value="42.2108990664733" calcext:value-type="float">
            <text:p>42.210899066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1246" calcext:value-type="float">
            <text:p>1246</text:p>
          </table:table-cell>
          <table:table-cell office:value-type="float" office:value="1656" calcext:value-type="float">
            <text:p>1656</text:p>
          </table:table-cell>
          <table:table-cell office:value-type="float" office:value="1556" calcext:value-type="float">
            <text:p>15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85:.P85])" office:value-type="float" office:value="1558" calcext:value-type="float">
            <text:p>1558</text:p>
          </table:table-cell>
          <table:table-cell table:formula="of:=STDEV([.L85:.P85])/SQRT(COUNT([.L85:.P85]))" office:value-type="float" office:value="81.6945530620004" calcext:value-type="float">
            <text:p>81.694553062</text:p>
          </table:table-cell>
        </table:table-row>
        <table:table-row table:style-name="ro1">
          <table:table-cell/>
          <table:table-cell table:number-columns-repeated="3"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86:.F86])" office:value-type="float" office:value="473.4" calcext:value-type="float">
            <text:p>473.4</text:p>
          </table:table-cell>
          <table:table-cell table:formula="of:=STDEV([.B86:.F86])/SQRT(COUNT([.B86:.F86]))" office:value-type="float" office:value="87.2843628607095" calcext:value-type="float">
            <text:p>87.2843628607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121" calcext:value-type="float">
            <text:p>1121</text:p>
          </table:table-cell>
          <table:table-cell office:value-type="float" office:value="1106" calcext:value-type="float">
            <text:p>1106</text:p>
          </table:table-cell>
          <table:table-cell office:value-type="float" office:value="1881" calcext:value-type="float">
            <text:p>188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86:.P86])" office:value-type="float" office:value="1479" calcext:value-type="float">
            <text:p>1479</text:p>
          </table:table-cell>
          <table:table-cell table:formula="of:=STDEV([.L86:.P86])/SQRT(COUNT([.L86:.P86]))" office:value-type="float" office:value="156.657269221699" calcext:value-type="float">
            <text:p>156.6572692217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7:.F87])" office:value-type="float" office:value="812.8" calcext:value-type="float">
            <text:p>812.8</text:p>
          </table:table-cell>
          <table:table-cell table:formula="of:=STDEV([.B87:.F87])/SQRT(COUNT([.B87:.F87]))" office:value-type="float" office:value="323.129757218366" calcext:value-type="float">
            <text:p>323.12975721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521" calcext:value-type="float">
            <text:p>1521</text:p>
          </table:table-cell>
          <table:table-cell office:value-type="float" office:value="1406" calcext:value-type="float">
            <text:p>1406</text:p>
          </table:table-cell>
          <table:table-cell office:value-type="float" office:value="2306" calcext:value-type="float">
            <text:p>230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87:.P87])" office:value-type="float" office:value="1624" calcext:value-type="float">
            <text:p>1624</text:p>
          </table:table-cell>
          <table:table-cell table:formula="of:=STDEV([.L87:.P87])/SQRT(COUNT([.L87:.P87]))" office:value-type="float" office:value="172.660070659084" calcext:value-type="float">
            <text:p>172.6600706591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075" calcext:value-type="float">
            <text:p>1075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88:.F88])" office:value-type="float" office:value="543.8" calcext:value-type="float">
            <text:p>543.8</text:p>
          </table:table-cell>
          <table:table-cell table:formula="of:=STDEV([.B88:.F88])/SQRT(COUNT([.B88:.F88]))" office:value-type="float" office:value="133.329066598398" calcext:value-type="float">
            <text:p>133.329066598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736" calcext:value-type="float">
            <text:p>1736</text:p>
          </table:table-cell>
          <table:table-cell office:value-type="float" office:value="1206" calcext:value-type="float">
            <text:p>1206</text:p>
          </table:table-cell>
          <table:table-cell office:value-type="float" office:value="596" calcext:value-type="float">
            <text:p>59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88:.P88])" office:value-type="float" office:value="1305" calcext:value-type="float">
            <text:p>1305</text:p>
          </table:table-cell>
          <table:table-cell table:formula="of:=STDEV([.L88:.P88])/SQRT(COUNT([.L88:.P88]))" office:value-type="float" office:value="196.165746245363" calcext:value-type="float">
            <text:p>196.16574624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171" calcext:value-type="float">
            <text:p>1171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89:.F89])" office:value-type="float" office:value="639.8" calcext:value-type="float">
            <text:p>639.8</text:p>
          </table:table-cell>
          <table:table-cell table:formula="of:=STDEV([.B89:.F89])/SQRT(COUNT([.B89:.F89]))" office:value-type="float" office:value="148.239805720326" calcext:value-type="float">
            <text:p>148.239805720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221" calcext:value-type="float">
            <text:p>1221</text:p>
          </table:table-cell>
          <table:table-cell office:value-type="float" office:value="1406" calcext:value-type="float">
            <text:p>1406</text:p>
          </table:table-cell>
          <table:table-cell office:value-type="float" office:value="1376" calcext:value-type="float">
            <text:p>1376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formula="of:=AVERAGE([.L89:.P89])" office:value-type="float" office:value="1408" calcext:value-type="float">
            <text:p>1408</text:p>
          </table:table-cell>
          <table:table-cell table:formula="of:=STDEV([.L89:.P89])/SQRT(COUNT([.L89:.P89]))" office:value-type="float" office:value="56.9780659552428" calcext:value-type="float">
            <text:p>56.978065955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659" calcext:value-type="float">
            <text:p>65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0:.F90])" office:value-type="float" office:value="543.8" calcext:value-type="float">
            <text:p>543.8</text:p>
          </table:table-cell>
          <table:table-cell table:formula="of:=STDEV([.B90:.F90])/SQRT(COUNT([.B90:.F90]))" office:value-type="float" office:value="73.3910076235502" calcext:value-type="float">
            <text:p>73.391007623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46" calcext:value-type="float">
            <text:p>1446</text:p>
          </table:table-cell>
          <table:table-cell office:value-type="float" office:value="2256" calcext:value-type="float">
            <text:p>2256</text:p>
          </table:table-cell>
          <table:table-cell office:value-type="float" office:value="1561" calcext:value-type="float">
            <text:p>1561</text:p>
          </table:table-cell>
          <table:table-cell office:value-type="float" office:value="1671" calcext:value-type="float">
            <text:p>1671</text:p>
          </table:table-cell>
          <table:table-cell table:number-columns-repeated="2"/>
          <table:table-cell table:formula="of:=AVERAGE([.L90:.P90])" office:value-type="float" office:value="1708" calcext:value-type="float">
            <text:p>1708</text:p>
          </table:table-cell>
          <table:table-cell table:formula="of:=STDEV([.L90:.P90])/SQRT(COUNT([.L90:.P90]))" office:value-type="float" office:value="141.8326478636" calcext:value-type="float">
            <text:p>141.8326478636</text:p>
          </table:table-cell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office:value-type="float" office:value="563" calcext:value-type="float">
            <text:p>563</text:p>
          </table:table-cell>
          <table:table-cell office:value-type="float" office:value="371" calcext:value-type="float">
            <text:p>371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1:.F91])" office:value-type="float" office:value="447.8" calcext:value-type="float">
            <text:p>447.8</text:p>
          </table:table-cell>
          <table:table-cell table:formula="of:=STDEV([.B91:.F91])/SQRT(COUNT([.B91:.F91]))" office:value-type="float" office:value="31.3534687076247" calcext:value-type="float">
            <text:p>31.3534687076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346" calcext:value-type="float">
            <text:p>1346</text:p>
          </table:table-cell>
          <table:table-cell office:value-type="float" office:value="1431" calcext:value-type="float">
            <text:p>1431</text:p>
          </table:table-cell>
          <table:table-cell office:value-type="float" office:value="1556" calcext:value-type="float">
            <text:p>155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1:.P91])" office:value-type="float" office:value="1436" calcext:value-type="float">
            <text:p>1436</text:p>
          </table:table-cell>
          <table:table-cell table:formula="of:=STDEV([.L91:.P91])/SQRT(COUNT([.L91:.P91]))" office:value-type="float" office:value="36.3661930919364" calcext:value-type="float">
            <text:p>36.36619309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23" calcext:value-type="float">
            <text:p>723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92:.F92])" office:value-type="float" office:value="531" calcext:value-type="float">
            <text:p>531</text:p>
          </table:table-cell>
          <table:table-cell table:formula="of:=STDEV([.B92:.F92])/SQRT(COUNT([.B92:.F92]))" office:value-type="float" office:value="50.5964425626941" calcext:value-type="float">
            <text:p>50.5964425627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846" calcext:value-type="float">
            <text:p>1846</text:p>
          </table:table-cell>
          <table:table-cell office:value-type="float" office:value="1606" calcext:value-type="float">
            <text:p>1606</text:p>
          </table:table-cell>
          <table:table-cell office:value-type="float" office:value="1276" calcext:value-type="float">
            <text:p>1276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AVERAGE([.L92:.P92])" office:value-type="float" office:value="1625" calcext:value-type="float">
            <text:p>1625</text:p>
          </table:table-cell>
          <table:table-cell table:formula="of:=STDEV([.L92:.P92])/SQRT(COUNT([.L92:.P92]))" office:value-type="float" office:value="120.399335546339" calcext:value-type="float">
            <text:p>120.399335546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459" calcext:value-type="float">
            <text:p>1459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3:.F93])" office:value-type="float" office:value="895.8" calcext:value-type="float">
            <text:p>895.8</text:p>
          </table:table-cell>
          <table:table-cell table:formula="of:=STDEV([.B93:.F93])/SQRT(COUNT([.B93:.F93]))" office:value-type="float" office:value="329.08697938387" calcext:value-type="float">
            <text:p>329.0869793839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1021" calcext:value-type="float">
            <text:p>1021</text:p>
          </table:table-cell>
          <table:table-cell office:value-type="float" office:value="2031" calcext:value-type="float">
            <text:p>2031</text:p>
          </table:table-cell>
          <table:table-cell office:value-type="float" office:value="1556" calcext:value-type="float">
            <text:p>1556</text:p>
          </table:table-cell>
          <table:table-cell office:value-type="float" office:value="1591" calcext:value-type="float">
            <text:p>1591</text:p>
          </table:table-cell>
          <table:table-cell table:number-columns-repeated="2"/>
          <table:table-cell table:formula="of:=AVERAGE([.L93:.P93])" office:value-type="float" office:value="1533" calcext:value-type="float">
            <text:p>1533</text:p>
          </table:table-cell>
          <table:table-cell table:formula="of:=STDEV([.L93:.P93])/SQRT(COUNT([.L93:.P93]))" office:value-type="float" office:value="161.017079839376" calcext:value-type="float">
            <text:p>161.017079839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83" calcext:value-type="float">
            <text:p>883</text:p>
          </table:table-cell>
          <table:table-cell office:value-type="float" office:value="1043" calcext:value-type="float">
            <text:p>1043</text:p>
          </table:table-cell>
          <table:table-cell office:value-type="float" office:value="819" calcext:value-type="float">
            <text:p>819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4:.F94])" office:value-type="float" office:value="723" calcext:value-type="float">
            <text:p>723</text:p>
          </table:table-cell>
          <table:table-cell table:formula="of:=STDEV([.B94:.F94])/SQRT(COUNT([.B94:.F94]))" office:value-type="float" office:value="123.106457994697" calcext:value-type="float">
            <text:p>123.1064579947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office:value-type="float" office:value="2131" calcext:value-type="float">
            <text:p>2131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table:formula="of:=AVERAGE([.L94:.P94])" office:value-type="float" office:value="1531" calcext:value-type="float">
            <text:p>1531</text:p>
          </table:table-cell>
          <table:table-cell table:formula="of:=STDEV([.L94:.P94])/SQRT(COUNT([.L94:.P94]))" office:value-type="float" office:value="170.396596210136" calcext:value-type="float">
            <text:p>170.396596210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907" calcext:value-type="float">
            <text:p>1907</text:p>
          </table:table-cell>
          <table:table-cell office:value-type="float" office:value="499" calcext:value-type="float">
            <text:p>499</text:p>
          </table:table-cell>
          <table:table-cell office:value-type="float" office:value="435" calcext:value-type="float">
            <text:p>43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95:.F95])" office:value-type="float" office:value="825.4" calcext:value-type="float">
            <text:p>825.4</text:p>
          </table:table-cell>
          <table:table-cell table:formula="of:=STDEV([.B95:.F95])/SQRT(COUNT([.B95:.F95]))" office:value-type="float" office:value="275.720438125287" calcext:value-type="float">
            <text:p>275.7204381253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446" calcext:value-type="float">
            <text:p>1446</text:p>
          </table:table-cell>
          <table:table-cell office:value-type="float" office:value="1531" calcext:value-type="float">
            <text:p>1531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AVERAGE([.L95:.P95])" office:value-type="float" office:value="1686" calcext:value-type="float">
            <text:p>1686</text:p>
          </table:table-cell>
          <table:table-cell table:formula="of:=STDEV([.L95:.P95])/SQRT(COUNT([.L95:.P95]))" office:value-type="float" office:value="127.847565483274" calcext:value-type="float">
            <text:p>127.847565483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31" calcext:value-type="float">
            <text:p>531</text:p>
          </table:table-cell>
          <table:table-cell office:value-type="float" office:value="755" calcext:value-type="float">
            <text:p>755</text:p>
          </table:table-cell>
          <table:table-cell office:value-type="float" office:value="403" calcext:value-type="float">
            <text:p>40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6:.F96])" office:value-type="float" office:value="518.2" calcext:value-type="float">
            <text:p>518.2</text:p>
          </table:table-cell>
          <table:table-cell table:formula="of:=STDEV([.B96:.F96])/SQRT(COUNT([.B96:.F96]))" office:value-type="float" office:value="67.5798786622172" calcext:value-type="float">
            <text:p>67.579878662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921" calcext:value-type="float">
            <text:p>921</text:p>
          </table:table-cell>
          <table:table-cell office:value-type="float" office:value="1821" calcext:value-type="float">
            <text:p>1821</text:p>
          </table:table-cell>
          <table:table-cell office:value-type="float" office:value="1461" calcext:value-type="float">
            <text:p>1461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AVERAGE([.L96:.P96])" office:value-type="float" office:value="1463.2" calcext:value-type="float">
            <text:p>1463.2</text:p>
          </table:table-cell>
          <table:table-cell table:formula="of:=STDEV([.L96:.P96])/SQRT(COUNT([.L96:.P96]))" office:value-type="float" office:value="152.216424869329" calcext:value-type="float">
            <text:p>152.216424869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97:.F97])" office:value-type="float" office:value="569.4" calcext:value-type="float">
            <text:p>569.4</text:p>
          </table:table-cell>
          <table:table-cell table:formula="of:=STDEV([.B97:.F97])/SQRT(COUNT([.B97:.F97]))" office:value-type="float" office:value="79.9359743794995" calcext:value-type="float">
            <text:p>79.935974379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1646" calcext:value-type="float">
            <text:p>1646</text:p>
          </table:table-cell>
          <table:table-cell office:value-type="float" office:value="1306" calcext:value-type="float">
            <text:p>1306</text:p>
          </table:table-cell>
          <table:table-cell office:value-type="float" office:value="1456" calcext:value-type="float">
            <text:p>145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7:.P97])" office:value-type="float" office:value="1498" calcext:value-type="float">
            <text:p>1498</text:p>
          </table:table-cell>
          <table:table-cell table:formula="of:=STDEV([.L97:.P97])/SQRT(COUNT([.L97:.P97]))" office:value-type="float" office:value="99.8573983238097" calcext:value-type="float">
            <text:p>99.857398323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435" calcext:value-type="float">
            <text:p>435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AVERAGE([.B98:.F98])" office:value-type="float" office:value="832" calcext:value-type="float">
            <text:p>832</text:p>
          </table:table-cell>
          <table:table-cell table:formula="of:=STDEV([.B98:.F98])/SQRT(COUNT([.B98:.F98]))" office:value-type="float" office:value="320.932703226081" calcext:value-type="float">
            <text:p>320.9327032261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546" calcext:value-type="float">
            <text:p>1546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table:formula="of:=AVERAGE([.L98:.P98])" office:value-type="float" office:value="1465.6" calcext:value-type="float">
            <text:p>1465.6</text:p>
          </table:table-cell>
          <table:table-cell table:formula="of:=STDEV([.L98:.P98])/SQRT(COUNT([.L98:.P98]))" office:value-type="float" office:value="141.642719544635" calcext:value-type="float">
            <text:p>141.642719544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683" calcext:value-type="float">
            <text:p>16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AVERAGE([.B99:.F99])" office:value-type="float" office:value="646.2" calcext:value-type="float">
            <text:p>646.2</text:p>
          </table:table-cell>
          <table:table-cell table:formula="of:=STDEV([.B99:.F99])/SQRT(COUNT([.B99:.F99]))" office:value-type="float" office:value="259.49612713873" calcext:value-type="float">
            <text:p>259.4961271387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921" calcext:value-type="float">
            <text:p>921</text:p>
          </table:table-cell>
          <table:table-cell office:value-type="float" office:value="1421" calcext:value-type="float">
            <text:p>1421</text:p>
          </table:table-cell>
          <table:table-cell office:value-type="float" office:value="2171" calcext:value-type="float">
            <text:p>2171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table:formula="of:=AVERAGE([.L99:.P99])" office:value-type="float" office:value="1528" calcext:value-type="float">
            <text:p>1528</text:p>
          </table:table-cell>
          <table:table-cell table:formula="of:=STDEV([.L99:.P99])/SQRT(COUNT([.L99:.P99]))" office:value-type="float" office:value="200.621534237978" calcext:value-type="float">
            <text:p>200.62153423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691" calcext:value-type="float">
            <text:p>691</text:p>
          </table:table-cell>
          <table:table-cell office:value-type="float" office:value="819" calcext:value-type="float">
            <text:p>819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100:.F100])" office:value-type="float" office:value="556.6" calcext:value-type="float">
            <text:p>556.6</text:p>
          </table:table-cell>
          <table:table-cell table:formula="of:=STDEV([.B100:.F100])/SQRT(COUNT([.B100:.F100]))" office:value-type="float" office:value="86.1031939012717" calcext:value-type="float">
            <text:p>86.1031939013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1206" calcext:value-type="float">
            <text:p>1206</text:p>
          </table:table-cell>
          <table:table-cell office:value-type="float" office:value="1456" calcext:value-type="float">
            <text:p>1456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table:formula="of:=AVERAGE([.L100:.P100])" office:value-type="float" office:value="1436" calcext:value-type="float">
            <text:p>1436</text:p>
          </table:table-cell>
          <table:table-cell table:formula="of:=STDEV([.L100:.P100])/SQRT(COUNT([.L100:.P100]))" office:value-type="float" office:value="80.9938269252664" calcext:value-type="float">
            <text:p>80.9938269253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table:formula="of:=AVERAGE([.B101:.F101])" office:value-type="float" office:value="876.6" calcext:value-type="float">
            <text:p>876.6</text:p>
          </table:table-cell>
          <table:table-cell table:formula="of:=STDEV([.B101:.F101])/SQRT(COUNT([.B101:.F101]))" office:value-type="float" office:value="277.755576001635" calcext:value-type="float">
            <text:p>277.755576001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581" calcext:value-type="float">
            <text:p>1581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101:.P101])" office:value-type="float" office:value="1291" calcext:value-type="float">
            <text:p>1291</text:p>
          </table:table-cell>
          <table:table-cell table:formula="of:=STDEV([.L101:.P101])/SQRT(COUNT([.L101:.P101]))" office:value-type="float" office:value="118.31103076214" calcext:value-type="float">
            <text:p>118.3110307621</text:p>
          </table:table-cell>
        </table:table-row>
      </table:table>
      <table:table table:name="EAstrategy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_GATHERING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  <table:table-cell office:value-type="string" calcext:value-type="string">
            <text:p>PURSUIT_AND_GATH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 dev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2:.F2])" office:value-type="float" office:value="1799" calcext:value-type="float">
            <text:p>1799</text:p>
          </table:table-cell>
          <table:table-cell table:formula="of:=STDEV([.B2:.F2])/SQRT(COUNT([.B2:.F2]))" office:value-type="float" office:value="301" calcext:value-type="float">
            <text:p>30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056" calcext:value-type="float">
            <text:p>1056</text:p>
          </table:table-cell>
          <table:table-cell office:value-type="float" office:value="1691" calcext:value-type="float">
            <text:p>1691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:.P2])" office:value-type="float" office:value="1434" calcext:value-type="float">
            <text:p>1434</text:p>
          </table:table-cell>
          <table:table-cell table:formula="of:=STDEV([.L2:.P2])/SQRT(COUNT([.L2:.P2]))" office:value-type="float" office:value="135.301515143032" calcext:value-type="float">
            <text:p>135.301515143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043" calcext:value-type="float">
            <text:p>1043</text:p>
          </table:table-cell>
          <table:table-cell office:value-type="float" office:value="1427" calcext:value-type="float">
            <text:p>1427</text:p>
          </table:table-cell>
          <table:table-cell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3:.F3])" office:value-type="float" office:value="1254.4" calcext:value-type="float">
            <text:p>1254.4</text:p>
          </table:table-cell>
          <table:table-cell table:formula="of:=STDEV([.B3:.F3])/SQRT(COUNT([.B3:.F3]))" office:value-type="float" office:value="236.978395639771" calcext:value-type="float">
            <text:p>236.978395639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241" calcext:value-type="float">
            <text:p>2241</text:p>
          </table:table-cell>
          <table:table-cell office:value-type="float" office:value="1371" calcext:value-type="float">
            <text:p>1371</text:p>
          </table:table-cell>
          <table:table-cell office:value-type="float" office:value="2071" calcext:value-type="float">
            <text:p>207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3:.P3])" office:value-type="float" office:value="1687" calcext:value-type="float">
            <text:p>1687</text:p>
          </table:table-cell>
          <table:table-cell table:formula="of:=STDEV([.L3:.P3])/SQRT(COUNT([.L3:.P3]))" office:value-type="float" office:value="211.361065478011" calcext:value-type="float">
            <text:p>211.36106547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:.F4])" office:value-type="float" office:value="2100" calcext:value-type="float">
            <text:p>2100</text:p>
          </table:table-cell>
          <table:table-cell table:formula="of:=STDEV([.B4:.F4])/SQRT(COUNT([.B4:.F4]))" office:value-type="float" office:value="0" calcext:value-type="float">
            <text:p>0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1906" calcext:value-type="float">
            <text:p>1906</text:p>
          </table:table-cell>
          <table:table-cell office:value-type="float" office:value="696" calcext:value-type="float">
            <text:p>6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:.P4])" office:value-type="float" office:value="1370" calcext:value-type="float">
            <text:p>1370</text:p>
          </table:table-cell>
          <table:table-cell table:formula="of:=STDEV([.L4:.P4])/SQRT(COUNT([.L4:.P4]))" office:value-type="float" office:value="196.636720883969" calcext:value-type="float">
            <text:p>196.63672088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:.F5])" office:value-type="float" office:value="2100" calcext:value-type="float">
            <text:p>2100</text:p>
          </table:table-cell>
          <table:table-cell table:formula="of:=STDEV([.B5:.F5])/SQRT(COUNT([.B5:.F5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931" calcext:value-type="float">
            <text:p>1931</text:p>
          </table:table-cell>
          <table:table-cell office:value-type="float" office:value="1491" calcext:value-type="float">
            <text:p>1491</text:p>
          </table:table-cell>
          <table:table-cell office:value-type="float" office:value="1641" calcext:value-type="float">
            <text:p>164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5:.P5])" office:value-type="float" office:value="1558" calcext:value-type="float">
            <text:p>1558</text:p>
          </table:table-cell>
          <table:table-cell table:formula="of:=STDEV([.L5:.P5])/SQRT(COUNT([.L5:.P5]))" office:value-type="float" office:value="161.055890919892" calcext:value-type="float">
            <text:p>161.055890919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99" calcext:value-type="float">
            <text:p>2099</text:p>
          </table:table-cell>
          <table:table-cell office:value-type="float" office:value="1331" calcext:value-type="float">
            <text:p>133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:.F6])" office:value-type="float" office:value="1696.2" calcext:value-type="float">
            <text:p>1696.2</text:p>
          </table:table-cell>
          <table:table-cell table:formula="of:=STDEV([.B6:.F6])/SQRT(COUNT([.B6:.F6]))" office:value-type="float" office:value="258.465742410866" calcext:value-type="float">
            <text:p>258.4657424109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81" calcext:value-type="float">
            <text:p>1581</text:p>
          </table:table-cell>
          <table:table-cell office:value-type="float" office:value="2141" calcext:value-type="float">
            <text:p>2141</text:p>
          </table:table-cell>
          <table:table-cell office:value-type="float" office:value="1321" calcext:value-type="float">
            <text:p>132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6:.P6])" office:value-type="float" office:value="1609" calcext:value-type="float">
            <text:p>1609</text:p>
          </table:table-cell>
          <table:table-cell table:formula="of:=STDEV([.L6:.P6])/SQRT(COUNT([.L6:.P6]))" office:value-type="float" office:value="177.218791328685" calcext:value-type="float">
            <text:p>177.218791328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7:.F7])" office:value-type="float" office:value="1632.4" calcext:value-type="float">
            <text:p>1632.4</text:p>
          </table:table-cell>
          <table:table-cell table:formula="of:=STDEV([.B7:.F7])/SQRT(COUNT([.B7:.F7]))" office:value-type="float" office:value="321.750306915161" calcext:value-type="float">
            <text:p>321.7503069152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401" calcext:value-type="float">
            <text:p>140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:.P7])" office:value-type="float" office:value="1519" calcext:value-type="float">
            <text:p>1519</text:p>
          </table:table-cell>
          <table:table-cell table:formula="of:=STDEV([.L7:.P7])/SQRT(COUNT([.L7:.P7]))" office:value-type="float" office:value="93.3354166434157" calcext:value-type="float">
            <text:p>93.33541664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:.F8])" office:value-type="float" office:value="2100" calcext:value-type="float">
            <text:p>2100</text:p>
          </table:table-cell>
          <table:table-cell table:formula="of:=STDEV([.B8:.F8])/SQRT(COUNT([.B8:.F8]))" office:value-type="float" office:value="0" calcext:value-type="float">
            <text:p>0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896" calcext:value-type="float">
            <text:p>1896</text:p>
          </table:table-cell>
          <table:table-cell office:value-type="float" office:value="1346" calcext:value-type="float">
            <text:p>1346</text:p>
          </table:table-cell>
          <table:table-cell office:value-type="float" office:value="1546" calcext:value-type="float">
            <text:p>15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8:.P8])" office:value-type="float" office:value="1558" calcext:value-type="float">
            <text:p>1558</text:p>
          </table:table-cell>
          <table:table-cell table:formula="of:=STDEV([.L8:.P8])/SQRT(COUNT([.L8:.P8]))" office:value-type="float" office:value="148.261593138614" calcext:value-type="float">
            <text:p>148.2615931386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:.F9])" office:value-type="float" office:value="2100" calcext:value-type="float">
            <text:p>2100</text:p>
          </table:table-cell>
          <table:table-cell table:formula="of:=STDEV([.B9:.F9])/SQRT(COUNT([.B9:.F9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331" calcext:value-type="float">
            <text:p>2331</text:p>
          </table:table-cell>
          <table:table-cell office:value-type="float" office:value="1346" calcext:value-type="float">
            <text:p>1346</text:p>
          </table:table-cell>
          <table:table-cell office:value-type="float" office:value="2071" calcext:value-type="float">
            <text:p>207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9:.P9])" office:value-type="float" office:value="1715" calcext:value-type="float">
            <text:p>1715</text:p>
          </table:table-cell>
          <table:table-cell table:formula="of:=STDEV([.L9:.P9])/SQRT(COUNT([.L9:.P9]))" office:value-type="float" office:value="244.77234320895" calcext:value-type="float">
            <text:p>244.772343209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table:formula="of:=AVERAGE([.B10:.F10])" office:value-type="float" office:value="1978.2" calcext:value-type="float">
            <text:p>1978.2</text:p>
          </table:table-cell>
          <table:table-cell table:formula="of:=STDEV([.B10:.F10])/SQRT(COUNT([.B10:.F10]))" office:value-type="float" office:value="121.8" calcext:value-type="float">
            <text:p>121.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356" calcext:value-type="float">
            <text:p>2356</text:p>
          </table:table-cell>
          <table:table-cell office:value-type="float" office:value="1071" calcext:value-type="float">
            <text:p>1071</text:p>
          </table:table-cell>
          <table:table-cell office:value-type="float" office:value="2071" calcext:value-type="float">
            <text:p>207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10:.P10])" office:value-type="float" office:value="1745" calcext:value-type="float">
            <text:p>1745</text:p>
          </table:table-cell>
          <table:table-cell table:formula="of:=STDEV([.L10:.P10])/SQRT(COUNT([.L10:.P10]))" office:value-type="float" office:value="220.291851869287" calcext:value-type="float">
            <text:p>220.291851869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11:.F11])" office:value-type="float" office:value="1651.6" calcext:value-type="float">
            <text:p>1651.6</text:p>
          </table:table-cell>
          <table:table-cell table:formula="of:=STDEV([.B11:.F11])/SQRT(COUNT([.B11:.F11]))" office:value-type="float" office:value="324.024783002782" calcext:value-type="float">
            <text:p>324.024783002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906" calcext:value-type="float">
            <text:p>1906</text:p>
          </table:table-cell>
          <table:table-cell office:value-type="float" office:value="2056" calcext:value-type="float">
            <text:p>2056</text:p>
          </table:table-cell>
          <table:table-cell office:value-type="float" office:value="1746" calcext:value-type="float">
            <text:p>17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11:.P11])" office:value-type="float" office:value="1621.6" calcext:value-type="float">
            <text:p>1621.6</text:p>
          </table:table-cell>
          <table:table-cell table:formula="of:=STDEV([.L11:.P11])/SQRT(COUNT([.L11:.P11]))" office:value-type="float" office:value="211.426961383831" calcext:value-type="float">
            <text:p>211.4269613838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2:.F12])" office:value-type="float" office:value="2100" calcext:value-type="float">
            <text:p>2100</text:p>
          </table:table-cell>
          <table:table-cell table:formula="of:=STDEV([.B12:.F12])/SQRT(COUNT([.B12:.F12]))" office:value-type="float" office:value="0" calcext:value-type="float">
            <text:p>0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2006" calcext:value-type="float">
            <text:p>2006</text:p>
          </table:table-cell>
          <table:table-cell office:value-type="float" office:value="1546" calcext:value-type="float">
            <text:p>1546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2:.P12])" office:value-type="float" office:value="1684" calcext:value-type="float">
            <text:p>1684</text:p>
          </table:table-cell>
          <table:table-cell table:formula="of:=STDEV([.L12:.P12])/SQRT(COUNT([.L12:.P12]))" office:value-type="float" office:value="130.935098426663" calcext:value-type="float">
            <text:p>130.935098426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13:.F13])" office:value-type="float" office:value="1478.8" calcext:value-type="float">
            <text:p>1478.8</text:p>
          </table:table-cell>
          <table:table-cell table:formula="of:=STDEV([.B13:.F13])/SQRT(COUNT([.B13:.F13]))" office:value-type="float" office:value="384.455641134319" calcext:value-type="float">
            <text:p>384.455641134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81" calcext:value-type="float">
            <text:p>1481</text:p>
          </table:table-cell>
          <table:table-cell office:value-type="float" office:value="1521" calcext:value-type="float">
            <text:p>1521</text:p>
          </table:table-cell>
          <table:table-cell office:value-type="float" office:value="1646" calcext:value-type="float">
            <text:p>16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3:.P13])" office:value-type="float" office:value="1465" calcext:value-type="float">
            <text:p>1465</text:p>
          </table:table-cell>
          <table:table-cell table:formula="of:=STDEV([.L13:.P13])/SQRT(COUNT([.L13:.P13]))" office:value-type="float" office:value="63.9413794033254" calcext:value-type="float">
            <text:p>63.941379403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4:.F14])" office:value-type="float" office:value="2100" calcext:value-type="float">
            <text:p>2100</text:p>
          </table:table-cell>
          <table:table-cell table:formula="of:=STDEV([.B14:.F14])/SQRT(COUNT([.B14:.F14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2001" calcext:value-type="float">
            <text:p>2001</text:p>
          </table:table-cell>
          <table:table-cell office:value-type="float" office:value="2566" calcext:value-type="float">
            <text:p>2566</text:p>
          </table:table-cell>
          <table:table-cell office:value-type="float" office:value="1421" calcext:value-type="float">
            <text:p>1421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AVERAGE([.L14:.P14])" office:value-type="float" office:value="1633" calcext:value-type="float">
            <text:p>1633</text:p>
          </table:table-cell>
          <table:table-cell table:formula="of:=STDEV([.L14:.P14])/SQRT(COUNT([.L14:.P14]))" office:value-type="float" office:value="317.642094187782" calcext:value-type="float">
            <text:p>317.642094187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5:.F15])" office:value-type="float" office:value="1850.2" calcext:value-type="float">
            <text:p>1850.2</text:p>
          </table:table-cell>
          <table:table-cell table:formula="of:=STDEV([.B15:.F15])/SQRT(COUNT([.B15:.F15]))" office:value-type="float" office:value="249.8" calcext:value-type="float">
            <text:p>249.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551" calcext:value-type="float">
            <text:p>1551</text:p>
          </table:table-cell>
          <table:table-cell office:value-type="float" office:value="1346" calcext:value-type="float">
            <text:p>134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15:.P15])" office:value-type="float" office:value="1509" calcext:value-type="float">
            <text:p>1509</text:p>
          </table:table-cell>
          <table:table-cell table:formula="of:=STDEV([.L15:.P15])/SQRT(COUNT([.L15:.P15]))" office:value-type="float" office:value="119.431989014669" calcext:value-type="float">
            <text:p>119.431989014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16:.F16])" office:value-type="float" office:value="1485.2" calcext:value-type="float">
            <text:p>1485.2</text:p>
          </table:table-cell>
          <table:table-cell table:formula="of:=STDEV([.B16:.F16])/SQRT(COUNT([.B16:.F16]))" office:value-type="float" office:value="378.656229316249" calcext:value-type="float">
            <text:p>378.6562293163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1566" calcext:value-type="float">
            <text:p>1566</text:p>
          </table:table-cell>
          <table:table-cell office:value-type="float" office:value="1396" calcext:value-type="float">
            <text:p>1396</text:p>
          </table:table-cell>
          <table:table-cell office:value-type="float" office:value="1746" calcext:value-type="float">
            <text:p>1746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16:.P16])" office:value-type="float" office:value="1772" calcext:value-type="float">
            <text:p>1772</text:p>
          </table:table-cell>
          <table:table-cell table:formula="of:=STDEV([.L16:.P16])/SQRT(COUNT([.L16:.P16]))" office:value-type="float" office:value="190.015788817666" calcext:value-type="float">
            <text:p>190.015788817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7:.F17])" office:value-type="float" office:value="1741.2" calcext:value-type="float">
            <text:p>1741.2</text:p>
          </table:table-cell>
          <table:table-cell table:formula="of:=STDEV([.B17:.F17])/SQRT(COUNT([.B17:.F17]))" office:value-type="float" office:value="220.649359844981" calcext:value-type="float">
            <text:p>220.649359845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2231" calcext:value-type="float">
            <text:p>2231</text:p>
          </table:table-cell>
          <table:table-cell office:value-type="float" office:value="1871" calcext:value-type="float">
            <text:p>1871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17:.P17])" office:value-type="float" office:value="1680" calcext:value-type="float">
            <text:p>1680</text:p>
          </table:table-cell>
          <table:table-cell table:formula="of:=STDEV([.L17:.P17])/SQRT(COUNT([.L17:.P17]))" office:value-type="float" office:value="183.258014831548" calcext:value-type="float">
            <text:p>183.258014831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18:.F18])" office:value-type="float" office:value="1677.2" calcext:value-type="float">
            <text:p>1677.2</text:p>
          </table:table-cell>
          <table:table-cell table:formula="of:=STDEV([.B18:.F18])/SQRT(COUNT([.B18:.F18]))" office:value-type="float" office:value="259.700866382844" calcext:value-type="float">
            <text:p>259.7008663828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381" calcext:value-type="float">
            <text:p>1381</text:p>
          </table:table-cell>
          <table:table-cell office:value-type="float" office:value="1471" calcext:value-type="float">
            <text:p>1471</text:p>
          </table:table-cell>
          <table:table-cell office:value-type="float" office:value="1846" calcext:value-type="float">
            <text:p>18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18:.P18])" office:value-type="float" office:value="1405" calcext:value-type="float">
            <text:p>1405</text:p>
          </table:table-cell>
          <table:table-cell table:formula="of:=STDEV([.L18:.P18])/SQRT(COUNT([.L18:.P18]))" office:value-type="float" office:value="154.219000126444" calcext:value-type="float">
            <text:p>154.219000126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19:.F19])" office:value-type="float" office:value="2100" calcext:value-type="float">
            <text:p>2100</text:p>
          </table:table-cell>
          <table:table-cell table:formula="of:=STDEV([.B19:.F19])/SQRT(COUNT([.B19:.F19]))" office:value-type="float" office:value="0" calcext:value-type="float">
            <text:p>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086" calcext:value-type="float">
            <text:p>2086</text:p>
          </table:table-cell>
          <table:table-cell office:value-type="float" office:value="1671" calcext:value-type="float">
            <text:p>1671</text:p>
          </table:table-cell>
          <table:table-cell office:value-type="float" office:value="1846" calcext:value-type="float">
            <text:p>18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19:.P19])" office:value-type="float" office:value="1604" calcext:value-type="float">
            <text:p>1604</text:p>
          </table:table-cell>
          <table:table-cell table:formula="of:=STDEV([.L19:.P19])/SQRT(COUNT([.L19:.P19]))" office:value-type="float" office:value="202.821349960994" calcext:value-type="float">
            <text:p>202.82134996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0:.F20])" office:value-type="float" office:value="1485.2" calcext:value-type="float">
            <text:p>1485.2</text:p>
          </table:table-cell>
          <table:table-cell table:formula="of:=STDEV([.B20:.F20])/SQRT(COUNT([.B20:.F20]))" office:value-type="float" office:value="376.622543138352" calcext:value-type="float">
            <text:p>376.6225431384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1771" calcext:value-type="float">
            <text:p>1771</text:p>
          </table:table-cell>
          <table:table-cell office:value-type="float" office:value="1901" calcext:value-type="float">
            <text:p>1901</text:p>
          </table:table-cell>
          <table:table-cell office:value-type="float" office:value="1421" calcext:value-type="float">
            <text:p>142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0:.P20])" office:value-type="float" office:value="1570" calcext:value-type="float">
            <text:p>1570</text:p>
          </table:table-cell>
          <table:table-cell table:formula="of:=STDEV([.L20:.P20])/SQRT(COUNT([.L20:.P20]))" office:value-type="float" office:value="131.247857125364" calcext:value-type="float">
            <text:p>131.247857125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1:.F21])" office:value-type="float" office:value="2100" calcext:value-type="float">
            <text:p>2100</text:p>
          </table:table-cell>
          <table:table-cell table:formula="of:=STDEV([.B21:.F21])/SQRT(COUNT([.B21:.F21]))" office:value-type="float" office:value="0" calcext:value-type="float">
            <text:p>0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2456" calcext:value-type="float">
            <text:p>2456</text:p>
          </table:table-cell>
          <table:table-cell office:value-type="float" office:value="1596" calcext:value-type="float">
            <text:p>1596</text:p>
          </table:table-cell>
          <table:table-cell office:value-type="float" office:value="1421" calcext:value-type="float">
            <text:p>142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AVERAGE([.L21:.P21])" office:value-type="float" office:value="1725" calcext:value-type="float">
            <text:p>1725</text:p>
          </table:table-cell>
          <table:table-cell table:formula="of:=STDEV([.L21:.P21])/SQRT(COUNT([.L21:.P21]))" office:value-type="float" office:value="187.165701986235" calcext:value-type="float">
            <text:p>187.165701986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22:.F22])" office:value-type="float" office:value="1831" calcext:value-type="float">
            <text:p>1831</text:p>
          </table:table-cell>
          <table:table-cell table:formula="of:=STDEV([.B22:.F22])/SQRT(COUNT([.B22:.F22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271" calcext:value-type="float">
            <text:p>1271</text:p>
          </table:table-cell>
          <table:table-cell office:value-type="float" office:value="1816" calcext:value-type="float">
            <text:p>181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22:.P22])" office:value-type="float" office:value="1487" calcext:value-type="float">
            <text:p>1487</text:p>
          </table:table-cell>
          <table:table-cell table:formula="of:=STDEV([.L22:.P22])/SQRT(COUNT([.L22:.P22]))" office:value-type="float" office:value="121.082616423663" calcext:value-type="float">
            <text:p>121.0826164237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23:.F23])" office:value-type="float" office:value="1491.6" calcext:value-type="float">
            <text:p>1491.6</text:p>
          </table:table-cell>
          <table:table-cell table:formula="of:=STDEV([.B23:.F23])/SQRT(COUNT([.B23:.F23]))" office:value-type="float" office:value="376.701552956714" calcext:value-type="float">
            <text:p>376.7015529567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276" calcext:value-type="float">
            <text:p>1276</text:p>
          </table:table-cell>
          <table:table-cell office:value-type="float" office:value="896" calcext:value-type="float">
            <text:p>896</text:p>
          </table:table-cell>
          <table:table-cell office:value-type="float" office:value="1746" calcext:value-type="float">
            <text:p>17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23:.P23])" office:value-type="float" office:value="1399" calcext:value-type="float">
            <text:p>1399</text:p>
          </table:table-cell>
          <table:table-cell table:formula="of:=STDEV([.L23:.P23])/SQRT(COUNT([.L23:.P23]))" office:value-type="float" office:value="160.246684833103" calcext:value-type="float">
            <text:p>160.246684833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24:.F24])" office:value-type="float" office:value="1869.4" calcext:value-type="float">
            <text:p>1869.4</text:p>
          </table:table-cell>
          <table:table-cell table:formula="of:=STDEV([.B24:.F24])/SQRT(COUNT([.B24:.F24]))" office:value-type="float" office:value="230.6" calcext:value-type="float">
            <text:p>230.6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1806" calcext:value-type="float">
            <text:p>1806</text:p>
          </table:table-cell>
          <table:table-cell office:value-type="float" office:value="1321" calcext:value-type="float">
            <text:p>1321</text:p>
          </table:table-cell>
          <table:table-cell office:value-type="float" office:value="1871" calcext:value-type="float">
            <text:p>1871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24:.P24])" office:value-type="float" office:value="1500" calcext:value-type="float">
            <text:p>1500</text:p>
          </table:table-cell>
          <table:table-cell table:formula="of:=STDEV([.L24:.P24])/SQRT(COUNT([.L24:.P24]))" office:value-type="float" office:value="203.607465481991" calcext:value-type="float">
            <text:p>203.60746548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25:.F25])" office:value-type="float" office:value="2100" calcext:value-type="float">
            <text:p>2100</text:p>
          </table:table-cell>
          <table:table-cell table:formula="of:=STDEV([.B25:.F25])/SQRT(COUNT([.B25:.F25]))" office:value-type="float" office:value="0" calcext:value-type="float">
            <text:p>0</text:p>
          </table:table-cell>
          <table:table-cell/>
          <table:table-cell office:value-type="float" office:value="1861" calcext:value-type="float">
            <text:p>1861</text:p>
          </table:table-cell>
          <table:table-cell office:value-type="float" office:value="1731" calcext:value-type="float">
            <text:p>1731</text:p>
          </table:table-cell>
          <table:table-cell office:value-type="float" office:value="1396" calcext:value-type="float">
            <text:p>1396</text:p>
          </table:table-cell>
          <table:table-cell office:value-type="float" office:value="1521" calcext:value-type="float">
            <text:p>152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25:.P25])" office:value-type="float" office:value="1593" calcext:value-type="float">
            <text:p>1593</text:p>
          </table:table-cell>
          <table:table-cell table:formula="of:=STDEV([.L25:.P25])/SQRT(COUNT([.L25:.P25]))" office:value-type="float" office:value="87.6441669479493" calcext:value-type="float">
            <text:p>87.6441669479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26:.F26])" office:value-type="float" office:value="1882.2" calcext:value-type="float">
            <text:p>1882.2</text:p>
          </table:table-cell>
          <table:table-cell table:formula="of:=STDEV([.B26:.F26])/SQRT(COUNT([.B26:.F26]))" office:value-type="float" office:value="217.8" calcext:value-type="float">
            <text:p>217.8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float" office:value="1731" calcext:value-type="float">
            <text:p>1731</text:p>
          </table:table-cell>
          <table:table-cell office:value-type="float" office:value="1321" calcext:value-type="float">
            <text:p>1321</text:p>
          </table:table-cell>
          <table:table-cell office:value-type="float" office:value="1221" calcext:value-type="float">
            <text:p>12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26:.P26])" office:value-type="float" office:value="1449" calcext:value-type="float">
            <text:p>1449</text:p>
          </table:table-cell>
          <table:table-cell table:formula="of:=STDEV([.L26:.P26])/SQRT(COUNT([.L26:.P26]))" office:value-type="float" office:value="113.232062597128" calcext:value-type="float">
            <text:p>113.232062597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1235" calcext:value-type="float">
            <text:p>1235</text:p>
          </table:table-cell>
          <table:table-cell office:value-type="float" office:value="1843" calcext:value-type="float">
            <text:p>184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27:.F27])" office:value-type="float" office:value="1561.6" calcext:value-type="float">
            <text:p>1561.6</text:p>
          </table:table-cell>
          <table:table-cell table:formula="of:=STDEV([.B27:.F27])/SQRT(COUNT([.B27:.F27]))" office:value-type="float" office:value="285.845342799214" calcext:value-type="float">
            <text:p>285.8453427992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706" calcext:value-type="float">
            <text:p>1706</text:p>
          </table:table-cell>
          <table:table-cell office:value-type="float" office:value="771" calcext:value-type="float">
            <text:p>771</text:p>
          </table:table-cell>
          <table:table-cell office:value-type="float" office:value="1421" calcext:value-type="float">
            <text:p>14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27:.P27])" office:value-type="float" office:value="1235" calcext:value-type="float">
            <text:p>1235</text:p>
          </table:table-cell>
          <table:table-cell table:formula="of:=STDEV([.L27:.P27])/SQRT(COUNT([.L27:.P27]))" office:value-type="float" office:value="171.021928418551" calcext:value-type="float">
            <text:p>171.021928418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8:.F28])" office:value-type="float" office:value="1722" calcext:value-type="float">
            <text:p>1722</text:p>
          </table:table-cell>
          <table:table-cell table:formula="of:=STDEV([.B28:.F28])/SQRT(COUNT([.B28:.F28]))" office:value-type="float" office:value="259.082805295913" calcext:value-type="float">
            <text:p>259.0828052959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356" calcext:value-type="float">
            <text:p>2356</text:p>
          </table:table-cell>
          <table:table-cell office:value-type="float" office:value="2296" calcext:value-type="float">
            <text:p>2296</text:p>
          </table:table-cell>
          <table:table-cell office:value-type="float" office:value="1846" calcext:value-type="float">
            <text:p>18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28:.P28])" office:value-type="float" office:value="1795" calcext:value-type="float">
            <text:p>1795</text:p>
          </table:table-cell>
          <table:table-cell table:formula="of:=STDEV([.L28:.P28])/SQRT(COUNT([.L28:.P28]))" office:value-type="float" office:value="246.050807761324" calcext:value-type="float">
            <text:p>246.0508077613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29:.F29])" office:value-type="float" office:value="1792.6" calcext:value-type="float">
            <text:p>1792.6</text:p>
          </table:table-cell>
          <table:table-cell table:formula="of:=STDEV([.B29:.F29])/SQRT(COUNT([.B29:.F29]))" office:value-type="float" office:value="307.4" calcext:value-type="float">
            <text:p>307.4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401" calcext:value-type="float">
            <text:p>1401</text:p>
          </table:table-cell>
          <table:table-cell office:value-type="float" office:value="1846" calcext:value-type="float">
            <text:p>18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29:.P29])" office:value-type="float" office:value="1556" calcext:value-type="float">
            <text:p>1556</text:p>
          </table:table-cell>
          <table:table-cell table:formula="of:=STDEV([.L29:.P29])/SQRT(COUNT([.L29:.P29]))" office:value-type="float" office:value="80.1093003339812" calcext:value-type="float">
            <text:p>80.1093003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30:.F30])" office:value-type="float" office:value="2100" calcext:value-type="float">
            <text:p>2100</text:p>
          </table:table-cell>
          <table:table-cell table:formula="of:=STDEV([.B30:.F30])/SQRT(COUNT([.B30:.F30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056" calcext:value-type="float">
            <text:p>1056</text:p>
          </table:table-cell>
          <table:table-cell office:value-type="float" office:value="1366" calcext:value-type="float">
            <text:p>1366</text:p>
          </table:table-cell>
          <table:table-cell office:value-type="float" office:value="1971" calcext:value-type="float">
            <text:p>1971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table:formula="of:=AVERAGE([.L30:.P30])" office:value-type="float" office:value="1444" calcext:value-type="float">
            <text:p>1444</text:p>
          </table:table-cell>
          <table:table-cell table:formula="of:=STDEV([.L30:.P30])/SQRT(COUNT([.L30:.P30]))" office:value-type="float" office:value="181.291202213455" calcext:value-type="float">
            <text:p>181.291202213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31:.F31])" office:value-type="float" office:value="1939.6" calcext:value-type="float">
            <text:p>1939.6</text:p>
          </table:table-cell>
          <table:table-cell table:formula="of:=STDEV([.B31:.F31])/SQRT(COUNT([.B31:.F31]))" office:value-type="float" office:value="101.430074435544" calcext:value-type="float">
            <text:p>101.4300744355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231" calcext:value-type="float">
            <text:p>2231</text:p>
          </table:table-cell>
          <table:table-cell office:value-type="float" office:value="1566" calcext:value-type="float">
            <text:p>1566</text:p>
          </table:table-cell>
          <table:table-cell office:value-type="float" office:value="1646" calcext:value-type="float">
            <text:p>16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31:.P31])" office:value-type="float" office:value="1649" calcext:value-type="float">
            <text:p>1649</text:p>
          </table:table-cell>
          <table:table-cell table:formula="of:=STDEV([.L31:.P31])/SQRT(COUNT([.L31:.P31]))" office:value-type="float" office:value="153.733535703827" calcext:value-type="float">
            <text:p>153.7335357038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table:formula="of:=AVERAGE([.B32:.F32])" office:value-type="float" office:value="2074.2" calcext:value-type="float">
            <text:p>2074.2</text:p>
          </table:table-cell>
          <table:table-cell table:formula="of:=STDEV([.B32:.F32])/SQRT(COUNT([.B32:.F32]))" office:value-type="float" office:value="25.8" calcext:value-type="float">
            <text:p>25.8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681" calcext:value-type="float">
            <text:p>168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32:.P32])" office:value-type="float" office:value="1543.8" calcext:value-type="float">
            <text:p>1543.8</text:p>
          </table:table-cell>
          <table:table-cell table:formula="of:=STDEV([.L32:.P32])/SQRT(COUNT([.L32:.P32]))" office:value-type="float" office:value="44.4504218202707" calcext:value-type="float">
            <text:p>44.450421820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33:.F33])" office:value-type="float" office:value="1850.2" calcext:value-type="float">
            <text:p>1850.2</text:p>
          </table:table-cell>
          <table:table-cell table:formula="of:=STDEV([.B33:.F33])/SQRT(COUNT([.B33:.F33]))" office:value-type="float" office:value="249.8" calcext:value-type="float">
            <text:p>249.8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831" calcext:value-type="float">
            <text:p>1831</text:p>
          </table:table-cell>
          <table:table-cell office:value-type="float" office:value="1121" calcext:value-type="float">
            <text:p>1121</text:p>
          </table:table-cell>
          <table:table-cell office:value-type="float" office:value="1446" calcext:value-type="float">
            <text:p>14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3:.P33])" office:value-type="float" office:value="1350" calcext:value-type="float">
            <text:p>1350</text:p>
          </table:table-cell>
          <table:table-cell table:formula="of:=STDEV([.L33:.P33])/SQRT(COUNT([.L33:.P33]))" office:value-type="float" office:value="158.01423986464" calcext:value-type="float">
            <text:p>158.014239864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34:.F34])" office:value-type="float" office:value="1767" calcext:value-type="float">
            <text:p>1767</text:p>
          </table:table-cell>
          <table:table-cell table:formula="of:=STDEV([.B34:.F34])/SQRT(COUNT([.B34:.F34]))" office:value-type="float" office:value="333" calcext:value-type="float">
            <text:p>33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716" calcext:value-type="float">
            <text:p>1716</text:p>
          </table:table-cell>
          <table:table-cell office:value-type="float" office:value="996" calcext:value-type="float">
            <text:p>9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34:.P34])" office:value-type="float" office:value="1287" calcext:value-type="float">
            <text:p>1287</text:p>
          </table:table-cell>
          <table:table-cell table:formula="of:=STDEV([.L34:.P34])/SQRT(COUNT([.L34:.P34]))" office:value-type="float" office:value="166.991017722511" calcext:value-type="float">
            <text:p>166.991017722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35:.F35])" office:value-type="float" office:value="1875.8" calcext:value-type="float">
            <text:p>1875.8</text:p>
          </table:table-cell>
          <table:table-cell table:formula="of:=STDEV([.B35:.F35])/SQRT(COUNT([.B35:.F35]))" office:value-type="float" office:value="224.2" calcext:value-type="float">
            <text:p>224.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581" calcext:value-type="float">
            <text:p>1581</text:p>
          </table:table-cell>
          <table:table-cell office:value-type="float" office:value="1546" calcext:value-type="float">
            <text:p>1546</text:p>
          </table:table-cell>
          <table:table-cell office:value-type="float" office:value="2071" calcext:value-type="float">
            <text:p>2071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35:.P35])" office:value-type="float" office:value="1730" calcext:value-type="float">
            <text:p>1730</text:p>
          </table:table-cell>
          <table:table-cell table:formula="of:=STDEV([.L35:.P35])/SQRT(COUNT([.L35:.P35]))" office:value-type="float" office:value="103.542261903051" calcext:value-type="float">
            <text:p>103.542261903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36:.F36])" office:value-type="float" office:value="1939.8" calcext:value-type="float">
            <text:p>1939.8</text:p>
          </table:table-cell>
          <table:table-cell table:formula="of:=STDEV([.B36:.F36])/SQRT(COUNT([.B36:.F36]))" office:value-type="float" office:value="160.2" calcext:value-type="float">
            <text:p>160.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481" calcext:value-type="float">
            <text:p>1481</text:p>
          </table:table-cell>
          <table:table-cell office:value-type="float" office:value="1366" calcext:value-type="float">
            <text:p>1366</text:p>
          </table:table-cell>
          <table:table-cell office:value-type="float" office:value="1421" calcext:value-type="float">
            <text:p>1421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6:.P36])" office:value-type="float" office:value="1409" calcext:value-type="float">
            <text:p>1409</text:p>
          </table:table-cell>
          <table:table-cell table:formula="of:=STDEV([.L36:.P36])/SQRT(COUNT([.L36:.P36]))" office:value-type="float" office:value="153.887946246612" calcext:value-type="float">
            <text:p>153.887946246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37:.F37])" office:value-type="float" office:value="1895" calcext:value-type="float">
            <text:p>1895</text:p>
          </table:table-cell>
          <table:table-cell table:formula="of:=STDEV([.B37:.F37])/SQRT(COUNT([.B37:.F37]))" office:value-type="float" office:value="205" calcext:value-type="float">
            <text:p>205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float" office:value="1606" calcext:value-type="float">
            <text:p>1606</text:p>
          </table:table-cell>
          <table:table-cell office:value-type="float" office:value="811" calcext:value-type="float">
            <text:p>811</text:p>
          </table:table-cell>
          <table:table-cell office:value-type="float" office:value="1771" calcext:value-type="float">
            <text:p>1771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table:formula="of:=AVERAGE([.L37:.P37])" office:value-type="float" office:value="1398" calcext:value-type="float">
            <text:p>1398</text:p>
          </table:table-cell>
          <table:table-cell table:formula="of:=STDEV([.L37:.P37])/SQRT(COUNT([.L37:.P37]))" office:value-type="float" office:value="200.097476245954" calcext:value-type="float">
            <text:p>200.097476246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38:.F38])" office:value-type="float" office:value="1837.2" calcext:value-type="float">
            <text:p>1837.2</text:p>
          </table:table-cell>
          <table:table-cell table:formula="of:=STDEV([.B38:.F38])/SQRT(COUNT([.B38:.F38]))" office:value-type="float" office:value="246.871099969194" calcext:value-type="float">
            <text:p>246.8710999692</text:p>
          </table:table-cell>
          <table:table-cell/>
          <table:table-cell office:value-type="float" office:value="1841" calcext:value-type="float">
            <text:p>1841</text:p>
          </table:table-cell>
          <table:table-cell office:value-type="float" office:value="2456" calcext:value-type="float">
            <text:p>2456</text:p>
          </table:table-cell>
          <table:table-cell office:value-type="float" office:value="1421" calcext:value-type="float">
            <text:p>1421</text:p>
          </table:table-cell>
          <table:table-cell office:value-type="float" office:value="1546" calcext:value-type="float">
            <text:p>15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38:.P38])" office:value-type="float" office:value="1634" calcext:value-type="float">
            <text:p>1634</text:p>
          </table:table-cell>
          <table:table-cell table:formula="of:=STDEV([.L38:.P38])/SQRT(COUNT([.L38:.P38]))" office:value-type="float" office:value="255.110760259147" calcext:value-type="float">
            <text:p>255.1107602591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39:.F39])" office:value-type="float" office:value="1831" calcext:value-type="float">
            <text:p>1831</text:p>
          </table:table-cell>
          <table:table-cell table:formula="of:=STDEV([.B39:.F39])/SQRT(COUNT([.B39:.F39]))" office:value-type="float" office:value="269" calcext:value-type="float">
            <text:p>269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931" calcext:value-type="float">
            <text:p>1931</text:p>
          </table:table-cell>
          <table:table-cell office:value-type="float" office:value="1821" calcext:value-type="float">
            <text:p>1821</text:p>
          </table:table-cell>
          <table:table-cell office:value-type="float" office:value="2171" calcext:value-type="float">
            <text:p>2171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39:.P39])" office:value-type="float" office:value="1680" calcext:value-type="float">
            <text:p>1680</text:p>
          </table:table-cell>
          <table:table-cell table:formula="of:=STDEV([.L39:.P39])/SQRT(COUNT([.L39:.P39]))" office:value-type="float" office:value="190.711824489202" calcext:value-type="float">
            <text:p>190.7118244892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0:.F40])" office:value-type="float" office:value="1850.2" calcext:value-type="float">
            <text:p>1850.2</text:p>
          </table:table-cell>
          <table:table-cell table:formula="of:=STDEV([.B40:.F40])/SQRT(COUNT([.B40:.F40]))" office:value-type="float" office:value="249.8" calcext:value-type="float">
            <text:p>249.8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256" calcext:value-type="float">
            <text:p>1256</text:p>
          </table:table-cell>
          <table:table-cell office:value-type="float" office:value="1371" calcext:value-type="float">
            <text:p>1371</text:p>
          </table:table-cell>
          <table:table-cell office:value-type="float" office:value="1646" calcext:value-type="float">
            <text:p>16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40:.P40])" office:value-type="float" office:value="1385" calcext:value-type="float">
            <text:p>1385</text:p>
          </table:table-cell>
          <table:table-cell table:formula="of:=STDEV([.L40:.P40])/SQRT(COUNT([.L40:.P40]))" office:value-type="float" office:value="74.151871183403" calcext:value-type="float">
            <text:p>74.151871183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03" calcext:value-type="float">
            <text:p>120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41:.F41])" office:value-type="float" office:value="1920.6" calcext:value-type="float">
            <text:p>1920.6</text:p>
          </table:table-cell>
          <table:table-cell table:formula="of:=STDEV([.B41:.F41])/SQRT(COUNT([.B41:.F41]))" office:value-type="float" office:value="179.4" calcext:value-type="float">
            <text:p>179.4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876" calcext:value-type="float">
            <text:p>1876</text:p>
          </table:table-cell>
          <table:table-cell office:value-type="float" office:value="1096" calcext:value-type="float">
            <text:p>1096</text:p>
          </table:table-cell>
          <table:table-cell office:value-type="float" office:value="1546" calcext:value-type="float">
            <text:p>15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1:.P41])" office:value-type="float" office:value="1476" calcext:value-type="float">
            <text:p>1476</text:p>
          </table:table-cell>
          <table:table-cell table:formula="of:=STDEV([.L41:.P41])/SQRT(COUNT([.L41:.P41]))" office:value-type="float" office:value="127.397017233529" calcext:value-type="float">
            <text:p>127.397017233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2:.F42])" office:value-type="float" office:value="1741.2" calcext:value-type="float">
            <text:p>1741.2</text:p>
          </table:table-cell>
          <table:table-cell table:formula="of:=STDEV([.B42:.F42])/SQRT(COUNT([.B42:.F42]))" office:value-type="float" office:value="246.306597556785" calcext:value-type="float">
            <text:p>246.3065975568</text:p>
          </table:table-cell>
          <table:table-cell/>
          <table:table-cell office:value-type="float" office:value="1731" calcext:value-type="float">
            <text:p>1731</text:p>
          </table:table-cell>
          <table:table-cell office:value-type="float" office:value="2231" calcext:value-type="float">
            <text:p>2231</text:p>
          </table:table-cell>
          <table:table-cell office:value-type="float" office:value="1971" calcext:value-type="float">
            <text:p>1971</text:p>
          </table:table-cell>
          <table:table-cell office:value-type="float" office:value="1746" calcext:value-type="float">
            <text:p>17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2:.P42])" office:value-type="float" office:value="1807" calcext:value-type="float">
            <text:p>1807</text:p>
          </table:table-cell>
          <table:table-cell table:formula="of:=STDEV([.L42:.P42])/SQRT(COUNT([.L42:.P42]))" office:value-type="float" office:value="144.839566417468" calcext:value-type="float">
            <text:p>144.8395664175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office:value-type="float" office:value="2100" calcext:value-type="float">
            <text:p>2100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formula="of:=AVERAGE([.B43:.F43])" office:value-type="float" office:value="1401.8" calcext:value-type="float">
            <text:p>1401.8</text:p>
          </table:table-cell>
          <table:table-cell table:formula="of:=STDEV([.B43:.F43])/SQRT(COUNT([.B43:.F43]))" office:value-type="float" office:value="299.463086205963" calcext:value-type="float">
            <text:p>299.463086206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1736" calcext:value-type="float">
            <text:p>1736</text:p>
          </table:table-cell>
          <table:table-cell office:value-type="float" office:value="1661" calcext:value-type="float">
            <text:p>1661</text:p>
          </table:table-cell>
          <table:table-cell office:value-type="float" office:value="1446" calcext:value-type="float">
            <text:p>14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43:.P43])" office:value-type="float" office:value="1528" calcext:value-type="float">
            <text:p>1528</text:p>
          </table:table-cell>
          <table:table-cell table:formula="of:=STDEV([.L43:.P43])/SQRT(COUNT([.L43:.P43]))" office:value-type="float" office:value="84.211044406301" calcext:value-type="float">
            <text:p>84.2110444063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4:.F44])" office:value-type="float" office:value="2100" calcext:value-type="float">
            <text:p>2100</text:p>
          </table:table-cell>
          <table:table-cell table:formula="of:=STDEV([.B44:.F44])/SQRT(COUNT([.B44:.F44]))" office:value-type="float" office:value="0" calcext:value-type="float">
            <text:p>0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356" calcext:value-type="float">
            <text:p>2356</text:p>
          </table:table-cell>
          <table:table-cell office:value-type="float" office:value="1421" calcext:value-type="float">
            <text:p>1421</text:p>
          </table:table-cell>
          <table:table-cell office:value-type="float" office:value="1446" calcext:value-type="float">
            <text:p>1446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44:.P44])" office:value-type="float" office:value="1595" calcext:value-type="float">
            <text:p>1595</text:p>
          </table:table-cell>
          <table:table-cell table:formula="of:=STDEV([.L44:.P44])/SQRT(COUNT([.L44:.P44]))" office:value-type="float" office:value="208.964111751277" calcext:value-type="float">
            <text:p>208.964111751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5:.F45])" office:value-type="float" office:value="1933.4" calcext:value-type="float">
            <text:p>1933.4</text:p>
          </table:table-cell>
          <table:table-cell table:formula="of:=STDEV([.B45:.F45])/SQRT(COUNT([.B45:.F45]))" office:value-type="float" office:value="166.6" calcext:value-type="float">
            <text:p>166.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886" calcext:value-type="float">
            <text:p>1886</text:p>
          </table:table-cell>
          <table:table-cell office:value-type="float" office:value="1071" calcext:value-type="float">
            <text:p>1071</text:p>
          </table:table-cell>
          <table:table-cell office:value-type="float" office:value="1321" calcext:value-type="float">
            <text:p>1321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45:.P45])" office:value-type="float" office:value="1426" calcext:value-type="float">
            <text:p>1426</text:p>
          </table:table-cell>
          <table:table-cell table:formula="of:=STDEV([.L45:.P45])/SQRT(COUNT([.L45:.P45]))" office:value-type="float" office:value="135.406794511945" calcext:value-type="float">
            <text:p>135.406794511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formula="of:=AVERAGE([.B46:.F46])" office:value-type="float" office:value="1485.2" calcext:value-type="float">
            <text:p>1485.2</text:p>
          </table:table-cell>
          <table:table-cell table:formula="of:=STDEV([.B46:.F46])/SQRT(COUNT([.B46:.F46]))" office:value-type="float" office:value="378.656229316249" calcext:value-type="float">
            <text:p>378.6562293163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61" calcext:value-type="float">
            <text:p>1761</text:p>
          </table:table-cell>
          <table:table-cell office:value-type="float" office:value="1196" calcext:value-type="float">
            <text:p>1196</text:p>
          </table:table-cell>
          <table:table-cell office:value-type="float" office:value="1646" calcext:value-type="float">
            <text:p>1646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46:.P46])" office:value-type="float" office:value="1496" calcext:value-type="float">
            <text:p>1496</text:p>
          </table:table-cell>
          <table:table-cell table:formula="of:=STDEV([.L46:.P46])/SQRT(COUNT([.L46:.P46]))" office:value-type="float" office:value="117.356295101712" calcext:value-type="float">
            <text:p>117.356295101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47:.F47])" office:value-type="float" office:value="2100" calcext:value-type="float">
            <text:p>2100</text:p>
          </table:table-cell>
          <table:table-cell table:formula="of:=STDEV([.B47:.F47])/SQRT(COUNT([.B47:.F47]))" office:value-type="float" office:value="0" calcext:value-type="float">
            <text:p>0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1726" calcext:value-type="float">
            <text:p>1726</text:p>
          </table:table-cell>
          <table:table-cell office:value-type="float" office:value="1496" calcext:value-type="float">
            <text:p>1496</text:p>
          </table:table-cell>
          <table:table-cell office:value-type="float" office:value="1521" calcext:value-type="float">
            <text:p>15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7:.P47])" office:value-type="float" office:value="1484" calcext:value-type="float">
            <text:p>1484</text:p>
          </table:table-cell>
          <table:table-cell table:formula="of:=STDEV([.L47:.P47])/SQRT(COUNT([.L47:.P47]))" office:value-type="float" office:value="71.773950706367" calcext:value-type="float">
            <text:p>71.773950706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48:.F48])" office:value-type="float" office:value="1549.2" calcext:value-type="float">
            <text:p>1549.2</text:p>
          </table:table-cell>
          <table:table-cell table:formula="of:=STDEV([.B48:.F48])/SQRT(COUNT([.B48:.F48]))" office:value-type="float" office:value="349.373925758635" calcext:value-type="float">
            <text:p>349.373925758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800" calcext:value-type="float">
            <text:p>2800</text:p>
          </table:table-cell>
          <table:table-cell office:value-type="float" office:value="671" calcext:value-type="float">
            <text:p>671</text:p>
          </table:table-cell>
          <table:table-cell office:value-type="float" office:value="1446" calcext:value-type="float">
            <text:p>1446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48:.P48])" office:value-type="float" office:value="1561.8" calcext:value-type="float">
            <text:p>1561.8</text:p>
          </table:table-cell>
          <table:table-cell table:formula="of:=STDEV([.L48:.P48])/SQRT(COUNT([.L48:.P48]))" office:value-type="float" office:value="345.187832925785" calcext:value-type="float">
            <text:p>345.187832925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49:.F49])" office:value-type="float" office:value="1811.8" calcext:value-type="float">
            <text:p>1811.8</text:p>
          </table:table-cell>
          <table:table-cell table:formula="of:=STDEV([.B49:.F49])/SQRT(COUNT([.B49:.F49]))" office:value-type="float" office:value="288.2" calcext:value-type="float">
            <text:p>288.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2241" calcext:value-type="float">
            <text:p>2241</text:p>
          </table:table-cell>
          <table:table-cell office:value-type="float" office:value="1251" calcext:value-type="float">
            <text:p>1251</text:p>
          </table:table-cell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49:.P49])" office:value-type="float" office:value="1453" calcext:value-type="float">
            <text:p>1453</text:p>
          </table:table-cell>
          <table:table-cell table:formula="of:=STDEV([.L49:.P49])/SQRT(COUNT([.L49:.P49]))" office:value-type="float" office:value="200.034996938036" calcext:value-type="float">
            <text:p>200.03499693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459" calcext:value-type="float">
            <text:p>1459</text:p>
          </table:table-cell>
          <table:table-cell office:value-type="float" office:value="2100" calcext:value-type="float">
            <text:p>2100</text:p>
          </table:table-cell>
          <table:table-cell office:value-type="float" office:value="2067" calcext:value-type="float">
            <text:p>2067</text:p>
          </table:table-cell>
          <table:table-cell table:number-columns-repeated="2"/>
          <table:table-cell table:formula="of:=AVERAGE([.B50:.F50])" office:value-type="float" office:value="1965.2" calcext:value-type="float">
            <text:p>1965.2</text:p>
          </table:table-cell>
          <table:table-cell table:formula="of:=STDEV([.B50:.F50])/SQRT(COUNT([.B50:.F50]))" office:value-type="float" office:value="126.711246541102" calcext:value-type="float">
            <text:p>126.7112465411</text:p>
          </table:table-cell>
          <table:table-cell/>
          <table:table-cell office:value-type="float" office:value="2386" calcext:value-type="float">
            <text:p>2386</text:p>
          </table:table-cell>
          <table:table-cell office:value-type="float" office:value="1381" calcext:value-type="float">
            <text:p>1381</text:p>
          </table:table-cell>
          <table:table-cell office:value-type="float" office:value="1386" calcext:value-type="float">
            <text:p>1386</text:p>
          </table:table-cell>
          <table:table-cell office:value-type="float" office:value="1846" calcext:value-type="float">
            <text:p>1846</text:p>
          </table:table-cell>
          <table:table-cell office:value-type="float" office:value="1556" calcext:value-type="float">
            <text:p>1556</text:p>
          </table:table-cell>
          <table:table-cell table:number-columns-repeated="2"/>
          <table:table-cell table:formula="of:=AVERAGE([.L50:.P50])" office:value-type="float" office:value="1711" calcext:value-type="float">
            <text:p>1711</text:p>
          </table:table-cell>
          <table:table-cell table:formula="of:=STDEV([.L50:.P50])/SQRT(COUNT([.L50:.P50]))" office:value-type="float" office:value="188.732615093417" calcext:value-type="float">
            <text:p>188.732615093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35" calcext:value-type="float">
            <text:p>1235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AVERAGE([.B51:.F51])" office:value-type="float" office:value="1440.2" calcext:value-type="float">
            <text:p>1440.2</text:p>
          </table:table-cell>
          <table:table-cell table:formula="of:=STDEV([.B51:.F51])/SQRT(COUNT([.B51:.F51]))" office:value-type="float" office:value="288.512980643852" calcext:value-type="float">
            <text:p>288.512980643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111" calcext:value-type="float">
            <text:p>2111</text:p>
          </table:table-cell>
          <table:table-cell office:value-type="float" office:value="1436" calcext:value-type="float">
            <text:p>1436</text:p>
          </table:table-cell>
          <table:table-cell office:value-type="float" office:value="1771" calcext:value-type="float">
            <text:p>1771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51:.P51])" office:value-type="float" office:value="1669" calcext:value-type="float">
            <text:p>1669</text:p>
          </table:table-cell>
          <table:table-cell table:formula="of:=STDEV([.L51:.P51])/SQRT(COUNT([.L51:.P51]))" office:value-type="float" office:value="131.059146952817" calcext:value-type="float">
            <text:p>131.0591469528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011" calcext:value-type="float">
            <text:p>1011</text:p>
          </table:table-cell>
          <table:table-cell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52:.F52])" office:value-type="float" office:value="1658" calcext:value-type="float">
            <text:p>1658</text:p>
          </table:table-cell>
          <table:table-cell table:formula="of:=STDEV([.B52:.F52])/SQRT(COUNT([.B52:.F52]))" office:value-type="float" office:value="270.715902746773" calcext:value-type="float">
            <text:p>270.7159027468</text:p>
          </table:table-cell>
          <table:table-cell/>
          <table:table-cell office:value-type="float" office:value="2071" calcext:value-type="float">
            <text:p>2071</text:p>
          </table:table-cell>
          <table:table-cell office:value-type="float" office:value="2416" calcext:value-type="float">
            <text:p>2416</text:p>
          </table:table-cell>
          <table:table-cell office:value-type="float" office:value="1996" calcext:value-type="float">
            <text:p>1996</text:p>
          </table:table-cell>
          <table:table-cell office:value-type="float" office:value="1746" calcext:value-type="float">
            <text:p>17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52:.P52])" office:value-type="float" office:value="1872" calcext:value-type="float">
            <text:p>1872</text:p>
          </table:table-cell>
          <table:table-cell table:formula="of:=STDEV([.L52:.P52])/SQRT(COUNT([.L52:.P52]))" office:value-type="float" office:value="213.994158798786" calcext:value-type="float">
            <text:p>213.9941587988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3:.F53])" office:value-type="float" office:value="1786.2" calcext:value-type="float">
            <text:p>1786.2</text:p>
          </table:table-cell>
          <table:table-cell table:formula="of:=STDEV([.B53:.F53])/SQRT(COUNT([.B53:.F53]))" office:value-type="float" office:value="313.8" calcext:value-type="float">
            <text:p>313.8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  <table:table-cell office:value-type="float" office:value="1646" calcext:value-type="float">
            <text:p>16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53:.P53])" office:value-type="float" office:value="1638.4" calcext:value-type="float">
            <text:p>1638.4</text:p>
          </table:table-cell>
          <table:table-cell table:formula="of:=STDEV([.L53:.P53])/SQRT(COUNT([.L53:.P53]))" office:value-type="float" office:value="104.001249992488" calcext:value-type="float">
            <text:p>104.0012499925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4:.F54])" office:value-type="float" office:value="2100" calcext:value-type="float">
            <text:p>2100</text:p>
          </table:table-cell>
          <table:table-cell table:formula="of:=STDEV([.B54:.F54])/SQRT(COUNT([.B54:.F54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06" calcext:value-type="float">
            <text:p>1906</text:p>
          </table:table-cell>
          <table:table-cell office:value-type="float" office:value="2016" calcext:value-type="float">
            <text:p>2016</text:p>
          </table:table-cell>
          <table:table-cell office:value-type="float" office:value="1646" calcext:value-type="float">
            <text:p>1646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AVERAGE([.L54:.P54])" office:value-type="float" office:value="1529" calcext:value-type="float">
            <text:p>1529</text:p>
          </table:table-cell>
          <table:table-cell table:formula="of:=STDEV([.L54:.P54])/SQRT(COUNT([.L54:.P54]))" office:value-type="float" office:value="241.534676599448" calcext:value-type="float">
            <text:p>241.534676599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55:.F55])" office:value-type="float" office:value="1760.6" calcext:value-type="float">
            <text:p>1760.6</text:p>
          </table:table-cell>
          <table:table-cell table:formula="of:=STDEV([.B55:.F55])/SQRT(COUNT([.B55:.F55]))" office:value-type="float" office:value="339.4" calcext:value-type="float">
            <text:p>339.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606" calcext:value-type="float">
            <text:p>1606</text:p>
          </table:table-cell>
          <table:table-cell office:value-type="float" office:value="2006" calcext:value-type="float">
            <text:p>2006</text:p>
          </table:table-cell>
          <table:table-cell office:value-type="float" office:value="1646" calcext:value-type="float">
            <text:p>16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55:.P55])" office:value-type="float" office:value="1562" calcext:value-type="float">
            <text:p>1562</text:p>
          </table:table-cell>
          <table:table-cell table:formula="of:=STDEV([.L55:.P55])/SQRT(COUNT([.L55:.P55]))" office:value-type="float" office:value="179.376698598229" calcext:value-type="float">
            <text:p>179.376698598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6:.F56])" office:value-type="float" office:value="2100" calcext:value-type="float">
            <text:p>2100</text:p>
          </table:table-cell>
          <table:table-cell table:formula="of:=STDEV([.B56:.F56])/SQRT(COUNT([.B56:.F56]))" office:value-type="float" office:value="0" calcext:value-type="float">
            <text:p>0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761" calcext:value-type="float">
            <text:p>1761</text:p>
          </table:table-cell>
          <table:table-cell office:value-type="float" office:value="1491" calcext:value-type="float">
            <text:p>1491</text:p>
          </table:table-cell>
          <table:table-cell office:value-type="float" office:value="1871" calcext:value-type="float">
            <text:p>1871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56:.P56])" office:value-type="float" office:value="1693.8" calcext:value-type="float">
            <text:p>1693.8</text:p>
          </table:table-cell>
          <table:table-cell table:formula="of:=STDEV([.L56:.P56])/SQRT(COUNT([.L56:.P56]))" office:value-type="float" office:value="66.5457737200493" calcext:value-type="float">
            <text:p>66.5457737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57:.F57])" office:value-type="float" office:value="2100" calcext:value-type="float">
            <text:p>2100</text:p>
          </table:table-cell>
          <table:table-cell table:formula="of:=STDEV([.B57:.F57])/SQRT(COUNT([.B57:.F57]))" office:value-type="float" office:value="0" calcext:value-type="float">
            <text:p>0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421" calcext:value-type="float">
            <text:p>14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57:.P57])" office:value-type="float" office:value="1481" calcext:value-type="float">
            <text:p>1481</text:p>
          </table:table-cell>
          <table:table-cell table:formula="of:=STDEV([.L57:.P57])/SQRT(COUNT([.L57:.P57]))" office:value-type="float" office:value="96.0078121821344" calcext:value-type="float">
            <text:p>96.0078121821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691" calcext:value-type="float">
            <text:p>691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formula="of:=AVERAGE([.B58:.F58])" office:value-type="float" office:value="1177.8" calcext:value-type="float">
            <text:p>1177.8</text:p>
          </table:table-cell>
          <table:table-cell table:formula="of:=STDEV([.B58:.F58])/SQRT(COUNT([.B58:.F58]))" office:value-type="float" office:value="378.250366820708" calcext:value-type="float">
            <text:p>378.2503668207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486" calcext:value-type="float">
            <text:p>1486</text:p>
          </table:table-cell>
          <table:table-cell office:value-type="float" office:value="1346" calcext:value-type="float">
            <text:p>1346</text:p>
          </table:table-cell>
          <table:table-cell office:value-type="float" office:value="1421" calcext:value-type="float">
            <text:p>1421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AVERAGE([.L58:.P58])" office:value-type="float" office:value="1414.8" calcext:value-type="float">
            <text:p>1414.8</text:p>
          </table:table-cell>
          <table:table-cell table:formula="of:=STDEV([.L58:.P58])/SQRT(COUNT([.L58:.P58]))" office:value-type="float" office:value="94.2068999596102" calcext:value-type="float">
            <text:p>94.206899959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table:formula="of:=AVERAGE([.B59:.F59])" office:value-type="float" office:value="1600.4" calcext:value-type="float">
            <text:p>1600.4</text:p>
          </table:table-cell>
          <table:table-cell table:formula="of:=STDEV([.B59:.F59])/SQRT(COUNT([.B59:.F59]))" office:value-type="float" office:value="307.443750952918" calcext:value-type="float">
            <text:p>307.443750952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1981" calcext:value-type="float">
            <text:p>1981</text:p>
          </table:table-cell>
          <table:table-cell office:value-type="float" office:value="1321" calcext:value-type="float">
            <text:p>1321</text:p>
          </table:table-cell>
          <table:table-cell office:value-type="float" office:value="2271" calcext:value-type="float">
            <text:p>227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59:.P59])" office:value-type="float" office:value="1670" calcext:value-type="float">
            <text:p>1670</text:p>
          </table:table-cell>
          <table:table-cell table:formula="of:=STDEV([.L59:.P59])/SQRT(COUNT([.L59:.P59]))" office:value-type="float" office:value="198.471660445515" calcext:value-type="float">
            <text:p>198.471660445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1171" calcext:value-type="float">
            <text:p>1171</text:p>
          </table:table-cell>
          <table:table-cell office:value-type="float" office:value="1075" calcext:value-type="float">
            <text:p>1075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formula="of:=AVERAGE([.B60:.F60])" office:value-type="float" office:value="1363.4" calcext:value-type="float">
            <text:p>1363.4</text:p>
          </table:table-cell>
          <table:table-cell table:formula="of:=STDEV([.B60:.F60])/SQRT(COUNT([.B60:.F60]))" office:value-type="float" office:value="330.923646782759" calcext:value-type="float">
            <text:p>330.9236467828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906" calcext:value-type="float">
            <text:p>1906</text:p>
          </table:table-cell>
          <table:table-cell office:value-type="float" office:value="2201" calcext:value-type="float">
            <text:p>2201</text:p>
          </table:table-cell>
          <table:table-cell office:value-type="float" office:value="1746" calcext:value-type="float">
            <text:p>17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60:.P60])" office:value-type="float" office:value="1721" calcext:value-type="float">
            <text:p>1721</text:p>
          </table:table-cell>
          <table:table-cell table:formula="of:=STDEV([.L60:.P60])/SQRT(COUNT([.L60:.P60]))" office:value-type="float" office:value="217.382151981252" calcext:value-type="float">
            <text:p>217.3821519813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691" calcext:value-type="float">
            <text:p>691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table:formula="of:=AVERAGE([.B61:.F61])" office:value-type="float" office:value="1337.8" calcext:value-type="float">
            <text:p>1337.8</text:p>
          </table:table-cell>
          <table:table-cell table:formula="of:=STDEV([.B61:.F61])/SQRT(COUNT([.B61:.F61]))" office:value-type="float" office:value="318.37798290711" calcext:value-type="float">
            <text:p>318.3779829071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481" calcext:value-type="float">
            <text:p>1481</text:p>
          </table:table-cell>
          <table:table-cell office:value-type="float" office:value="1596" calcext:value-type="float">
            <text:p>1596</text:p>
          </table:table-cell>
          <table:table-cell office:value-type="float" office:value="1646" calcext:value-type="float">
            <text:p>1646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table:formula="of:=AVERAGE([.L61:.P61])" office:value-type="float" office:value="1483" calcext:value-type="float">
            <text:p>1483</text:p>
          </table:table-cell>
          <table:table-cell table:formula="of:=STDEV([.L61:.P61])/SQRT(COUNT([.L61:.P61]))" office:value-type="float" office:value="86.3365507765975" calcext:value-type="float">
            <text:p>86.336550776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2:.F62])" office:value-type="float" office:value="1843.8" calcext:value-type="float">
            <text:p>1843.8</text:p>
          </table:table-cell>
          <table:table-cell table:formula="of:=STDEV([.B62:.F62])/SQRT(COUNT([.B62:.F62]))" office:value-type="float" office:value="256.2" calcext:value-type="float">
            <text:p>256.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321" calcext:value-type="float">
            <text:p>132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62:.P62])" office:value-type="float" office:value="1374" calcext:value-type="float">
            <text:p>1374</text:p>
          </table:table-cell>
          <table:table-cell table:formula="of:=STDEV([.L62:.P62])/SQRT(COUNT([.L62:.P62]))" office:value-type="float" office:value="37.7027850430177" calcext:value-type="float">
            <text:p>37.70278504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491" calcext:value-type="float">
            <text:p>149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63:.F63])" office:value-type="float" office:value="1722" calcext:value-type="float">
            <text:p>1722</text:p>
          </table:table-cell>
          <table:table-cell table:formula="of:=STDEV([.B63:.F63])/SQRT(COUNT([.B63:.F63]))" office:value-type="float" office:value="254.698056529688" calcext:value-type="float">
            <text:p>254.6980565297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2031" calcext:value-type="float">
            <text:p>2031</text:p>
          </table:table-cell>
          <table:table-cell office:value-type="float" office:value="1566" calcext:value-type="float">
            <text:p>1566</text:p>
          </table:table-cell>
          <table:table-cell office:value-type="float" office:value="1846" calcext:value-type="float">
            <text:p>184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63:.P63])" office:value-type="float" office:value="1737.8" calcext:value-type="float">
            <text:p>1737.8</text:p>
          </table:table-cell>
          <table:table-cell table:formula="of:=STDEV([.L63:.P63])/SQRT(COUNT([.L63:.P63]))" office:value-type="float" office:value="87.9217834214025" calcext:value-type="float">
            <text:p>87.9217834214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AVERAGE([.B64:.F64])" office:value-type="float" office:value="1594" calcext:value-type="float">
            <text:p>1594</text:p>
          </table:table-cell>
          <table:table-cell table:formula="of:=STDEV([.B64:.F64])/SQRT(COUNT([.B64:.F64]))" office:value-type="float" office:value="309.901758626827" calcext:value-type="float">
            <text:p>309.9017586268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906" calcext:value-type="float">
            <text:p>1906</text:p>
          </table:table-cell>
          <table:table-cell office:value-type="float" office:value="1596" calcext:value-type="float">
            <text:p>1596</text:p>
          </table:table-cell>
          <table:table-cell office:value-type="float" office:value="1771" calcext:value-type="float">
            <text:p>1771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AVERAGE([.L64:.P64])" office:value-type="float" office:value="1683.8" calcext:value-type="float">
            <text:p>1683.8</text:p>
          </table:table-cell>
          <table:table-cell table:formula="of:=STDEV([.L64:.P64])/SQRT(COUNT([.L64:.P64]))" office:value-type="float" office:value="70.6741819903138" calcext:value-type="float">
            <text:p>70.6741819903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table:formula="of:=AVERAGE([.B65:.F65])" office:value-type="float" office:value="1542.8" calcext:value-type="float">
            <text:p>1542.8</text:p>
          </table:table-cell>
          <table:table-cell table:formula="of:=STDEV([.B65:.F65])/SQRT(COUNT([.B65:.F65]))" office:value-type="float" office:value="341.551372417093" calcext:value-type="float">
            <text:p>341.5513724171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581" calcext:value-type="float">
            <text:p>1581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65:.P65])" office:value-type="float" office:value="1548.8" calcext:value-type="float">
            <text:p>1548.8</text:p>
          </table:table-cell>
          <table:table-cell table:formula="of:=STDEV([.L65:.P65])/SQRT(COUNT([.L65:.P65]))" office:value-type="float" office:value="45.0703893925934" calcext:value-type="float">
            <text:p>45.0703893926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table:formula="of:=AVERAGE([.B66:.F66])" office:value-type="float" office:value="1888.6" calcext:value-type="float">
            <text:p>1888.6</text:p>
          </table:table-cell>
          <table:table-cell table:formula="of:=STDEV([.B66:.F66])/SQRT(COUNT([.B66:.F66]))" office:value-type="float" office:value="211.4" calcext:value-type="float">
            <text:p>211.4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116" calcext:value-type="float">
            <text:p>2116</text:p>
          </table:table-cell>
          <table:table-cell office:value-type="float" office:value="891" calcext:value-type="float">
            <text:p>891</text:p>
          </table:table-cell>
          <table:table-cell office:value-type="float" office:value="1746" calcext:value-type="float">
            <text:p>1746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formula="of:=AVERAGE([.L66:.P66])" office:value-type="float" office:value="1421" calcext:value-type="float">
            <text:p>1421</text:p>
          </table:table-cell>
          <table:table-cell table:formula="of:=STDEV([.L66:.P66])/SQRT(COUNT([.L66:.P66]))" office:value-type="float" office:value="238.264558841637" calcext:value-type="float">
            <text:p>238.264558841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851" calcext:value-type="float">
            <text:p>851</text:p>
          </table:table-cell>
          <table:table-cell office:value-type="float" office:value="595" calcext:value-type="float">
            <text:p>595</text:p>
          </table:table-cell>
          <table:table-cell office:value-type="float" office:value="2100" calcext:value-type="float">
            <text:p>2100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table:formula="of:=AVERAGE([.B67:.F67])" office:value-type="float" office:value="1433.8" calcext:value-type="float">
            <text:p>1433.8</text:p>
          </table:table-cell>
          <table:table-cell table:formula="of:=STDEV([.B67:.F67])/SQRT(COUNT([.B67:.F67]))" office:value-type="float" office:value="311.355327560008" calcext:value-type="float">
            <text:p>311.35532756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office:value-type="float" office:value="1801" calcext:value-type="float">
            <text:p>1801</text:p>
          </table:table-cell>
          <table:table-cell office:value-type="float" office:value="1321" calcext:value-type="float">
            <text:p>1321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67:.P67])" office:value-type="float" office:value="1536" calcext:value-type="float">
            <text:p>1536</text:p>
          </table:table-cell>
          <table:table-cell table:formula="of:=STDEV([.L67:.P67])/SQRT(COUNT([.L67:.P67]))" office:value-type="float" office:value="79.0885579587844" calcext:value-type="float">
            <text:p>79.088557958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68:.F68])" office:value-type="float" office:value="1754.2" calcext:value-type="float">
            <text:p>1754.2</text:p>
          </table:table-cell>
          <table:table-cell table:formula="of:=STDEV([.B68:.F68])/SQRT(COUNT([.B68:.F68]))" office:value-type="float" office:value="345.8" calcext:value-type="float">
            <text:p>345.8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931" calcext:value-type="float">
            <text:p>1931</text:p>
          </table:table-cell>
          <table:table-cell office:value-type="float" office:value="1121" calcext:value-type="float">
            <text:p>1121</text:p>
          </table:table-cell>
          <table:table-cell office:value-type="float" office:value="1971" calcext:value-type="float">
            <text:p>1971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8:.P68])" office:value-type="float" office:value="1589" calcext:value-type="float">
            <text:p>1589</text:p>
          </table:table-cell>
          <table:table-cell table:formula="of:=STDEV([.L68:.P68])/SQRT(COUNT([.L68:.P68]))" office:value-type="float" office:value="160.698475412805" calcext:value-type="float">
            <text:p>160.6984754128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755" calcext:value-type="float">
            <text:p>75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69:.F69])" office:value-type="float" office:value="1831" calcext:value-type="float">
            <text:p>1831</text:p>
          </table:table-cell>
          <table:table-cell table:formula="of:=STDEV([.B69:.F69])/SQRT(COUNT([.B69:.F69]))" office:value-type="float" office:value="269" calcext:value-type="float">
            <text:p>269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06" calcext:value-type="float">
            <text:p>1806</text:p>
          </table:table-cell>
          <table:table-cell office:value-type="float" office:value="1096" calcext:value-type="float">
            <text:p>1096</text:p>
          </table:table-cell>
          <table:table-cell office:value-type="float" office:value="1746" calcext:value-type="float">
            <text:p>1746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table:formula="of:=AVERAGE([.L69:.P69])" office:value-type="float" office:value="1565" calcext:value-type="float">
            <text:p>1565</text:p>
          </table:table-cell>
          <table:table-cell table:formula="of:=STDEV([.L69:.P69])/SQRT(COUNT([.L69:.P69]))" office:value-type="float" office:value="134.447015586066" calcext:value-type="float">
            <text:p>134.4470155861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70:.F70])" office:value-type="float" office:value="2100" calcext:value-type="float">
            <text:p>2100</text:p>
          </table:table-cell>
          <table:table-cell table:formula="of:=STDEV([.B70:.F70])/SQRT(COUNT([.B70:.F70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756" calcext:value-type="float">
            <text:p>2756</text:p>
          </table:table-cell>
          <table:table-cell office:value-type="float" office:value="1221" calcext:value-type="float">
            <text:p>1221</text:p>
          </table:table-cell>
          <table:table-cell office:value-type="float" office:value="1321" calcext:value-type="float">
            <text:p>1321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70:.P70])" office:value-type="float" office:value="1748.8" calcext:value-type="float">
            <text:p>1748.8</text:p>
          </table:table-cell>
          <table:table-cell table:formula="of:=STDEV([.L70:.P70])/SQRT(COUNT([.L70:.P70]))" office:value-type="float" office:value="274.556624396499" calcext:value-type="float">
            <text:p>274.556624396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099" calcext:value-type="float">
            <text:p>2099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71:.F71])" office:value-type="float" office:value="2099.8" calcext:value-type="float">
            <text:p>2099.8</text:p>
          </table:table-cell>
          <table:table-cell table:formula="of:=STDEV([.B71:.F71])/SQRT(COUNT([.B71:.F71]))" office:value-type="float" office:value="0.2" calcext:value-type="float">
            <text:p>0.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  <table:table-cell office:value-type="float" office:value="1971" calcext:value-type="float">
            <text:p>197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1:.P71])" office:value-type="float" office:value="1675" calcext:value-type="float">
            <text:p>1675</text:p>
          </table:table-cell>
          <table:table-cell table:formula="of:=STDEV([.L71:.P71])/SQRT(COUNT([.L71:.P71]))" office:value-type="float" office:value="185.993279448479" calcext:value-type="float">
            <text:p>185.99327944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395" calcext:value-type="float">
            <text:p>1395</text:p>
          </table:table-cell>
          <table:table-cell office:value-type="float" office:value="691" calcext:value-type="float">
            <text:p>691</text:p>
          </table:table-cell>
          <table:table-cell office:value-type="float" office:value="1779" calcext:value-type="float">
            <text:p>1779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table:formula="of:=AVERAGE([.B72:.F72])" office:value-type="float" office:value="1446.4" calcext:value-type="float">
            <text:p>1446.4</text:p>
          </table:table-cell>
          <table:table-cell table:formula="of:=STDEV([.B72:.F72])/SQRT(COUNT([.B72:.F72]))" office:value-type="float" office:value="239.089021077924" calcext:value-type="float">
            <text:p>239.0890210779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806" calcext:value-type="float">
            <text:p>1806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72:.P72])" office:value-type="float" office:value="1604.6" calcext:value-type="float">
            <text:p>1604.6</text:p>
          </table:table-cell>
          <table:table-cell table:formula="of:=STDEV([.L72:.P72])/SQRT(COUNT([.L72:.P72]))" office:value-type="float" office:value="108.110869018799" calcext:value-type="float">
            <text:p>108.1108690188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1747" calcext:value-type="float">
            <text:p>1747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3:.F73])" office:value-type="float" office:value="1478.6" calcext:value-type="float">
            <text:p>1478.6</text:p>
          </table:table-cell>
          <table:table-cell table:formula="of:=STDEV([.B73:.F73])/SQRT(COUNT([.B73:.F73]))" office:value-type="float" office:value="315.295512178654" calcext:value-type="float">
            <text:p>315.295512178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1606" calcext:value-type="float">
            <text:p>1606</text:p>
          </table:table-cell>
          <table:table-cell office:value-type="float" office:value="1521" calcext:value-type="float">
            <text:p>1521</text:p>
          </table:table-cell>
          <table:table-cell office:value-type="float" office:value="1546" calcext:value-type="float">
            <text:p>15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3:.P73])" office:value-type="float" office:value="1450" calcext:value-type="float">
            <text:p>1450</text:p>
          </table:table-cell>
          <table:table-cell table:formula="of:=STDEV([.L73:.P73])/SQRT(COUNT([.L73:.P73]))" office:value-type="float" office:value="83.7764883484621" calcext:value-type="float">
            <text:p>83.7764883485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74:.F74])" office:value-type="float" office:value="1875.8" calcext:value-type="float">
            <text:p>1875.8</text:p>
          </table:table-cell>
          <table:table-cell table:formula="of:=STDEV([.B74:.F74])/SQRT(COUNT([.B74:.F74]))" office:value-type="float" office:value="224.2" calcext:value-type="float">
            <text:p>224.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931" calcext:value-type="float">
            <text:p>1931</text:p>
          </table:table-cell>
          <table:table-cell office:value-type="float" office:value="1721" calcext:value-type="float">
            <text:p>1721</text:p>
          </table:table-cell>
          <table:table-cell office:value-type="float" office:value="996" calcext:value-type="float">
            <text:p>996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AVERAGE([.L74:.P74])" office:value-type="float" office:value="1530" calcext:value-type="float">
            <text:p>1530</text:p>
          </table:table-cell>
          <table:table-cell table:formula="of:=STDEV([.L74:.P74])/SQRT(COUNT([.L74:.P74]))" office:value-type="float" office:value="157.626139964157" calcext:value-type="float">
            <text:p>157.6261399642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AVERAGE([.B75:.F75])" office:value-type="float" office:value="1824.6" calcext:value-type="float">
            <text:p>1824.6</text:p>
          </table:table-cell>
          <table:table-cell table:formula="of:=STDEV([.B75:.F75])/SQRT(COUNT([.B75:.F75]))" office:value-type="float" office:value="275.4" calcext:value-type="float">
            <text:p>275.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356" calcext:value-type="float">
            <text:p>1356</text:p>
          </table:table-cell>
          <table:table-cell office:value-type="float" office:value="1561" calcext:value-type="float">
            <text:p>1561</text:p>
          </table:table-cell>
          <table:table-cell office:value-type="float" office:value="1646" calcext:value-type="float">
            <text:p>1646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75:.P75])" office:value-type="float" office:value="1458" calcext:value-type="float">
            <text:p>1458</text:p>
          </table:table-cell>
          <table:table-cell table:formula="of:=STDEV([.L75:.P75])/SQRT(COUNT([.L75:.P75]))" office:value-type="float" office:value="164.290900539257" calcext:value-type="float">
            <text:p>164.2909005393</text:p>
          </table:table-cell>
        </table:table-row>
        <table:table-row table:style-name="ro1">
          <table:table-cell/>
          <table:table-cell table:number-columns-repeated="3" office:value-type="float" office:value="2100" calcext:value-type="float">
            <text:p>2100</text:p>
          </table:table-cell>
          <table:table-cell office:value-type="float" office:value="1107" calcext:value-type="float">
            <text:p>110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6:.F76])" office:value-type="float" office:value="1901.4" calcext:value-type="float">
            <text:p>1901.4</text:p>
          </table:table-cell>
          <table:table-cell table:formula="of:=STDEV([.B76:.F76])/SQRT(COUNT([.B76:.F76]))" office:value-type="float" office:value="198.6" calcext:value-type="float">
            <text:p>198.6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256" calcext:value-type="float">
            <text:p>2256</text:p>
          </table:table-cell>
          <table:table-cell office:value-type="float" office:value="1351" calcext:value-type="float">
            <text:p>1351</text:p>
          </table:table-cell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6:.P76])" office:value-type="float" office:value="1496" calcext:value-type="float">
            <text:p>1496</text:p>
          </table:table-cell>
          <table:table-cell table:formula="of:=STDEV([.L76:.P76])/SQRT(COUNT([.L76:.P76]))" office:value-type="float" office:value="195.971936766467" calcext:value-type="float">
            <text:p>195.9719367665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1299" calcext:value-type="float">
            <text:p>1299</text:p>
          </table:table-cell>
          <table:table-cell table:number-columns-repeated="2"/>
          <table:table-cell table:formula="of:=AVERAGE([.B77:.F77])" office:value-type="float" office:value="1626" calcext:value-type="float">
            <text:p>1626</text:p>
          </table:table-cell>
          <table:table-cell table:formula="of:=STDEV([.B77:.F77])/SQRT(COUNT([.B77:.F77]))" office:value-type="float" office:value="314.641224253911" calcext:value-type="float">
            <text:p>314.6412242539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1771" calcext:value-type="float">
            <text:p>1771</text:p>
          </table:table-cell>
          <table:table-cell office:value-type="float" office:value="1221" calcext:value-type="float">
            <text:p>1221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AVERAGE([.L77:.P77])" office:value-type="float" office:value="1536.8" calcext:value-type="float">
            <text:p>1536.8</text:p>
          </table:table-cell>
          <table:table-cell table:formula="of:=STDEV([.L77:.P77])/SQRT(COUNT([.L77:.P77]))" office:value-type="float" office:value="99.283130490532" calcext:value-type="float">
            <text:p>99.283130490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78:.F78])" office:value-type="float" office:value="1811.6" calcext:value-type="float">
            <text:p>1811.6</text:p>
          </table:table-cell>
          <table:table-cell table:formula="of:=STDEV([.B78:.F78])/SQRT(COUNT([.B78:.F78]))" office:value-type="float" office:value="272.440929377361" calcext:value-type="float">
            <text:p>272.4409293774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1956" calcext:value-type="float">
            <text:p>1956</text:p>
          </table:table-cell>
          <table:table-cell office:value-type="float" office:value="1921" calcext:value-type="float">
            <text:p>1921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78:.P78])" office:value-type="float" office:value="1580" calcext:value-type="float">
            <text:p>1580</text:p>
          </table:table-cell>
          <table:table-cell table:formula="of:=STDEV([.L78:.P78])/SQRT(COUNT([.L78:.P78]))" office:value-type="float" office:value="187.439323515638" calcext:value-type="float">
            <text:p>187.4393235156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79:.F79])" office:value-type="float" office:value="2087" calcext:value-type="float">
            <text:p>2087</text:p>
          </table:table-cell>
          <table:table-cell table:formula="of:=STDEV([.B79:.F79])/SQRT(COUNT([.B79:.F79]))" office:value-type="float" office:value="13" calcext:value-type="float">
            <text:p>13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2101" calcext:value-type="float">
            <text:p>2101</text:p>
          </table:table-cell>
          <table:table-cell office:value-type="float" office:value="1596" calcext:value-type="float">
            <text:p>1596</text:p>
          </table:table-cell>
          <table:table-cell office:value-type="float" office:value="1846" calcext:value-type="float">
            <text:p>1846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formula="of:=AVERAGE([.L79:.P79])" office:value-type="float" office:value="1684" calcext:value-type="float">
            <text:p>1684</text:p>
          </table:table-cell>
          <table:table-cell table:formula="of:=STDEV([.L79:.P79])/SQRT(COUNT([.L79:.P79]))" office:value-type="float" office:value="160.861741877924" calcext:value-type="float">
            <text:p>160.861741877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3" office:value-type="float" office:value="2100" calcext:value-type="float">
            <text:p>2100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AVERAGE([.B80:.F80])" office:value-type="float" office:value="1638.8" calcext:value-type="float">
            <text:p>1638.8</text:p>
          </table:table-cell>
          <table:table-cell table:formula="of:=STDEV([.B80:.F80])/SQRT(COUNT([.B80:.F80]))" office:value-type="float" office:value="282.607395515404" calcext:value-type="float">
            <text:p>282.6073955154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1471" calcext:value-type="float">
            <text:p>1471</text:p>
          </table:table-cell>
          <table:table-cell office:value-type="float" office:value="1266" calcext:value-type="float">
            <text:p>1266</text:p>
          </table:table-cell>
          <table:table-cell office:value-type="float" office:value="1446" calcext:value-type="float">
            <text:p>1446</text:p>
          </table:table-cell>
          <table:table-cell office:value-type="float" office:value="1331" calcext:value-type="float">
            <text:p>1331</text:p>
          </table:table-cell>
          <table:table-cell table:number-columns-repeated="2"/>
          <table:table-cell table:formula="of:=AVERAGE([.L80:.P80])" office:value-type="float" office:value="1516" calcext:value-type="float">
            <text:p>1516</text:p>
          </table:table-cell>
          <table:table-cell table:formula="of:=STDEV([.L80:.P80])/SQRT(COUNT([.L80:.P80]))" office:value-type="float" office:value="142.504385897417" calcext:value-type="float">
            <text:p>142.5043858974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63" calcext:value-type="float">
            <text:p>563</text:p>
          </table:table-cell>
          <table:table-cell office:value-type="float" office:value="627" calcext:value-type="float">
            <text:p>627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81:.F81])" office:value-type="float" office:value="1498" calcext:value-type="float">
            <text:p>1498</text:p>
          </table:table-cell>
          <table:table-cell table:formula="of:=STDEV([.B81:.F81])/SQRT(COUNT([.B81:.F81]))" office:value-type="float" office:value="368.787065933717" calcext:value-type="float">
            <text:p>368.7870659337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381" calcext:value-type="float">
            <text:p>1381</text:p>
          </table:table-cell>
          <table:table-cell office:value-type="float" office:value="1271" calcext:value-type="float">
            <text:p>1271</text:p>
          </table:table-cell>
          <table:table-cell office:value-type="float" office:value="1846" calcext:value-type="float">
            <text:p>18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81:.P81])" office:value-type="float" office:value="1580" calcext:value-type="float">
            <text:p>1580</text:p>
          </table:table-cell>
          <table:table-cell table:formula="of:=STDEV([.L81:.P81])/SQRT(COUNT([.L81:.P81]))" office:value-type="float" office:value="133.261022058215" calcext:value-type="float">
            <text:p>133.2610220582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formula="of:=AVERAGE([.B82:.F82])" office:value-type="float" office:value="1542.8" calcext:value-type="float">
            <text:p>1542.8</text:p>
          </table:table-cell>
          <table:table-cell table:formula="of:=STDEV([.B82:.F82])/SQRT(COUNT([.B82:.F82]))" office:value-type="float" office:value="347.495812924415" calcext:value-type="float">
            <text:p>347.4958129244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float" office:value="2306" calcext:value-type="float">
            <text:p>2306</text:p>
          </table:table-cell>
          <table:table-cell office:value-type="float" office:value="1876" calcext:value-type="float">
            <text:p>1876</text:p>
          </table:table-cell>
          <table:table-cell office:value-type="float" office:value="1971" calcext:value-type="float">
            <text:p>1971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table:formula="of:=AVERAGE([.L82:.P82])" office:value-type="float" office:value="1830" calcext:value-type="float">
            <text:p>1830</text:p>
          </table:table-cell>
          <table:table-cell table:formula="of:=STDEV([.L82:.P82])/SQRT(COUNT([.L82:.P82]))" office:value-type="float" office:value="171.168046083374" calcext:value-type="float">
            <text:p>171.1680460834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3:.F83])" office:value-type="float" office:value="2100" calcext:value-type="float">
            <text:p>2100</text:p>
          </table:table-cell>
          <table:table-cell table:formula="of:=STDEV([.B83:.F83])/SQRT(COUNT([.B83:.F83]))" office:value-type="float" office:value="0" calcext:value-type="float">
            <text:p>0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float" office:value="1356" calcext:value-type="float">
            <text:p>1356</text:p>
          </table:table-cell>
          <table:table-cell office:value-type="float" office:value="1716" calcext:value-type="float">
            <text:p>1716</text:p>
          </table:table-cell>
          <table:table-cell office:value-type="float" office:value="1321" calcext:value-type="float">
            <text:p>13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83:.P83])" office:value-type="float" office:value="1497" calcext:value-type="float">
            <text:p>1497</text:p>
          </table:table-cell>
          <table:table-cell table:formula="of:=STDEV([.L83:.P83])/SQRT(COUNT([.L83:.P83]))" office:value-type="float" office:value="93.7603327639146" calcext:value-type="float">
            <text:p>93.7603327639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4:.F84])" office:value-type="float" office:value="1818.2" calcext:value-type="float">
            <text:p>1818.2</text:p>
          </table:table-cell>
          <table:table-cell table:formula="of:=STDEV([.B84:.F84])/SQRT(COUNT([.B84:.F84]))" office:value-type="float" office:value="281.8" calcext:value-type="float">
            <text:p>281.8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886" calcext:value-type="float">
            <text:p>1886</text:p>
          </table:table-cell>
          <table:table-cell office:value-type="float" office:value="1021" calcext:value-type="float">
            <text:p>1021</text:p>
          </table:table-cell>
          <table:table-cell office:value-type="float" office:value="1321" calcext:value-type="float">
            <text:p>1321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table:formula="of:=AVERAGE([.L84:.P84])" office:value-type="float" office:value="1449" calcext:value-type="float">
            <text:p>1449</text:p>
          </table:table-cell>
          <table:table-cell table:formula="of:=STDEV([.L84:.P84])/SQRT(COUNT([.L84:.P84]))" office:value-type="float" office:value="159.754499154171" calcext:value-type="float">
            <text:p>159.7544991542</text:p>
          </table:table-cell>
        </table:table-row>
        <table:table-row table:style-name="ro1">
          <table:table-cell/>
          <table:table-cell table:number-columns-repeated="4" office:value-type="float" office:value="2100" calcext:value-type="float">
            <text:p>2100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AVERAGE([.B85:.F85])" office:value-type="float" office:value="1799" calcext:value-type="float">
            <text:p>1799</text:p>
          </table:table-cell>
          <table:table-cell table:formula="of:=STDEV([.B85:.F85])/SQRT(COUNT([.B85:.F85]))" office:value-type="float" office:value="301" calcext:value-type="float">
            <text:p>30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06" calcext:value-type="float">
            <text:p>2006</text:p>
          </table:table-cell>
          <table:table-cell office:value-type="float" office:value="1921" calcext:value-type="float">
            <text:p>1921</text:p>
          </table:table-cell>
          <table:table-cell office:value-type="float" office:value="1321" calcext:value-type="float">
            <text:p>1321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AVERAGE([.L85:.P85])" office:value-type="float" office:value="1580" calcext:value-type="float">
            <text:p>1580</text:p>
          </table:table-cell>
          <table:table-cell table:formula="of:=STDEV([.L85:.P85])/SQRT(COUNT([.L85:.P85]))" office:value-type="float" office:value="159.987499511681" calcext:value-type="float">
            <text:p>159.987499511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86:.F86])" office:value-type="float" office:value="2100" calcext:value-type="float">
            <text:p>2100</text:p>
          </table:table-cell>
          <table:table-cell table:formula="of:=STDEV([.B86:.F86])/SQRT(COUNT([.B86:.F86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706" calcext:value-type="float">
            <text:p>1706</text:p>
          </table:table-cell>
          <table:table-cell office:value-type="float" office:value="1196" calcext:value-type="float">
            <text:p>1196</text:p>
          </table:table-cell>
          <table:table-cell office:value-type="float" office:value="1846" calcext:value-type="float">
            <text:p>184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86:.P86])" office:value-type="float" office:value="1475" calcext:value-type="float">
            <text:p>1475</text:p>
          </table:table-cell>
          <table:table-cell table:formula="of:=STDEV([.L86:.P86])/SQRT(COUNT([.L86:.P86]))" office:value-type="float" office:value="210.727311946031" calcext:value-type="float">
            <text:p>210.72731194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AVERAGE([.B87:.F87])" office:value-type="float" office:value="1773.2" calcext:value-type="float">
            <text:p>1773.2</text:p>
          </table:table-cell>
          <table:table-cell table:formula="of:=STDEV([.B87:.F87])/SQRT(COUNT([.B87:.F87]))" office:value-type="float" office:value="267.225260781985" calcext:value-type="float">
            <text:p>267.225260782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2016" calcext:value-type="float">
            <text:p>2016</text:p>
          </table:table-cell>
          <table:table-cell office:value-type="float" office:value="1676" calcext:value-type="float">
            <text:p>1676</text:p>
          </table:table-cell>
          <table:table-cell office:value-type="float" office:value="1521" calcext:value-type="float">
            <text:p>1521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AVERAGE([.L87:.P87])" office:value-type="float" office:value="1608" calcext:value-type="float">
            <text:p>1608</text:p>
          </table:table-cell>
          <table:table-cell table:formula="of:=STDEV([.L87:.P87])/SQRT(COUNT([.L87:.P87]))" office:value-type="float" office:value="202.661047071212" calcext:value-type="float">
            <text:p>202.6610470712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00" calcext:value-type="float">
            <text:p>210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2100" calcext:value-type="float">
            <text:p>2100</text:p>
          </table:table-cell>
          <table:table-cell table:number-columns-repeated="2"/>
          <table:table-cell table:formula="of:=AVERAGE([.B88:.F88])" office:value-type="float" office:value="1504.4" calcext:value-type="float">
            <text:p>1504.4</text:p>
          </table:table-cell>
          <table:table-cell table:formula="of:=STDEV([.B88:.F88])/SQRT(COUNT([.B88:.F88]))" office:value-type="float" office:value="368.951026560437" calcext:value-type="float">
            <text:p>368.9510265604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2331" calcext:value-type="float">
            <text:p>2331</text:p>
          </table:table-cell>
          <table:table-cell office:value-type="float" office:value="1296" calcext:value-type="float">
            <text:p>1296</text:p>
          </table:table-cell>
          <table:table-cell office:value-type="float" office:value="1546" calcext:value-type="float">
            <text:p>15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88:.P88])" office:value-type="float" office:value="1655" calcext:value-type="float">
            <text:p>1655</text:p>
          </table:table-cell>
          <table:table-cell table:formula="of:=STDEV([.L88:.P88])/SQRT(COUNT([.L88:.P88]))" office:value-type="float" office:value="177.365441955303" calcext:value-type="float">
            <text:p>177.3654419553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89:.F89])" office:value-type="float" office:value="1786.2" calcext:value-type="float">
            <text:p>1786.2</text:p>
          </table:table-cell>
          <table:table-cell table:formula="of:=STDEV([.B89:.F89])/SQRT(COUNT([.B89:.F89]))" office:value-type="float" office:value="313.8" calcext:value-type="float">
            <text:p>313.8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2106" calcext:value-type="float">
            <text:p>2106</text:p>
          </table:table-cell>
          <table:table-cell office:value-type="float" office:value="1151" calcext:value-type="float">
            <text:p>1151</text:p>
          </table:table-cell>
          <table:table-cell office:value-type="float" office:value="1421" calcext:value-type="float">
            <text:p>14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89:.P89])" office:value-type="float" office:value="1507" calcext:value-type="float">
            <text:p>1507</text:p>
          </table:table-cell>
          <table:table-cell table:formula="of:=STDEV([.L89:.P89])/SQRT(COUNT([.L89:.P89]))" office:value-type="float" office:value="160.587982115724" calcext:value-type="float">
            <text:p>160.5879821157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0:.F90])" office:value-type="float" office:value="1786.2" calcext:value-type="float">
            <text:p>1786.2</text:p>
          </table:table-cell>
          <table:table-cell table:formula="of:=STDEV([.B90:.F90])/SQRT(COUNT([.B90:.F90]))" office:value-type="float" office:value="313.8" calcext:value-type="float">
            <text:p>313.8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606" calcext:value-type="float">
            <text:p>1606</text:p>
          </table:table-cell>
          <table:table-cell office:value-type="float" office:value="1206" calcext:value-type="float">
            <text:p>1206</text:p>
          </table:table-cell>
          <table:table-cell office:value-type="float" office:value="1746" calcext:value-type="float">
            <text:p>1746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AVERAGE([.L90:.P90])" office:value-type="float" office:value="1553" calcext:value-type="float">
            <text:p>1553</text:p>
          </table:table-cell>
          <table:table-cell table:formula="of:=STDEV([.L90:.P90])/SQRT(COUNT([.L90:.P90]))" office:value-type="float" office:value="141.45317246354" calcext:value-type="float">
            <text:p>141.4531724635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2"/>
          <table:table-cell table:formula="of:=AVERAGE([.B91:.F91])" office:value-type="float" office:value="1831" calcext:value-type="float">
            <text:p>1831</text:p>
          </table:table-cell>
          <table:table-cell table:formula="of:=STDEV([.B91:.F91])/SQRT(COUNT([.B91:.F91]))" office:value-type="float" office:value="269" calcext:value-type="float">
            <text:p>269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float" office:value="2131" calcext:value-type="float">
            <text:p>2131</text:p>
          </table:table-cell>
          <table:table-cell office:value-type="float" office:value="1366" calcext:value-type="float">
            <text:p>1366</text:p>
          </table:table-cell>
          <table:table-cell office:value-type="float" office:value="1646" calcext:value-type="float">
            <text:p>164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AVERAGE([.L91:.P91])" office:value-type="float" office:value="1494" calcext:value-type="float">
            <text:p>1494</text:p>
          </table:table-cell>
          <table:table-cell table:formula="of:=STDEV([.L91:.P91])/SQRT(COUNT([.L91:.P91]))" office:value-type="float" office:value="218.669842456613" calcext:value-type="float">
            <text:p>218.6698424566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AVERAGE([.B92:.F92])" office:value-type="float" office:value="1337.8" calcext:value-type="float">
            <text:p>1337.8</text:p>
          </table:table-cell>
          <table:table-cell table:formula="of:=STDEV([.B92:.F92])/SQRT(COUNT([.B92:.F92]))" office:value-type="float" office:value="349.355606796284" calcext:value-type="float">
            <text:p>349.3556067963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1281" calcext:value-type="float">
            <text:p>1281</text:p>
          </table:table-cell>
          <table:table-cell office:value-type="float" office:value="2116" calcext:value-type="float">
            <text:p>2116</text:p>
          </table:table-cell>
          <table:table-cell office:value-type="float" office:value="1741" calcext:value-type="float">
            <text:p>1741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formula="of:=AVERAGE([.L92:.P92])" office:value-type="float" office:value="1638" calcext:value-type="float">
            <text:p>1638</text:p>
          </table:table-cell>
          <table:table-cell table:formula="of:=STDEV([.L92:.P92])/SQRT(COUNT([.L92:.P92]))" office:value-type="float" office:value="192.928743322502" calcext:value-type="float">
            <text:p>192.9287433225</text:p>
          </table:table-cell>
        </table:table-row>
        <table:table-row table:style-name="ro1">
          <table:table-cell/>
          <table:table-cell table:number-columns-repeated="2"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 office:value-type="float" office:value="1075" calcext:value-type="float">
            <text:p>1075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table:formula="of:=AVERAGE([.B93:.F93])" office:value-type="float" office:value="1568.2" calcext:value-type="float">
            <text:p>1568.2</text:p>
          </table:table-cell>
          <table:table-cell table:formula="of:=STDEV([.B93:.F93])/SQRT(COUNT([.B93:.F93]))" office:value-type="float" office:value="324.234082107357" calcext:value-type="float">
            <text:p>324.2340821074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2031" calcext:value-type="float">
            <text:p>2031</text:p>
          </table:table-cell>
          <table:table-cell office:value-type="float" office:value="2026" calcext:value-type="float">
            <text:p>2026</text:p>
          </table:table-cell>
          <table:table-cell office:value-type="float" office:value="1221" calcext:value-type="float">
            <text:p>122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93:.P93])" office:value-type="float" office:value="1648" calcext:value-type="float">
            <text:p>1648</text:p>
          </table:table-cell>
          <table:table-cell table:formula="of:=STDEV([.L93:.P93])/SQRT(COUNT([.L93:.P93]))" office:value-type="float" office:value="167.172067044707" calcext:value-type="float">
            <text:p>167.172067044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4:.F94])" office:value-type="float" office:value="2100" calcext:value-type="float">
            <text:p>2100</text:p>
          </table:table-cell>
          <table:table-cell table:formula="of:=STDEV([.B94:.F94])/SQRT(COUNT([.B94:.F94]))" office:value-type="float" office:value="0" calcext:value-type="float">
            <text:p>0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1806" calcext:value-type="float">
            <text:p>1806</text:p>
          </table:table-cell>
          <table:table-cell office:value-type="float" office:value="1496" calcext:value-type="float">
            <text:p>1496</text:p>
          </table:table-cell>
          <table:table-cell office:value-type="float" office:value="1646" calcext:value-type="float">
            <text:p>1646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AVERAGE([.L94:.P94])" office:value-type="float" office:value="1615" calcext:value-type="float">
            <text:p>1615</text:p>
          </table:table-cell>
          <table:table-cell table:formula="of:=STDEV([.L94:.P94])/SQRT(COUNT([.L94:.P94]))" office:value-type="float" office:value="104.048065815757" calcext:value-type="float">
            <text:p>104.0480658158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2100" calcext:value-type="float">
            <text:p>2100</text:p>
          </table:table-cell>
          <table:table-cell office:value-type="float" office:value="1907" calcext:value-type="float">
            <text:p>1907</text:p>
          </table:table-cell>
          <table:table-cell office:value-type="float" office:value="2100" calcext:value-type="float">
            <text:p>2100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table:formula="of:=AVERAGE([.B95:.F95])" office:value-type="float" office:value="1632.2" calcext:value-type="float">
            <text:p>1632.2</text:p>
          </table:table-cell>
          <table:table-cell table:formula="of:=STDEV([.B95:.F95])/SQRT(COUNT([.B95:.F95]))" office:value-type="float" office:value="318.156785249034" calcext:value-type="float">
            <text:p>318.156785249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float" office:value="1681" calcext:value-type="float">
            <text:p>1681</text:p>
          </table:table-cell>
          <table:table-cell office:value-type="float" office:value="1171" calcext:value-type="float">
            <text:p>1171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AVERAGE([.L95:.P95])" office:value-type="float" office:value="1533.8" calcext:value-type="float">
            <text:p>1533.8</text:p>
          </table:table-cell>
          <table:table-cell table:formula="of:=STDEV([.L95:.P95])/SQRT(COUNT([.L95:.P95]))" office:value-type="float" office:value="93.9805298984848" calcext:value-type="float">
            <text:p>93.98052989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971" calcext:value-type="float">
            <text:p>1971</text:p>
          </table:table-cell>
          <table:table-cell office:value-type="float" office:value="2100" calcext:value-type="float">
            <text:p>2100</text:p>
          </table:table-cell>
          <table:table-cell office:value-type="float" office:value="371" calcext:value-type="float">
            <text:p>371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table:formula="of:=AVERAGE([.B96:.F96])" office:value-type="float" office:value="1728.4" calcext:value-type="float">
            <text:p>1728.4</text:p>
          </table:table-cell>
          <table:table-cell table:formula="of:=STDEV([.B96:.F96])/SQRT(COUNT([.B96:.F96]))" office:value-type="float" office:value="340.268217734187" calcext:value-type="float">
            <text:p>340.268217734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2056" calcext:value-type="float">
            <text:p>2056</text:p>
          </table:table-cell>
          <table:table-cell office:value-type="float" office:value="1721" calcext:value-type="float">
            <text:p>1721</text:p>
          </table:table-cell>
          <table:table-cell office:value-type="float" office:value="2171" calcext:value-type="float">
            <text:p>2171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AVERAGE([.L96:.P96])" office:value-type="float" office:value="1780" calcext:value-type="float">
            <text:p>1780</text:p>
          </table:table-cell>
          <table:table-cell table:formula="of:=STDEV([.L96:.P96])/SQRT(COUNT([.L96:.P96]))" office:value-type="float" office:value="145.502577296761" calcext:value-type="float">
            <text:p>145.502577296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97:.F97])" office:value-type="float" office:value="1824.6" calcext:value-type="float">
            <text:p>1824.6</text:p>
          </table:table-cell>
          <table:table-cell table:formula="of:=STDEV([.B97:.F97])/SQRT(COUNT([.B97:.F97]))" office:value-type="float" office:value="275.4" calcext:value-type="float">
            <text:p>275.4</text:p>
          </table:table-cell>
          <table:table-cell/>
          <table:table-cell office:value-type="float" office:value="1846" calcext:value-type="float">
            <text:p>1846</text:p>
          </table:table-cell>
          <table:table-cell office:value-type="float" office:value="2856" calcext:value-type="float">
            <text:p>2856</text:p>
          </table:table-cell>
          <table:table-cell office:value-type="float" office:value="971" calcext:value-type="float">
            <text:p>971</text:p>
          </table:table-cell>
          <table:table-cell office:value-type="float" office:value="1771" calcext:value-type="float">
            <text:p>1771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AVERAGE([.L97:.P97])" office:value-type="float" office:value="1760" calcext:value-type="float">
            <text:p>1760</text:p>
          </table:table-cell>
          <table:table-cell table:formula="of:=STDEV([.L97:.P97])/SQRT(COUNT([.L97:.P97]))" office:value-type="float" office:value="315.790278507746" calcext:value-type="float">
            <text:p>315.7902785077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8:.F98])" office:value-type="float" office:value="2100" calcext:value-type="float">
            <text:p>2100</text:p>
          </table:table-cell>
          <table:table-cell table:formula="of:=STDEV([.B98:.F98])/SQRT(COUNT([.B98:.F98]))" office:value-type="float" office:value="0" calcext:value-type="float">
            <text:p>0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856" calcext:value-type="float">
            <text:p>1856</text:p>
          </table:table-cell>
          <table:table-cell office:value-type="float" office:value="1576" calcext:value-type="float">
            <text:p>1576</text:p>
          </table:table-cell>
          <table:table-cell office:value-type="float" office:value="1746" calcext:value-type="float">
            <text:p>1746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AVERAGE([.L98:.P98])" office:value-type="float" office:value="1596" calcext:value-type="float">
            <text:p>1596</text:p>
          </table:table-cell>
          <table:table-cell table:formula="of:=STDEV([.L98:.P98])/SQRT(COUNT([.L98:.P98]))" office:value-type="float" office:value="91.4740400332247" calcext:value-type="float">
            <text:p>91.4740400332</text:p>
          </table:table-cell>
        </table:table-row>
        <table:table-row table:style-name="ro1">
          <table:table-cell/>
          <table:table-cell table:number-columns-repeated="5" office:value-type="float" office:value="2100" calcext:value-type="float">
            <text:p>2100</text:p>
          </table:table-cell>
          <table:table-cell table:number-columns-repeated="2"/>
          <table:table-cell table:formula="of:=AVERAGE([.B99:.F99])" office:value-type="float" office:value="2100" calcext:value-type="float">
            <text:p>2100</text:p>
          </table:table-cell>
          <table:table-cell table:formula="of:=STDEV([.B99:.F99])/SQRT(COUNT([.B99:.F99]))" office:value-type="float" office:value="0" calcext:value-type="float">
            <text:p>0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office:value-type="float" office:value="1971" calcext:value-type="float">
            <text:p>1971</text:p>
          </table:table-cell>
          <table:table-cell office:value-type="float" office:value="1646" calcext:value-type="float">
            <text:p>1646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AVERAGE([.L99:.P99])" office:value-type="float" office:value="1640" calcext:value-type="float">
            <text:p>1640</text:p>
          </table:table-cell>
          <table:table-cell table:formula="of:=STDEV([.L99:.P99])/SQRT(COUNT([.L99:.P99]))" office:value-type="float" office:value="87.3269717784832" calcext:value-type="float">
            <text:p>87.326971778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075" calcext:value-type="float">
            <text:p>1075</text:p>
          </table:table-cell>
          <table:table-cell table:number-columns-repeated="3" office:value-type="float" office:value="2100" calcext:value-type="float">
            <text:p>2100</text:p>
          </table:table-cell>
          <table:table-cell table:number-columns-repeated="2"/>
          <table:table-cell table:formula="of:=AVERAGE([.B100:.F100])" office:value-type="float" office:value="1895" calcext:value-type="float">
            <text:p>1895</text:p>
          </table:table-cell>
          <table:table-cell table:formula="of:=STDEV([.B100:.F100])/SQRT(COUNT([.B100:.F100]))" office:value-type="float" office:value="205" calcext:value-type="float">
            <text:p>205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1731" calcext:value-type="float">
            <text:p>1731</text:p>
          </table:table-cell>
          <table:table-cell office:value-type="float" office:value="1676" calcext:value-type="float">
            <text:p>1676</text:p>
          </table:table-cell>
          <table:table-cell office:value-type="float" office:value="1746" calcext:value-type="float">
            <text:p>1746</text:p>
          </table:table-cell>
          <table:table-cell office:value-type="float" office:value="1456" calcext:value-type="float">
            <text:p>1456</text:p>
          </table:table-cell>
          <table:table-cell table:number-columns-repeated="2"/>
          <table:table-cell table:formula="of:=AVERAGE([.L100:.P100])" office:value-type="float" office:value="1606" calcext:value-type="float">
            <text:p>1606</text:p>
          </table:table-cell>
          <table:table-cell table:formula="of:=STDEV([.L100:.P100])/SQRT(COUNT([.L100:.P100]))" office:value-type="float" office:value="69.5880736908272" calcext:value-type="float">
            <text:p>69.588073690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AVERAGE([.B101:.F101])" office:value-type="float" office:value="1869.2" calcext:value-type="float">
            <text:p>1869.2</text:p>
          </table:table-cell>
          <table:table-cell table:formula="of:=STDEV([.B101:.F101])/SQRT(COUNT([.B101:.F101]))" office:value-type="float" office:value="162.878298124704" calcext:value-type="float">
            <text:p>162.8782981247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float" office:value="2571" calcext:value-type="float">
            <text:p>2571</text:p>
          </table:table-cell>
          <table:table-cell office:value-type="float" office:value="971" calcext:value-type="float">
            <text:p>971</text:p>
          </table:table-cell>
          <table:table-cell office:value-type="float" office:value="1746" calcext:value-type="float">
            <text:p>1746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AVERAGE([.L101:.P101])" office:value-type="float" office:value="1543" calcext:value-type="float">
            <text:p>1543</text:p>
          </table:table-cell>
          <table:table-cell table:formula="of:=STDEV([.L101:.P101])/SQRT(COUNT([.L101:.P101]))" office:value-type="float" office:value="295.840328555794" calcext:value-type="float">
            <text:p>295.8403285558</text:p>
          </table:table-cell>
        </table:table-row>
      </table:table>
      <table:table table:name="totals" table:style-name="ta1">
        <table:shapes>
          <draw:frame draw:z-index="0" draw:style-name="gr1" draw:text-style-name="P1" svg:width="15.999cm" svg:height="8.999cm" svg:x="21.519cm" svg:y="7.51cm">
            <draw:object draw:notify-on-update-of-ranges="totals.H1:totals.J1 totals.G2:totals.G2 totals.H2:totals.J2 totals.H3:totals.J3 totals.H3:totals.J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707cm" svg:y="8.387cm">
            <draw:object draw:notify-on-update-of-ranges="totals.B1:totals.B1 totals.C1:totals.E1 totals.B2:totals.B2 totals.C2:totals.E2 totals.C3:totals.E3 totals.C3:totals.E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EALTH GATHERING</text:p>
          </table:table-cell>
          <table:table-cell/>
          <table:table-cell office:value-type="string" calcext:value-type="string">
            <text:p>SupervisedCNN</text:p>
          </table:table-cell>
          <table:table-cell office:value-type="string" calcext:value-type="string">
            <text:p>Full RL</text:p>
          </table:table-cell>
          <table:table-cell office:value-type="string" calcext:value-type="string">
            <text:p>EA solution</text:p>
          </table:table-cell>
          <table:table-cell office:value-type="string" calcext:value-type="string">
            <text:p>PURSUIT_AND_GATHER</text:p>
          </table:table-cell>
          <table:table-cell/>
          <table:table-cell office:value-type="string" calcext:value-type="string">
            <text:p>SupervisedCNN</text:p>
          </table:table-cell>
          <table:table-cell office:value-type="string" calcext:value-type="string">
            <text:p>Full RL</text:p>
          </table:table-cell>
          <table:table-cell office:value-type="string" calcext:value-type="string">
            <text:p>EA solution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supervisedCNN.I2:.I101])" office:value-type="float" office:value="715.648" calcext:value-type="float">
            <text:p>715.648</text:p>
          </table:table-cell>
          <table:table-cell table:formula="of:=AVERAGE([fullRL.I2:.I101])" office:value-type="float" office:value="661.98" calcext:value-type="float">
            <text:p>661.98</text:p>
          </table:table-cell>
          <table:table-cell table:formula="of:=AVERAGE([EAstrategy.I2:.I101])" office:value-type="float" office:value="1793.674" calcext:value-type="float">
            <text:p>1793.674</text:p>
          </table:table-cell>
          <table:table-cell/>
          <table:table-cell office:value-type="string" calcext:value-type="string">
            <text:p>Average</text:p>
          </table:table-cell>
          <table:table-cell table:formula="of:=AVERAGE([supervisedCNN.S2:.S101])" office:value-type="float" office:value="831.766" calcext:value-type="float">
            <text:p>831.766</text:p>
          </table:table-cell>
          <table:table-cell table:formula="of:=AVERAGE([fullRL.S2:.S101])" office:value-type="float" office:value="1554.438" calcext:value-type="float">
            <text:p>1554.438</text:p>
          </table:table-cell>
          <table:table-cell table:formula="of:=AVERAGE([EAstrategy.S2:.S101])" office:value-type="float" office:value="1569.816" calcext:value-type="float">
            <text:p>1569.816</text:p>
          </table:table-cell>
        </table:table-row>
        <table:table-row table:style-name="ro1">
          <table:table-cell/>
          <table:table-cell office:value-type="string" calcext:value-type="string">
            <text:p>St deviation</text:p>
          </table:table-cell>
          <table:table-cell table:formula="of:=STDEV([supervisedCNN.I2:.I101])" office:value-type="float" office:value="156.805991227531" calcext:value-type="float">
            <text:p>156.8059912275</text:p>
          </table:table-cell>
          <table:table-cell table:formula="of:=STDEV([fullRL.I2:.I101])" office:value-type="float" office:value="147.623842206734" calcext:value-type="float">
            <text:p>147.6238422067</text:p>
          </table:table-cell>
          <table:table-cell table:formula="of:=STDEV([EAstrategy.I2:.I101])" office:value-type="float" office:value="237.210227955003" calcext:value-type="float">
            <text:p>237.210227955</text:p>
          </table:table-cell>
          <table:table-cell/>
          <table:table-cell office:value-type="string" calcext:value-type="string">
            <text:p>St deviation</text:p>
          </table:table-cell>
          <table:table-cell table:formula="of:=STDEV([supervisedCNN.S2:.S101])" office:value-type="float" office:value="41.6232749088946" calcext:value-type="float">
            <text:p>41.6232749089</text:p>
          </table:table-cell>
          <table:table-cell table:formula="of:=STDEV([fullRL.S2:.S101])" office:value-type="float" office:value="114.86336088034" calcext:value-type="float">
            <text:p>114.8633608803</text:p>
          </table:table-cell>
          <table:table-cell table:formula="of:=STDEV([EAstrategy.S2:.S101])" office:value-type="float" office:value="123.752191875293" calcext:value-type="float">
            <text:p>123.7521918753</text:p>
          </table:table-cell>
        </table:table-row>
        <table:table-row table:style-name="ro1" table:number-rows-repeated="3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TES for RL: results consistent with ViZDoom paper (best does reach 2100, but on average it struggles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7:04:17.128287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31T17:12:01.233649224</dc:date>
    <meta:editing-duration>PT1H41M55S</meta:editing-duration>
    <meta:editing-cycles>93</meta:editing-cycles>
    <meta:generator>LibreOffice/4.2.8.2$Linux_X86_64 LibreOffice_project/420m0$Build-2</meta:generator>
    <meta:document-statistic meta:table-count="4" meta:cell-count="4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totals.C3:totals.E3" chart:error-lower-range="totals.C3:totals.E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200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otals.C3:totals.E3" chart:error-lower-range="totals.C3:totals.E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otals.C3:totals.E3" chart:error-lower-range="totals.C3:totals.E3" chart:std-weight="1"/>
      <style:graphic-properties draw:stroke="solid" svg:stroke-width="0cm" svg:stroke-color="#000000" svg:stroke-opacity="7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Health gathering performance</text:p>
        </chart:title>
        <chart:plot-area chart:style-name="ch3" table:cell-range-address="totals.B1:totals.E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C1:totals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C2:totals.E2" chart:label-cell-address="totals.B2:totals.B2" chart:class="chart:bar">
            <chart:error-indicator chart:style-name="ch8" chart:dimension="y"/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C1:totals.E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B2:totals.B2</svg:desc>
                </draw:g>
              </table:table-cell>
              <table:table-cell office:value-type="float" office:value="715.648">
                <text:p>715.648</text:p>
                <draw:g>
                  <svg:desc>totals.C2:totals.E2</svg:desc>
                </draw:g>
              </table:table-cell>
              <table:table-cell office:value-type="float" office:value="661.98">
                <text:p>661.98</text:p>
              </table:table-cell>
              <table:table-cell office:value-type="float" office:value="1793.674">
                <text:p>1793.67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6.805991227531">
                <text:p>156.805991227531</text:p>
                <draw:g>
                  <svg:desc>totals.C3:totals.E3</svg:desc>
                </draw:g>
              </table:table-cell>
              <table:table-cell office:value-type="float" office:value="147.623842206734">
                <text:p>147.623842206734</text:p>
              </table:table-cell>
              <table:table-cell office:value-type="float" office:value="237.210227955003">
                <text:p>237.21022795500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6.805991227531">
                <text:p>156.805991227531</text:p>
                <draw:g>
                  <svg:desc>totals.C3:totals.E3</svg:desc>
                </draw:g>
              </table:table-cell>
              <table:table-cell office:value-type="float" office:value="147.623842206734">
                <text:p>147.623842206734</text:p>
              </table:table-cell>
              <table:table-cell office:value-type="float" office:value="237.210227955003">
                <text:p>237.210227955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totals.H3:totals.J3" chart:error-lower-range="totals.H3:totals.J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otals.H3:totals.J3" chart:error-lower-range="totals.H3:totals.J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otals.H3:totals.J3" chart:error-lower-range="totals.H3:totals.J3" chart:std-weight="1"/>
      <style:graphic-properties draw:stroke="solid" svg:stroke-width="0.03cm" svg:stroke-color="#000000" svg:stroke-opacity="7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Pursuit and gather performance</text:p>
        </chart:title>
        <chart:plot-area chart:style-name="ch3" table:cell-range-address="totals.G1:totals.J2" chart:data-source-has-labels="both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totals.H1:totals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H2:totals.J2" chart:label-cell-address="totals.G2:totals.G2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visedCNN</text:p>
                <draw:g>
                  <svg:desc>totals.H1:totals.J1</svg:desc>
                </draw:g>
              </table:table-cell>
              <table:table-cell office:value-type="string">
                <text:p>Full RL</text:p>
              </table:table-cell>
              <table:table-cell office:value-type="string">
                <text:p>EA solution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totals.G2:totals.G2</svg:desc>
                </draw:g>
              </table:table-cell>
              <table:table-cell office:value-type="float" office:value="831.766">
                <text:p>831.766</text:p>
                <draw:g>
                  <svg:desc>totals.H2:totals.J2</svg:desc>
                </draw:g>
              </table:table-cell>
              <table:table-cell office:value-type="float" office:value="1554.438">
                <text:p>1554.438</text:p>
              </table:table-cell>
              <table:table-cell office:value-type="float" office:value="1569.816">
                <text:p>1569.81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1.6232749088946">
                <text:p>41.6232749088946</text:p>
                <draw:g>
                  <svg:desc>totals.H3:totals.J3</svg:desc>
                </draw:g>
              </table:table-cell>
              <table:table-cell office:value-type="float" office:value="114.86336088034">
                <text:p>114.86336088034</text:p>
              </table:table-cell>
              <table:table-cell office:value-type="float" office:value="123.752191875293">
                <text:p>123.75219187529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1.6232749088946">
                <text:p>41.6232749088946</text:p>
                <draw:g>
                  <svg:desc>totals.H3:totals.J3</svg:desc>
                </draw:g>
              </table:table-cell>
              <table:table-cell office:value-type="float" office:value="114.86336088034">
                <text:p>114.86336088034</text:p>
              </table:table-cell>
              <table:table-cell office:value-type="float" office:value="123.752191875293">
                <text:p>123.752191875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